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4cm"/>
    </style:style>
    <style:style style:name="co2" style:family="table-column">
      <style:table-column-properties fo:break-before="auto" style:column-width="1.993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6.041cm"/>
    </style:style>
    <style:style style:name="co6" style:family="table-column">
      <style:table-column-properties fo:break-before="auto" style:column-width="2.145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5.022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2.829cm"/>
    </style:style>
    <style:style style:name="co14" style:family="table-column">
      <style:table-column-properties fo:break-before="auto" style:column-width="4.777cm"/>
    </style:style>
    <style:style style:name="co15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" style:family="table-cell" style:parent-style-name="Default" style:data-style-name="N1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 style:data-style-name="N2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>
        <table:iteration table:status="enable" table:steps="1" table:maximum-difference="2"/>
      </table:calculation-settings>
      <table:table table:name="Facturació" table:style-name="ta1" table:print="false"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229" table:default-cell-style-name="ce2"/>
        <table:table-column table:style-name="co8" table:number-columns-repeated="786" table:default-cell-style-name="ce2"/>
        <table:table-row table:style-name="ro1">
          <table:table-cell table:style-name="ce1" office:value-type="string">
            <text:p>codi_client</text:p>
          </table:table-cell>
          <table:table-cell table:style-name="ce5" office:value-type="string">
            <text:p>factura</text:p>
          </table:table-cell>
          <table:table-cell table:style-name="ce6" office:value-type="string">
            <text:p>data_fac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6" office:value-type="string">
            <text:p>f_pag</text:p>
          </table:table-cell>
          <table:table-cell table:style-name="ce6" office:value-type="string">
            <text:p>import</text:p>
          </table:table-cell>
          <table:table-cell table:style-name="ce14" table:number-columns-repeated="1012"/>
          <table:table-cell/>
        </table:table-row>
        <table:table-row table:style-name="ro1">
          <table:table-cell table:style-name="ce2" office:value-type="string">
            <text:p><text:s text:c="7"/>694</text:p>
          </table:table-cell>
          <table:table-cell office:value-type="string">
            <text:p>F/ 1613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8" office:value-type="string">
            <text:p>00665456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7.39">
            <text:p>32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8</text:p>
          </table:table-cell>
          <table:table-cell office:value-type="string">
            <text:p>F/ 1826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9" office:value-type="string">
            <text:p>02565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0.61">
            <text:p>270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6</text:p>
          </table:table-cell>
          <table:table-cell office:value-type="string">
            <text:p>F/ 1567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9" office:value-type="string">
            <text:p>0260775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49.2">
            <text:p>249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5</text:p>
          </table:table-cell>
          <table:table-cell office:value-type="string">
            <text:p>AB/ 146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9" office:value-type="string">
            <text:p>0266332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5</text:p>
          </table:table-cell>
          <table:table-cell office:value-type="string">
            <text:p>F/ 1811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9" office:value-type="string">
            <text:p>0792711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91">
            <text:p>497,9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85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2.85">
            <text:p>222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5</text:p>
          </table:table-cell>
          <table:table-cell office:value-type="string">
            <text:p>F/ 147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9" office:value-type="string">
            <text:p>1230108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2.46">
            <text:p>322,4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F/ 1730</text:p>
          </table:table-cell>
          <table:table-cell table:style-name="ce7" office:value-type="date" office:date-value="2009-10-03">
            <text:p>03/10/09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9" office:value-type="string">
            <text:p>1230123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654</text:p>
          </table:table-cell>
          <table:table-cell table:style-name="ce7" office:value-type="date" office:date-value="2009-07-12">
            <text:p>12/07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39">
            <text:p>33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66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25.61">
            <text:p>425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85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54">
            <text:p>996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4</text:p>
          </table:table-cell>
          <table:table-cell office:value-type="string">
            <text:p>F/ 1556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9" office:value-type="string">
            <text:p>12301287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.26">
            <text:p>76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4</text:p>
          </table:table-cell>
          <table:table-cell office:value-type="string">
            <text:p>F/ 1523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9" office:value-type="string">
            <text:p>12301876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47">
            <text:p>159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1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0.76">
            <text:p>130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64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7.9">
            <text:p>637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86</text:p>
          </table:table-cell>
          <table:table-cell office:value-type="string">
            <text:p>F/ 1492</text:p>
          </table:table-cell>
          <table:table-cell table:style-name="ce7" office:value-type="date" office:date-value="2009-01-26">
            <text:p>26/01/09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9" office:value-type="string">
            <text:p>123039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04">
            <text:p>331,0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0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9.17">
            <text:p>499,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8</text:p>
          </table:table-cell>
          <table:table-cell office:value-type="string">
            <text:p>AB/ 125</text:p>
          </table:table-cell>
          <table:table-cell table:style-name="ce7" office:value-type="date" office:date-value="2009-04-12">
            <text:p>12/04/09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9" office:value-type="string">
            <text:p>1231205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671.86">
            <text:p>-671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3</text:p>
          </table:table-cell>
          <table:table-cell office:value-type="string">
            <text:p>F/ 1472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9" office:value-type="string">
            <text:p>1232151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91.64">
            <text:p>1991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19</text:p>
          </table:table-cell>
          <table:table-cell table:style-name="ce7" office:value-type="date" office:date-value="2009-09-17">
            <text:p>17/09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37.08">
            <text:p>1337,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F/ 1590</text:p>
          </table:table-cell>
          <table:table-cell table:style-name="ce7" office:value-type="date" office:date-value="2009-04-28">
            <text:p>28/04/0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9" office:value-type="string">
            <text:p>12323438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92">
            <text:p>644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0</text:p>
          </table:table-cell>
          <table:table-cell office:value-type="string">
            <text:p>F/ 1503</text:p>
          </table:table-cell>
          <table:table-cell table:style-name="ce7" office:value-type="date" office:date-value="2009-02-17">
            <text:p>17/02/09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9" office:value-type="string">
            <text:p>1232347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1.47">
            <text:p>311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70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39">
            <text:p>33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26</text:p>
          </table:table-cell>
          <table:table-cell office:value-type="string">
            <text:p>F/ 1849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9" office:value-type="string">
            <text:p>1232371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38.42">
            <text:p>63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49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64.36">
            <text:p>664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3</text:p>
          </table:table-cell>
          <table:table-cell office:value-type="string">
            <text:p>F/ 1854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9" office:value-type="string">
            <text:p>1232621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01.68">
            <text:p>101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2</text:p>
          </table:table-cell>
          <table:table-cell office:value-type="string">
            <text:p>F/ 1858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9" office:value-type="string">
            <text:p>1233847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93">
            <text:p>318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55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0.38">
            <text:p>650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77</text:p>
          </table:table-cell>
          <table:table-cell table:style-name="ce7" office:value-type="date" office:date-value="2009-12-31">
            <text:p>31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6.54">
            <text:p>656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6</text:p>
          </table:table-cell>
          <table:table-cell office:value-type="string">
            <text:p>F/ 149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9" office:value-type="string">
            <text:p>123456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54.85">
            <text:p>1154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47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1">
            <text:p>168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2</text:p>
          </table:table-cell>
          <table:table-cell office:value-type="string">
            <text:p>F/ 1539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9" office:value-type="string">
            <text:p>1234569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5.14">
            <text:p>765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F/ 1673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9" office:value-type="string">
            <text:p>12348927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27">
            <text:p>993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F/ 1461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9" office:value-type="string">
            <text:p>1235202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5.74">
            <text:p>325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0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8">
            <text:p>167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4</text:p>
          </table:table-cell>
          <table:table-cell office:value-type="string">
            <text:p>F/ 1605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9" office:value-type="string">
            <text:p>12352514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4">
            <text:p>1309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45</text:p>
          </table:table-cell>
          <table:table-cell table:style-name="ce7" office:value-type="date" office:date-value="2009-12-18">
            <text:p>18/1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2.08">
            <text:p>-332,0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F/ 1784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9" office:value-type="string">
            <text:p>1235253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7.15">
            <text:p>107,1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1</text:p>
          </table:table-cell>
          <table:table-cell office:value-type="string">
            <text:p>F/ 1822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9" office:value-type="string">
            <text:p>12354723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2">
            <text:p>49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1</text:p>
          </table:table-cell>
          <table:table-cell office:value-type="string">
            <text:p>F/ 1617</text:p>
          </table:table-cell>
          <table:table-cell table:style-name="ce7" office:value-type="date" office:date-value="2009-05-16">
            <text:p>16/05/09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9" office:value-type="string">
            <text:p>1235476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4.93">
            <text:p>324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1</text:p>
          </table:table-cell>
          <table:table-cell table:style-name="ce7" office:value-type="date" office:date-value="2009-06-18">
            <text:p>18/06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8.38">
            <text:p>328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65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3">
            <text:p>160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1</text:p>
          </table:table-cell>
          <table:table-cell office:value-type="string">
            <text:p>AB/ 137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9" office:value-type="string">
            <text:p>12354792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1.23">
            <text:p>-16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44</text:p>
          </table:table-cell>
          <table:table-cell table:style-name="ce7" office:value-type="date" office:date-value="2009-10-20">
            <text:p>20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3.58">
            <text:p>53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01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1.23">
            <text:p>16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3</text:p>
          </table:table-cell>
          <table:table-cell office:value-type="string">
            <text:p>F/ 1615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9" office:value-type="string">
            <text:p>12363513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56">
            <text:p>152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89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5">
            <text:p>159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1</text:p>
          </table:table-cell>
          <table:table-cell office:value-type="string">
            <text:p>F/ 1756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9" office:value-type="string">
            <text:p>12363553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8.29">
            <text:p>498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2</text:p>
          </table:table-cell>
          <table:table-cell office:value-type="string">
            <text:p>F/ 1727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9" office:value-type="string">
            <text:p>1236355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82">
            <text:p>670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01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28">
            <text:p>1309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F/ 1572</text:p>
          </table:table-cell>
          <table:table-cell table:style-name="ce7" office:value-type="date" office:date-value="2009-04-16">
            <text:p>16/04/09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9" office:value-type="string">
            <text:p>12363561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38">
            <text:p>212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2</text:p>
          </table:table-cell>
          <table:table-cell table:style-name="ce7" office:value-type="date" office:date-value="2009-10-06">
            <text:p>06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6">
            <text:p>996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84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4.27">
            <text:p>334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0</text:p>
          </table:table-cell>
          <table:table-cell office:value-type="string">
            <text:p>F/ 1796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9" office:value-type="string">
            <text:p>1236782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9">
            <text:p>335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1</text:p>
          </table:table-cell>
          <table:table-cell office:value-type="string">
            <text:p>F/ 1580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9" office:value-type="string">
            <text:p>1236788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73">
            <text:p>995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08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309.32">
            <text:p>1309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2</text:p>
          </table:table-cell>
          <table:table-cell office:value-type="string">
            <text:p>F/ 1797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9" office:value-type="string">
            <text:p>1237264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2.57">
            <text:p>1542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7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8.6">
            <text:p>328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7</text:p>
          </table:table-cell>
          <table:table-cell office:value-type="string">
            <text:p>F/ 1749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9" office:value-type="string">
            <text:p>12372691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4">
            <text:p>160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90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38">
            <text:p>32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8</text:p>
          </table:table-cell>
          <table:table-cell office:value-type="string">
            <text:p>F/ 1748</text:p>
          </table:table-cell>
          <table:table-cell table:style-name="ce7" office:value-type="date" office:date-value="2009-10-24">
            <text:p>24/10/09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9" office:value-type="string">
            <text:p>1237369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5">
            <text:p>160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0</text:p>
          </table:table-cell>
          <table:table-cell office:value-type="string">
            <text:p>F/ 1591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9" office:value-type="string">
            <text:p>1237376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81">
            <text:p>223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29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53.32">
            <text:p>1253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68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14.84">
            <text:p>1314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6</text:p>
          </table:table-cell>
          <table:table-cell office:value-type="string">
            <text:p>F/ 1740</text:p>
          </table:table-cell>
          <table:table-cell table:style-name="ce7" office:value-type="date" office:date-value="2009-10-16">
            <text:p>16/10/09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9" office:value-type="string">
            <text:p>12374845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4.26">
            <text:p>274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65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0.08">
            <text:p>650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16</text:p>
          </table:table-cell>
          <table:table-cell table:style-name="ce7" office:value-type="date" office:date-value="2009-03-10">
            <text:p>10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98">
            <text:p>637,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3</text:p>
          </table:table-cell>
          <table:table-cell office:value-type="string">
            <text:p>F/ 1746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9" office:value-type="string">
            <text:p>1237489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2.35">
            <text:p>312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97</text:p>
          </table:table-cell>
          <table:table-cell table:style-name="ce7" office:value-type="date" office:date-value="2009-05-03">
            <text:p>03/05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57.39">
            <text:p>857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10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5">
            <text:p>321,5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0</text:p>
          </table:table-cell>
          <table:table-cell office:value-type="string">
            <text:p>F/ 1636</text:p>
          </table:table-cell>
          <table:table-cell table:style-name="ce7" office:value-type="date" office:date-value="2009-06-01">
            <text:p>01/06/09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9" office:value-type="string">
            <text:p>12376264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3.57">
            <text:p>16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F/ 1630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9" office:value-type="string">
            <text:p>1237853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8.01">
            <text:p>148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8</text:p>
          </table:table-cell>
          <table:table-cell office:value-type="string">
            <text:p>F/ 1537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8" office:value-type="string">
            <text:p>12384616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4.92">
            <text:p>644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4</text:p>
          </table:table-cell>
          <table:table-cell office:value-type="string">
            <text:p>F/ 1795</text:p>
          </table:table-cell>
          <table:table-cell table:style-name="ce7" office:value-type="date" office:date-value="2009-11-19">
            <text:p>19/11/09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9" office:value-type="string">
            <text:p>12384771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32">
            <text:p>498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34</text:p>
          </table:table-cell>
          <table:table-cell table:style-name="ce7" office:value-type="date" office:date-value="2009-03-22">
            <text:p>22/03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1">
            <text:p>319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5</text:p>
          </table:table-cell>
          <table:table-cell office:value-type="string">
            <text:p>F/ 1850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9" office:value-type="string">
            <text:p>123847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49">
            <text:p>107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1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1.4">
            <text:p>-141,4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/ 1646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9" office:value-type="string">
            <text:p>1238483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8.61">
            <text:p>318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86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88">
            <text:p>76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86</text:p>
          </table:table-cell>
          <table:table-cell office:value-type="string">
            <text:p>F/ 1717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9" office:value-type="string">
            <text:p>1238924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0.76">
            <text:p>16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31</text:p>
          </table:table-cell>
          <table:table-cell table:style-name="ce7" office:value-type="date" office:date-value="2009-05-27">
            <text:p>27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27.43">
            <text:p>627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4</text:p>
          </table:table-cell>
          <table:table-cell office:value-type="string">
            <text:p>F/ 1751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9" office:value-type="string">
            <text:p>12389704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88">
            <text:p>16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24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76">
            <text:p>160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83</text:p>
          </table:table-cell>
          <table:table-cell office:value-type="string">
            <text:p>AB/ 136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9" office:value-type="string">
            <text:p>1238975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80.64">
            <text:p>-280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0</text:p>
          </table:table-cell>
          <table:table-cell office:value-type="string">
            <text:p>F/ 1715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9" office:value-type="string">
            <text:p>12390180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F/ 1669</text:p>
          </table:table-cell>
          <table:table-cell table:style-name="ce7" office:value-type="date" office:date-value="2009-08-01">
            <text:p>01/08/09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9" office:value-type="string">
            <text:p>14270927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6.35">
            <text:p>316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3</text:p>
          </table:table-cell>
          <table:table-cell office:value-type="string">
            <text:p>F/ 1489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9" office:value-type="string">
            <text:p>22222222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9</text:p>
          </table:table-cell>
          <table:table-cell office:value-type="string">
            <text:p>F/ 1578</text:p>
          </table:table-cell>
          <table:table-cell table:style-name="ce7" office:value-type="date" office:date-value="2009-04-20">
            <text:p>20/04/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9" office:value-type="string">
            <text:p>233111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53.02">
            <text:p>653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2</text:p>
          </table:table-cell>
          <table:table-cell office:value-type="string">
            <text:p>F/ 1507</text:p>
          </table:table-cell>
          <table:table-cell table:style-name="ce7" office:value-type="date" office:date-value="2009-02-21">
            <text:p>21/02/09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9" office:value-type="string">
            <text:p>264596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5.66">
            <text:p>655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49</text:p>
          </table:table-cell>
          <table:table-cell office:value-type="string">
            <text:p>F/ 1509</text:p>
          </table:table-cell>
          <table:table-cell table:style-name="ce7" office:value-type="date" office:date-value="2009-03-02">
            <text:p>02/03/0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9" office:value-type="string">
            <text:p>27601585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4.17">
            <text:p>324,1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4</text:p>
          </table:table-cell>
          <table:table-cell office:value-type="string">
            <text:p>F/ 1723</text:p>
          </table:table-cell>
          <table:table-cell table:style-name="ce7" office:value-type="date" office:date-value="2009-09-25">
            <text:p>25/09/09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9" office:value-type="string">
            <text:p>27608648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3.87">
            <text:p>993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3</text:p>
          </table:table-cell>
          <table:table-cell office:value-type="string">
            <text:p>F/ 1623</text:p>
          </table:table-cell>
          <table:table-cell table:style-name="ce7" office:value-type="date" office:date-value="2009-05-21">
            <text:p>21/05/09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9" office:value-type="string">
            <text:p>2765899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5.63">
            <text:p>425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813</text:p>
          </table:table-cell>
          <table:table-cell table:style-name="ce7" office:value-type="date" office:date-value="2009-11-29">
            <text:p>29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1.36">
            <text:p>211,3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F/ 1874</text:p>
          </table:table-cell>
          <table:table-cell table:style-name="ce7" office:value-type="date" office:date-value="2009-12-29">
            <text:p>29/12/09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9" office:value-type="string">
            <text:p>2766057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8.05">
            <text:p>108,0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21</text:p>
          </table:table-cell>
          <table:table-cell table:style-name="ce7" office:value-type="date" office:date-value="2009-12-03">
            <text:p>03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16.36">
            <text:p>216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6</text:p>
          </table:table-cell>
          <table:table-cell office:value-type="string">
            <text:p>F/ 1706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9" office:value-type="string">
            <text:p>27662789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0.77">
            <text:p>160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45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3.56">
            <text:p>1293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9</text:p>
          </table:table-cell>
          <table:table-cell office:value-type="string">
            <text:p>F/ 1769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9" office:value-type="string">
            <text:p>3145865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300.6">
            <text:p>1300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3</text:p>
          </table:table-cell>
          <table:table-cell office:value-type="string">
            <text:p>F/ 1815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9" office:value-type="string">
            <text:p>3333333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12">
            <text:p>587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0</text:p>
          </table:table-cell>
          <table:table-cell office:value-type="string">
            <text:p>AB/ 127</text:p>
          </table:table-cell>
          <table:table-cell table:style-name="ce7" office:value-type="date" office:date-value="2009-05-06">
            <text:p>06/05/09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9" office:value-type="string">
            <text:p>34562345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55.39">
            <text:p>-155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9</text:p>
          </table:table-cell>
          <table:table-cell office:value-type="string">
            <text:p>F/ 1561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9" office:value-type="string">
            <text:p>3508061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56.87">
            <text:p>456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2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34">
            <text:p>15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1</text:p>
          </table:table-cell>
          <table:table-cell office:value-type="string">
            <text:p>F/ 1635</text:p>
          </table:table-cell>
          <table:table-cell table:style-name="ce7" office:value-type="date" office:date-value="2009-05-31">
            <text:p>31/05/09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9" office:value-type="string">
            <text:p>3511449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6.33">
            <text:p>156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0</text:p>
          </table:table-cell>
          <table:table-cell office:value-type="string">
            <text:p>F/ 1800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9" office:value-type="string">
            <text:p>3575165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8.63">
            <text:p>25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59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51">
            <text:p>335,5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F/ 1581</text:p>
          </table:table-cell>
          <table:table-cell table:style-name="ce7" office:value-type="date" office:date-value="2009-04-23">
            <text:p>23/04/09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9" office:value-type="string">
            <text:p>3667537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26">
            <text:p>332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8</text:p>
          </table:table-cell>
          <table:table-cell office:value-type="string">
            <text:p>F/ 1742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9" office:value-type="string">
            <text:p>36904525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27.33">
            <text:p>427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485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F/ 16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9" office:value-type="string">
            <text:p>36962434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14.26">
            <text:p>614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9</text:p>
          </table:table-cell>
          <table:table-cell table:style-name="ce7" office:value-type="date" office:date-value="2009-11-09">
            <text:p>09/11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301.2">
            <text:p>-1301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0</text:p>
          </table:table-cell>
          <table:table-cell office:value-type="string">
            <text:p>F/ 1637</text:p>
          </table:table-cell>
          <table:table-cell table:style-name="ce7" office:value-type="date" office:date-value="2009-06-07">
            <text:p>07/06/09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9" office:value-type="string">
            <text:p>372677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15">
            <text:p>996,1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F/ 1671</text:p>
          </table:table-cell>
          <table:table-cell table:style-name="ce7" office:value-type="date" office:date-value="2009-08-02">
            <text:p>02/08/09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9" office:value-type="string">
            <text:p>373862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23.56">
            <text:p>1423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4</text:p>
          </table:table-cell>
          <table:table-cell office:value-type="string">
            <text:p>F/ 1831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9" office:value-type="string">
            <text:p>3766166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87.99">
            <text:p>387,9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505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2">
            <text:p>329,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9</text:p>
          </table:table-cell>
          <table:table-cell office:value-type="string">
            <text:p>F/ 1574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9" office:value-type="string">
            <text:p>3841725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1.64">
            <text:p>1301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52</text:p>
          </table:table-cell>
          <table:table-cell table:style-name="ce7" office:value-type="date" office:date-value="2009-10-26">
            <text:p>26/10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5.61">
            <text:p>315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2</text:p>
          </table:table-cell>
          <table:table-cell office:value-type="string">
            <text:p>F/ 1627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9" office:value-type="string">
            <text:p>3882269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1">
            <text:p>321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2</text:p>
          </table:table-cell>
          <table:table-cell office:value-type="string">
            <text:p>F/ 1482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9" office:value-type="string">
            <text:p>3882864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33">
            <text:p>996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2</text:p>
          </table:table-cell>
          <table:table-cell office:value-type="string">
            <text:p>F/ 1653</text:p>
          </table:table-cell>
          <table:table-cell table:style-name="ce7" office:value-type="date" office:date-value="2009-07-10">
            <text:p>10/07/09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9" office:value-type="string">
            <text:p>3884365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36.67">
            <text:p>436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9</text:p>
          </table:table-cell>
          <table:table-cell office:value-type="string">
            <text:p>F/ 1872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9" office:value-type="string">
            <text:p>3884543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64.11">
            <text:p>264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6</text:p>
          </table:table-cell>
          <table:table-cell office:value-type="string">
            <text:p>F/ 1833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9" office:value-type="string">
            <text:p>3885126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84.33">
            <text:p>84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2</text:p>
          </table:table-cell>
          <table:table-cell office:value-type="string">
            <text:p>F/ 1714</text:p>
          </table:table-cell>
          <table:table-cell table:style-name="ce7" office:value-type="date" office:date-value="2009-09-13">
            <text:p>13/09/09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9" office:value-type="string">
            <text:p>38852322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6.84">
            <text:p>326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64</text:p>
          </table:table-cell>
          <table:table-cell office:value-type="string">
            <text:p>F/ 1464</text:p>
          </table:table-cell>
          <table:table-cell table:style-name="ce7" office:value-type="date" office:date-value="2009-01-07">
            <text:p>07/01/09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9" office:value-type="string">
            <text:p>3885391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96.3">
            <text:p>996,3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AB/ 130</text:p>
          </table:table-cell>
          <table:table-cell table:style-name="ce7" office:value-type="date" office:date-value="2009-07-01">
            <text:p>01/07/09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9" office:value-type="string">
            <text:p>38854206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105.95">
            <text:p>-105,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F/ 1726</text:p>
          </table:table-cell>
          <table:table-cell table:style-name="ce7" office:value-type="date" office:date-value="2009-09-27">
            <text:p>27/09/09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9" office:value-type="string">
            <text:p>38855278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6">
            <text:p>168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2</text:p>
          </table:table-cell>
          <table:table-cell office:value-type="string">
            <text:p>F/ 1571</text:p>
          </table:table-cell>
          <table:table-cell table:style-name="ce7" office:value-type="date" office:date-value="2009-04-15">
            <text:p>15/04/09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9" office:value-type="string">
            <text:p>388553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5.16">
            <text:p>1305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453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6.37">
            <text:p>216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8</text:p>
          </table:table-cell>
          <table:table-cell office:value-type="string">
            <text:p>F/ 1843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9" office:value-type="string">
            <text:p>38858219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3.46">
            <text:p>653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3</text:p>
          </table:table-cell>
          <table:table-cell office:value-type="string">
            <text:p>F/ 1540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9" office:value-type="string">
            <text:p>38862539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2">
            <text:p>332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1</text:p>
          </table:table-cell>
          <table:table-cell office:value-type="string">
            <text:p>F/ 1866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9" office:value-type="string">
            <text:p>39108628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3">
            <text:p>621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6</text:p>
          </table:table-cell>
          <table:table-cell office:value-type="string">
            <text:p>F/ 1710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9" office:value-type="string">
            <text:p>39354261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8.75">
            <text:p>548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6</text:p>
          </table:table-cell>
          <table:table-cell office:value-type="string">
            <text:p>F/ 1760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9" office:value-type="string">
            <text:p>39358452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06">
            <text:p>671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9</text:p>
          </table:table-cell>
          <table:table-cell office:value-type="string">
            <text:p>F/ 1767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9" office:value-type="string">
            <text:p>3935976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7.95">
            <text:p>77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9</text:p>
          </table:table-cell>
          <table:table-cell office:value-type="string">
            <text:p>F/ 1611</text:p>
          </table:table-cell>
          <table:table-cell table:style-name="ce7" office:value-type="date" office:date-value="2009-05-11">
            <text:p>11/05/0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9" office:value-type="string">
            <text:p>39361829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94">
            <text:p>249,9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AB/ 135</text:p>
          </table:table-cell>
          <table:table-cell table:style-name="ce7" office:value-type="date" office:date-value="2009-09-18">
            <text:p>18/09/09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9" office:value-type="string">
            <text:p>3936293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649.64">
            <text:p>-649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0</text:p>
          </table:table-cell>
          <table:table-cell office:value-type="string">
            <text:p>AB/ 144</text:p>
          </table:table-cell>
          <table:table-cell table:style-name="ce7" office:value-type="date" office:date-value="2009-12-11">
            <text:p>11/12/09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9" office:value-type="string">
            <text:p>39366003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372.22">
            <text:p>-372,2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2</text:p>
          </table:table-cell>
          <table:table-cell office:value-type="string">
            <text:p>F/ 1577</text:p>
          </table:table-cell>
          <table:table-cell table:style-name="ce7" office:value-type="date" office:date-value="2009-04-19">
            <text:p>19/04/09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9" office:value-type="string">
            <text:p>3936831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6.18">
            <text:p>326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64</text:p>
          </table:table-cell>
          <table:table-cell table:style-name="ce7" office:value-type="date" office:date-value="2009-04-10">
            <text:p>10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07.14">
            <text:p>207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7</text:p>
          </table:table-cell>
          <table:table-cell office:value-type="string">
            <text:p>F/ 1692</text:p>
          </table:table-cell>
          <table:table-cell table:style-name="ce7" office:value-type="date" office:date-value="2009-08-19">
            <text:p>19/08/09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9" office:value-type="string">
            <text:p>39369363-Y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7.82">
            <text:p>387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6</text:p>
          </table:table-cell>
          <table:table-cell office:value-type="string">
            <text:p>F/ 1865</text:p>
          </table:table-cell>
          <table:table-cell table:style-name="ce7" office:value-type="date" office:date-value="2009-12-25">
            <text:p>25/12/09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9" office:value-type="string">
            <text:p>39369581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9.38">
            <text:p>30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81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2.38">
            <text:p>312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0</text:p>
          </table:table-cell>
          <table:table-cell office:value-type="string">
            <text:p>F/ 1643</text:p>
          </table:table-cell>
          <table:table-cell table:style-name="ce7" office:value-type="date" office:date-value="2009-06-27">
            <text:p>27/06/09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9" office:value-type="string">
            <text:p>393706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.34">
            <text:p>130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0</text:p>
          </table:table-cell>
          <table:table-cell office:value-type="string">
            <text:p>F/ 1455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9" office:value-type="string">
            <text:p>393724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2">
            <text:p>329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0</text:p>
          </table:table-cell>
          <table:table-cell office:value-type="string">
            <text:p>F/ 1538</text:p>
          </table:table-cell>
          <table:table-cell table:style-name="ce7" office:value-type="date" office:date-value="2009-03-25">
            <text:p>25/03/09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9" office:value-type="string">
            <text:p>39373091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19">
            <text:p>152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5</text:p>
          </table:table-cell>
          <table:table-cell office:value-type="string">
            <text:p>F/ 1544</text:p>
          </table:table-cell>
          <table:table-cell table:style-name="ce7" office:value-type="date" office:date-value="2009-03-31">
            <text:p>31/03/09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9" office:value-type="string">
            <text:p>39375858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4.81">
            <text:p>164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757</text:p>
          </table:table-cell>
          <table:table-cell table:style-name="ce7" office:value-type="date" office:date-value="2009-10-28">
            <text:p>28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6.74">
            <text:p>62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7</text:p>
          </table:table-cell>
          <table:table-cell office:value-type="string">
            <text:p>F/ 1705</text:p>
          </table:table-cell>
          <table:table-cell table:style-name="ce7" office:value-type="date" office:date-value="2009-08-31">
            <text:p>31/08/09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9" office:value-type="string">
            <text:p>39376824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3.4">
            <text:p>1303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4</text:p>
          </table:table-cell>
          <table:table-cell office:value-type="string">
            <text:p>F/ 1845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9" office:value-type="string">
            <text:p>3937727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4.64">
            <text:p>154,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F/ 1530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8" office:value-type="string">
            <text:p>39378368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56.48">
            <text:p>556,4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F/ 1839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9" office:value-type="string">
            <text:p>3937897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8.13">
            <text:p>78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8</text:p>
          </table:table-cell>
          <table:table-cell office:value-type="string">
            <text:p>F/ 1697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9" office:value-type="string">
            <text:p>39379167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8">
            <text:p>329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570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8.63">
            <text:p>72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4</text:p>
          </table:table-cell>
          <table:table-cell office:value-type="string">
            <text:p>F/ 1840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9" office:value-type="string">
            <text:p>39381559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9.03">
            <text:p>249,0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F/ 1665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9" office:value-type="string">
            <text:p>39382010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1.64">
            <text:p>621,6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F/ 1804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9" office:value-type="string">
            <text:p>3938205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77">
            <text:p>153,7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F/ 1501</text:p>
          </table:table-cell>
          <table:table-cell table:style-name="ce7" office:value-type="date" office:date-value="2009-02-14">
            <text:p>14/02/09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9" office:value-type="string">
            <text:p>3938405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04.75">
            <text:p>204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F/ 1621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9" office:value-type="string">
            <text:p>39597844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92.12">
            <text:p>592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AB/ 118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84.33">
            <text:p>-84,3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F/ 1594</text:p>
          </table:table-cell>
          <table:table-cell table:style-name="ce7" office:value-type="date" office:date-value="2009-04-30">
            <text:p>30/04/09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9" office:value-type="string">
            <text:p>4100012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77">
            <text:p>335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3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7.13">
            <text:p>677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3</text:p>
          </table:table-cell>
          <table:table-cell office:value-type="string">
            <text:p>F/ 1512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9" office:value-type="string">
            <text:p>4100012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88.25">
            <text:p>188,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9</text:p>
          </table:table-cell>
          <table:table-cell office:value-type="string">
            <text:p>AB/ 119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9" office:value-type="string">
            <text:p>4100013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337.35">
            <text:p>-337,3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5</text:p>
          </table:table-cell>
          <table:table-cell office:value-type="string">
            <text:p>F/ 1713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9" office:value-type="string">
            <text:p>410001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2.84">
            <text:p>122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22</text:p>
          </table:table-cell>
          <table:table-cell table:style-name="ce7" office:value-type="date" office:date-value="2009-09-24">
            <text:p>24/09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1.66">
            <text:p>671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4</text:p>
          </table:table-cell>
          <table:table-cell office:value-type="string">
            <text:p>F/ 1616</text:p>
          </table:table-cell>
          <table:table-cell table:style-name="ce7" office:value-type="date" office:date-value="2009-05-15">
            <text:p>15/05/09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9" office:value-type="string">
            <text:p>41000135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78">
            <text:p>321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8</text:p>
          </table:table-cell>
          <table:table-cell office:value-type="string">
            <text:p>F/ 1798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9" office:value-type="string">
            <text:p>41000136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56.51">
            <text:p>256,5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7</text:p>
          </table:table-cell>
          <table:table-cell office:value-type="string">
            <text:p>F/ 1875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9" office:value-type="string">
            <text:p>41000140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3.93">
            <text:p>223,9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AB/ 133</text:p>
          </table:table-cell>
          <table:table-cell table:style-name="ce7" office:value-type="date" office:date-value="2009-08-11">
            <text:p>11/08/09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9" office:value-type="string">
            <text:p>41000141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493.1">
            <text:p>-493,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8</text:p>
          </table:table-cell>
          <table:table-cell office:value-type="string">
            <text:p>AB/ 14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9" office:value-type="string">
            <text:p>41000142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32.74">
            <text:p>-532,7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F/ 1837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9" office:value-type="string">
            <text:p>410001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7.51">
            <text:p>337,5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F/ 1750</text:p>
          </table:table-cell>
          <table:table-cell table:style-name="ce7" office:value-type="date" office:date-value="2009-10-25">
            <text:p>25/10/0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9" office:value-type="string">
            <text:p>4100014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1.28">
            <text:p>291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1</text:p>
          </table:table-cell>
          <table:table-cell office:value-type="string">
            <text:p>F/ 1687</text:p>
          </table:table-cell>
          <table:table-cell table:style-name="ce7" office:value-type="date" office:date-value="2009-08-13">
            <text:p>13/08/09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9" office:value-type="string">
            <text:p>4100014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7.55">
            <text:p>337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3</text:p>
          </table:table-cell>
          <table:table-cell office:value-type="string">
            <text:p>F/ 1672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9" office:value-type="string">
            <text:p>41000146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1.76">
            <text:p>1311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28</text:p>
          </table:table-cell>
          <table:table-cell table:style-name="ce7" office:value-type="date" office:date-value="2009-05-09">
            <text:p>0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67.91">
            <text:p>-167,9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7</text:p>
          </table:table-cell>
          <table:table-cell office:value-type="string">
            <text:p>F/ 1596</text:p>
          </table:table-cell>
          <table:table-cell table:style-name="ce7" office:value-type="date" office:date-value="2009-05-02">
            <text:p>02/05/09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9" office:value-type="string">
            <text:p>4100015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4">
            <text:p>160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1</text:p>
          </table:table-cell>
          <table:table-cell office:value-type="string">
            <text:p>F/ 1761</text:p>
          </table:table-cell>
          <table:table-cell table:style-name="ce7" office:value-type="date" office:date-value="2009-10-30">
            <text:p>30/10/09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9" office:value-type="string">
            <text:p>4100015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29.57">
            <text:p>42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4</text:p>
          </table:table-cell>
          <table:table-cell office:value-type="string">
            <text:p>F/ 1548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9" office:value-type="string">
            <text:p>41000152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7.94">
            <text:p>167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9</text:p>
          </table:table-cell>
          <table:table-cell office:value-type="string">
            <text:p>F/ 1782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9" office:value-type="string">
            <text:p>41000153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2">
            <text:p>239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3</text:p>
          </table:table-cell>
          <table:table-cell office:value-type="string">
            <text:p>F/ 1856</text:p>
          </table:table-cell>
          <table:table-cell table:style-name="ce7" office:value-type="date" office:date-value="2009-12-21">
            <text:p>21/12/09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9" office:value-type="string">
            <text:p>41000155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41.68">
            <text:p>541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5</text:p>
          </table:table-cell>
          <table:table-cell office:value-type="string">
            <text:p>F/ 1469</text:p>
          </table:table-cell>
          <table:table-cell table:style-name="ce7" office:value-type="date" office:date-value="2009-01-12">
            <text:p>12/01/09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9" office:value-type="string">
            <text:p>41000156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42">
            <text:p>637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AB/ 117</text:p>
          </table:table-cell>
          <table:table-cell table:style-name="ce7" office:value-type="date" office:date-value="2009-01-08">
            <text:p>08/01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0.75">
            <text:p>-430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F/ 1494</text:p>
          </table:table-cell>
          <table:table-cell table:style-name="ce7" office:value-type="date" office:date-value="2009-01-30">
            <text:p>30/01/09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9" office:value-type="string">
            <text:p>41000160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0.25">
            <text:p>160,2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7</text:p>
          </table:table-cell>
          <table:table-cell office:value-type="string">
            <text:p>F/ 1803</text:p>
          </table:table-cell>
          <table:table-cell table:style-name="ce7" office:value-type="date" office:date-value="2009-11-23">
            <text:p>23/11/09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9" office:value-type="string">
            <text:p>4100016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4">
            <text:p>159,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F/ 1518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9" office:value-type="string">
            <text:p>4100016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2.3">
            <text:p>332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18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7.81">
            <text:p>117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5</text:p>
          </table:table-cell>
          <table:table-cell office:value-type="string">
            <text:p>F/ 1792</text:p>
          </table:table-cell>
          <table:table-cell table:style-name="ce7" office:value-type="date" office:date-value="2009-11-17">
            <text:p>17/11/09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9" office:value-type="string">
            <text:p>4100217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8.69">
            <text:p>168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0</text:p>
          </table:table-cell>
          <table:table-cell office:value-type="string">
            <text:p>F/ 1683</text:p>
          </table:table-cell>
          <table:table-cell table:style-name="ce7" office:value-type="date" office:date-value="2009-08-10">
            <text:p>10/08/09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9" office:value-type="string">
            <text:p>41002294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85.32">
            <text:p>885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6</text:p>
          </table:table-cell>
          <table:table-cell office:value-type="string">
            <text:p>F/ 1475</text:p>
          </table:table-cell>
          <table:table-cell table:style-name="ce7" office:value-type="date" office:date-value="2009-01-18">
            <text:p>18/01/09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9" office:value-type="string">
            <text:p>410029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43">
            <text:p>80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9</text:p>
          </table:table-cell>
          <table:table-cell office:value-type="string">
            <text:p>F/ 1658</text:p>
          </table:table-cell>
          <table:table-cell table:style-name="ce7" office:value-type="date" office:date-value="2009-07-18">
            <text:p>18/07/0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9" office:value-type="string">
            <text:p>4100313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0.78">
            <text:p>64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89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67.13">
            <text:p>267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9</text:p>
          </table:table-cell>
          <table:table-cell office:value-type="string">
            <text:p>F/ 1775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9" office:value-type="string">
            <text:p>4100315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32">
            <text:p>162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69</text:p>
          </table:table-cell>
          <table:table-cell office:value-type="string">
            <text:p>F/ 1552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9" office:value-type="string">
            <text:p>41003189-W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16.27">
            <text:p>516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F/ 1493</text:p>
          </table:table-cell>
          <table:table-cell table:style-name="ce7" office:value-type="date" office:date-value="2009-01-29">
            <text:p>29/01/09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9" office:value-type="string">
            <text:p>41003270-Q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54">
            <text:p>498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3</text:p>
          </table:table-cell>
          <table:table-cell office:value-type="string">
            <text:p>F/ 1735</text:p>
          </table:table-cell>
          <table:table-cell table:style-name="ce7" office:value-type="date" office:date-value="2009-10-09">
            <text:p>09/10/09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9" office:value-type="string">
            <text:p>41003320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48">
            <text:p>162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83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5.34">
            <text:p>1295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5</text:p>
          </table:table-cell>
          <table:table-cell office:value-type="string">
            <text:p>F/ 149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9" office:value-type="string">
            <text:p>41004882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0.58">
            <text:p>220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6</text:p>
          </table:table-cell>
          <table:table-cell office:value-type="string">
            <text:p>F/ 1841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9" office:value-type="string">
            <text:p>4100548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8.24">
            <text:p>108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6</text:p>
          </table:table-cell>
          <table:table-cell office:value-type="string">
            <text:p>F/ 1528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9" office:value-type="string">
            <text:p>41005631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2.18">
            <text:p>322,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F/ 1678</text:p>
          </table:table-cell>
          <table:table-cell table:style-name="ce7" office:value-type="date" office:date-value="2009-08-06">
            <text:p>06/08/0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9" office:value-type="string">
            <text:p>4100572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2.34">
            <text:p>76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3</text:p>
          </table:table-cell>
          <table:table-cell office:value-type="string">
            <text:p>F/ 1477</text:p>
          </table:table-cell>
          <table:table-cell table:style-name="ce7" office:value-type="date" office:date-value="2009-01-24">
            <text:p>24/01/09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9" office:value-type="string">
            <text:p>41006180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78.37">
            <text:p>278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3</text:p>
          </table:table-cell>
          <table:table-cell office:value-type="string">
            <text:p>F/ 147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9" office:value-type="string">
            <text:p>4100691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7.49">
            <text:p>337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3</text:p>
          </table:table-cell>
          <table:table-cell office:value-type="string">
            <text:p>F/ 1868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9" office:value-type="string">
            <text:p>4100814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47">
            <text:p>498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8</text:p>
          </table:table-cell>
          <table:table-cell office:value-type="string">
            <text:p>F/ 1500</text:p>
          </table:table-cell>
          <table:table-cell table:style-name="ce7" office:value-type="date" office:date-value="2009-02-13">
            <text:p>13/02/09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9" office:value-type="string">
            <text:p>41009147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23.77">
            <text:p>223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7</text:p>
          </table:table-cell>
          <table:table-cell office:value-type="string">
            <text:p>F/ 1511</text:p>
          </table:table-cell>
          <table:table-cell table:style-name="ce7" office:value-type="date" office:date-value="2009-03-06">
            <text:p>06/03/09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9" office:value-type="string">
            <text:p>41009186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37.54">
            <text:p>637,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F/ 1542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9" office:value-type="string">
            <text:p>41009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4.8">
            <text:p>644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1</text:p>
          </table:table-cell>
          <table:table-cell office:value-type="string">
            <text:p>F/ 1838</text:p>
          </table:table-cell>
          <table:table-cell table:style-name="ce7" office:value-type="date" office:date-value="2009-12-13">
            <text:p>13/12/09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9" office:value-type="string">
            <text:p>4100962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83.8">
            <text:p>183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0</text:p>
          </table:table-cell>
          <table:table-cell office:value-type="string">
            <text:p>F/ 1696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9" office:value-type="string">
            <text:p>4109663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4.64">
            <text:p>314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6</text:p>
          </table:table-cell>
          <table:table-cell office:value-type="string">
            <text:p>F/ 1690</text:p>
          </table:table-cell>
          <table:table-cell table:style-name="ce7" office:value-type="date" office:date-value="2009-08-16">
            <text:p>16/08/09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9" office:value-type="string">
            <text:p>4123456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4">
            <text:p>638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6</text:p>
          </table:table-cell>
          <table:table-cell office:value-type="string">
            <text:p>AB/ 134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9" office:value-type="string">
            <text:p>41234567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160.77">
            <text:p>-160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52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29.24">
            <text:p>629,2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F/ 1484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9" office:value-type="string">
            <text:p>41234570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32.75">
            <text:p>532,7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8</text:p>
          </table:table-cell>
          <table:table-cell office:value-type="string">
            <text:p>AB/ 126</text:p>
          </table:table-cell>
          <table:table-cell table:style-name="ce7" office:value-type="date" office:date-value="2009-04-22">
            <text:p>22/04/09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9" office:value-type="string">
            <text:p>4123457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37.55">
            <text:p>-437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0</text:p>
          </table:table-cell>
          <table:table-cell office:value-type="string">
            <text:p>F/ 1541</text:p>
          </table:table-cell>
          <table:table-cell table:style-name="ce7" office:value-type="date" office:date-value="2009-03-27">
            <text:p>27/03/09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9" office:value-type="string">
            <text:p>4123457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41">
            <text:p>112,4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F/ 1842</text:p>
          </table:table-cell>
          <table:table-cell table:style-name="ce7" office:value-type="date" office:date-value="2009-12-14">
            <text:p>14/12/09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9" office:value-type="string">
            <text:p>41234578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97">
            <text:p>223,9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7</text:p>
          </table:table-cell>
          <table:table-cell office:value-type="string">
            <text:p>F/ 1819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9" office:value-type="string">
            <text:p>41234579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9.12">
            <text:p>1309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7</text:p>
          </table:table-cell>
          <table:table-cell office:value-type="string">
            <text:p>AB/ 121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9" office:value-type="string">
            <text:p>41234581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45.24">
            <text:p>-645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5</text:p>
          </table:table-cell>
          <table:table-cell office:value-type="string">
            <text:p>F/ 1762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9" office:value-type="string">
            <text:p>4123458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52.8">
            <text:p>652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49</text:p>
          </table:table-cell>
          <table:table-cell table:style-name="ce7" office:value-type="date" office:date-value="2009-04-03">
            <text:p>03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6.74">
            <text:p>10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3</text:p>
          </table:table-cell>
          <table:table-cell office:value-type="string">
            <text:p>F/ 1474</text:p>
          </table:table-cell>
          <table:table-cell table:style-name="ce7" office:value-type="date" office:date-value="2009-01-17">
            <text:p>17/01/09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9" office:value-type="string">
            <text:p>41234587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19.77">
            <text:p>219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0</text:p>
          </table:table-cell>
          <table:table-cell office:value-type="string">
            <text:p>F/ 1873</text:p>
          </table:table-cell>
          <table:table-cell table:style-name="ce7" office:value-type="date" office:date-value="2009-12-28">
            <text:p>28/12/09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9" office:value-type="string">
            <text:p>41234588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97.09">
            <text:p>497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48</text:p>
          </table:table-cell>
          <table:table-cell table:style-name="ce7" office:value-type="date" office:date-value="2009-07-03">
            <text:p>03/07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.87">
            <text:p>58,8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3</text:p>
          </table:table-cell>
          <table:table-cell office:value-type="string">
            <text:p>F/ 1466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9" office:value-type="string">
            <text:p>412345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09.48">
            <text:p>1309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4</text:p>
          </table:table-cell>
          <table:table-cell office:value-type="string">
            <text:p>F/ 1602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9" office:value-type="string">
            <text:p>41234596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38.68">
            <text:p>338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9</text:p>
          </table:table-cell>
          <table:table-cell office:value-type="string">
            <text:p>F/ 1676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9" office:value-type="string">
            <text:p>41234597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6.74">
            <text:p>76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8</text:p>
          </table:table-cell>
          <table:table-cell office:value-type="string">
            <text:p>F/ 1517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9" office:value-type="string">
            <text:p>41234598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0.4">
            <text:p>80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0</text:p>
          </table:table-cell>
          <table:table-cell office:value-type="string">
            <text:p>F/ 1504</text:p>
          </table:table-cell>
          <table:table-cell table:style-name="ce7" office:value-type="date" office:date-value="2009-02-18">
            <text:p>18/02/09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9" office:value-type="string">
            <text:p>41234599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8.64">
            <text:p>308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01</text:p>
          </table:table-cell>
          <table:table-cell office:value-type="string">
            <text:p>F/ 1663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9" office:value-type="string">
            <text:p>4339196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5.48">
            <text:p>325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01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1.23">
            <text:p>32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3</text:p>
          </table:table-cell>
          <table:table-cell office:value-type="string">
            <text:p>F/ 1456</text:p>
          </table:table-cell>
          <table:table-cell table:style-name="ce7" office:value-type="date" office:date-value="2009-01-02">
            <text:p>02/01/09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9" office:value-type="string">
            <text:p>43475475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7.57">
            <text:p>137,5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F/ 1741</text:p>
          </table:table-cell>
          <table:table-cell table:style-name="ce7" office:value-type="date" office:date-value="2009-10-17">
            <text:p>17/10/09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9" office:value-type="string">
            <text:p>435436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1.98">
            <text:p>331,9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F/ 1747</text:p>
          </table:table-cell>
          <table:table-cell table:style-name="ce7" office:value-type="date" office:date-value="2009-10-23">
            <text:p>23/10/09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9" office:value-type="string">
            <text:p>435559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012.33">
            <text:p>1012,3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5</text:p>
          </table:table-cell>
          <table:table-cell office:value-type="string">
            <text:p>F/ 1773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9" office:value-type="string">
            <text:p>4400508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79">
            <text:p>167,7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F/ 1708</text:p>
          </table:table-cell>
          <table:table-cell table:style-name="ce7" office:value-type="date" office:date-value="2009-09-05">
            <text:p>05/09/09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9" office:value-type="string">
            <text:p>4460290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8.47">
            <text:p>298,4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5</text:p>
          </table:table-cell>
          <table:table-cell office:value-type="string">
            <text:p>F/ 1817</text:p>
          </table:table-cell>
          <table:table-cell table:style-name="ce7" office:value-type="date" office:date-value="2009-12-01">
            <text:p>01/12/09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9" office:value-type="string">
            <text:p>44981366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28">
            <text:p>155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3</text:p>
          </table:table-cell>
          <table:table-cell office:value-type="string">
            <text:p>F/ 1612</text:p>
          </table:table-cell>
          <table:table-cell table:style-name="ce7" office:value-type="date" office:date-value="2009-05-12">
            <text:p>12/05/09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9" office:value-type="string">
            <text:p>4499919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78">
            <text:p>329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9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63">
            <text:p>325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6</text:p>
          </table:table-cell>
          <table:table-cell office:value-type="string">
            <text:p>F/ 1709</text:p>
          </table:table-cell>
          <table:table-cell table:style-name="ce7" office:value-type="date" office:date-value="2009-09-07">
            <text:p>07/09/09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9" office:value-type="string">
            <text:p>46063922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6.78">
            <text:p>76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9</text:p>
          </table:table-cell>
          <table:table-cell table:style-name="ce7" office:value-type="date" office:date-value="2009-06-10">
            <text:p>10/06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1.56">
            <text:p>621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60</text:p>
          </table:table-cell>
          <table:table-cell table:style-name="ce7" office:value-type="date" office:date-value="2009-01-05">
            <text:p>0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78.82">
            <text:p>778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2</text:p>
          </table:table-cell>
          <table:table-cell office:value-type="string">
            <text:p>F/ 1695</text:p>
          </table:table-cell>
          <table:table-cell table:style-name="ce7" office:value-type="date" office:date-value="2009-08-24">
            <text:p>24/08/09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9" office:value-type="string">
            <text:p>46365015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02">
            <text:p>332,0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691</text:p>
          </table:table-cell>
          <table:table-cell table:style-name="ce7" office:value-type="date" office:date-value="2009-08-18">
            <text:p>18/08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84.41">
            <text:p>384,4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02</text:p>
          </table:table-cell>
          <table:table-cell table:style-name="ce7" office:value-type="date" office:date-value="2009-02-15">
            <text:p>15/02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9.2">
            <text:p>649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3</text:p>
          </table:table-cell>
          <table:table-cell office:value-type="string">
            <text:p>AB/ 123</text:p>
          </table:table-cell>
          <table:table-cell table:style-name="ce7" office:value-type="date" office:date-value="2009-03-28">
            <text:p>28/03/09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9" office:value-type="string">
            <text:p>4660748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603.76">
            <text:p>-60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700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1.19">
            <text:p>301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2</text:p>
          </table:table-cell>
          <table:table-cell office:value-type="string">
            <text:p>F/ 1660</text:p>
          </table:table-cell>
          <table:table-cell table:style-name="ce7" office:value-type="date" office:date-value="2009-07-19">
            <text:p>19/07/09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9" office:value-type="string">
            <text:p>46609654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6.42">
            <text:p>596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7</text:p>
          </table:table-cell>
          <table:table-cell office:value-type="string">
            <text:p>F/ 1699</text:p>
          </table:table-cell>
          <table:table-cell table:style-name="ce7" office:value-type="date" office:date-value="2009-08-26">
            <text:p>26/08/09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9" office:value-type="string">
            <text:p>46648047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2.41">
            <text:p>82,4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7</text:p>
          </table:table-cell>
          <table:table-cell office:value-type="string">
            <text:p>F/ 1488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9" office:value-type="string">
            <text:p>4666098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2.56">
            <text:p>442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4</text:p>
          </table:table-cell>
          <table:table-cell office:value-type="string">
            <text:p>AB/ 141</text:p>
          </table:table-cell>
          <table:table-cell table:style-name="ce7" office:value-type="date" office:date-value="2009-11-15">
            <text:p>15/11/09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9" office:value-type="string">
            <text:p>46721314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643.48">
            <text:p>-643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7</text:p>
          </table:table-cell>
          <table:table-cell office:value-type="string">
            <text:p>F/ 1499</text:p>
          </table:table-cell>
          <table:table-cell table:style-name="ce7" office:value-type="date" office:date-value="2009-02-12">
            <text:p>12/02/09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9" office:value-type="string">
            <text:p>46723637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30.01">
            <text:p>430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6</text:p>
          </table:table-cell>
          <table:table-cell office:value-type="string">
            <text:p>F/ 1497</text:p>
          </table:table-cell>
          <table:table-cell table:style-name="ce7" office:value-type="date" office:date-value="2009-02-06">
            <text:p>06/02/09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9" office:value-type="string">
            <text:p>4675700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3.59">
            <text:p>103,5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F/ 1853</text:p>
          </table:table-cell>
          <table:table-cell table:style-name="ce7" office:value-type="date" office:date-value="2009-12-20">
            <text:p>20/12/09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9" office:value-type="string">
            <text:p>46773033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48.94">
            <text:p>248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7</text:p>
          </table:table-cell>
          <table:table-cell office:value-type="string">
            <text:p>F/ 1655</text:p>
          </table:table-cell>
          <table:table-cell table:style-name="ce7" office:value-type="date" office:date-value="2009-07-13">
            <text:p>13/07/09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9" office:value-type="string">
            <text:p>46801633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55.56">
            <text:p>255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51</text:p>
          </table:table-cell>
          <table:table-cell table:style-name="ce7" office:value-type="date" office:date-value="2009-12-19">
            <text:p>19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43">
            <text:p>335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2</text:p>
          </table:table-cell>
          <table:table-cell office:value-type="string">
            <text:p>F/ 1457</text:p>
          </table:table-cell>
          <table:table-cell table:style-name="ce7" office:value-type="date" office:date-value="2009-01-03">
            <text:p>03/01/09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9" office:value-type="string">
            <text:p>46805251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7.84">
            <text:p>607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9</text:p>
          </table:table-cell>
          <table:table-cell office:value-type="string">
            <text:p>F/ 1780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9" office:value-type="string">
            <text:p>46805594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72.88">
            <text:p>472,8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F/ 1476</text:p>
          </table:table-cell>
          <table:table-cell table:style-name="ce7" office:value-type="date" office:date-value="2009-01-19">
            <text:p>19/01/0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9" office:value-type="string">
            <text:p>46805652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74">
            <text:p>670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9</text:p>
          </table:table-cell>
          <table:table-cell office:value-type="string">
            <text:p>F/ 1598</text:p>
          </table:table-cell>
          <table:table-cell table:style-name="ce7" office:value-type="date" office:date-value="2009-05-04">
            <text:p>04/05/0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9" office:value-type="string">
            <text:p>46806643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00.65">
            <text:p>300,6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1</text:p>
          </table:table-cell>
          <table:table-cell office:value-type="string">
            <text:p>F/ 1718</text:p>
          </table:table-cell>
          <table:table-cell table:style-name="ce7" office:value-type="date" office:date-value="2009-09-16">
            <text:p>16/09/09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9" office:value-type="string">
            <text:p>46807063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3.41">
            <text:p>113,4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F/ 1640</text:p>
          </table:table-cell>
          <table:table-cell table:style-name="ce7" office:value-type="date" office:date-value="2009-06-16">
            <text:p>16/06/09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9" office:value-type="string">
            <text:p>46807292-C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4.43">
            <text:p>144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8</text:p>
          </table:table-cell>
          <table:table-cell office:value-type="string">
            <text:p>F/ 1679</text:p>
          </table:table-cell>
          <table:table-cell table:style-name="ce7" office:value-type="date" office:date-value="2009-08-07">
            <text:p>07/08/09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9" office:value-type="string">
            <text:p>46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06.28">
            <text:p>606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F/ 1772</text:p>
          </table:table-cell>
          <table:table-cell table:style-name="ce7" office:value-type="date" office:date-value="2009-11-06">
            <text:p>06/11/09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9" office:value-type="string">
            <text:p>46807406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3.68">
            <text:p>433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62</text:p>
          </table:table-cell>
          <table:table-cell table:style-name="ce7" office:value-type="date" office:date-value="2009-07-23">
            <text:p>23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7.19">
            <text:p>207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6</text:p>
          </table:table-cell>
          <table:table-cell office:value-type="string">
            <text:p>F/ 1712</text:p>
          </table:table-cell>
          <table:table-cell table:style-name="ce7" office:value-type="date" office:date-value="2009-09-11">
            <text:p>11/09/09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9" office:value-type="string">
            <text:p>46811165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49">
            <text:p>432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0</text:p>
          </table:table-cell>
          <table:table-cell table:style-name="ce7" office:value-type="date" office:date-value="2009-12-09">
            <text:p>09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8.06">
            <text:p>158,0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F/ 1535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9" office:value-type="string">
            <text:p>47345320-K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98.14">
            <text:p>498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2</text:p>
          </table:table-cell>
          <table:table-cell office:value-type="string">
            <text:p>F/ 1791</text:p>
          </table:table-cell>
          <table:table-cell table:style-name="ce7" office:value-type="date" office:date-value="2009-11-16">
            <text:p>16/11/09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9" office:value-type="string">
            <text:p>47347758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2.53">
            <text:p>162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7</text:p>
          </table:table-cell>
          <table:table-cell office:value-type="string">
            <text:p>F/ 1470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9" office:value-type="string">
            <text:p>47438502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7.46">
            <text:p>637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6</text:p>
          </table:table-cell>
          <table:table-cell office:value-type="string">
            <text:p>F/ 1579</text:p>
          </table:table-cell>
          <table:table-cell table:style-name="ce7" office:value-type="date" office:date-value="2009-04-21">
            <text:p>21/04/09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9" office:value-type="string">
            <text:p>4745981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81">
            <text:p>185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5</text:p>
          </table:table-cell>
          <table:table-cell office:value-type="string">
            <text:p>F/ 1575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9" office:value-type="string">
            <text:p>47603410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9.54">
            <text:p>159,5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F/ 1609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9" office:value-type="string">
            <text:p>47609701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36.08">
            <text:p>236,0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2</text:p>
          </table:table-cell>
          <table:table-cell office:value-type="string">
            <text:p>F/ 1694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9" office:value-type="string">
            <text:p>476238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3.7">
            <text:p>73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7</text:p>
          </table:table-cell>
          <table:table-cell office:value-type="string">
            <text:p>F/ 1595</text:p>
          </table:table-cell>
          <table:table-cell table:style-name="ce7" office:value-type="date" office:date-value="2009-05-01">
            <text:p>01/05/09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8" office:value-type="string">
            <text:p>47630714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14.79">
            <text:p>714,7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9</text:p>
          </table:table-cell>
          <table:table-cell office:value-type="string">
            <text:p>F/ 1619</text:p>
          </table:table-cell>
          <table:table-cell table:style-name="ce7" office:value-type="date" office:date-value="2009-05-17">
            <text:p>17/05/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9" office:value-type="string">
            <text:p>47630760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0.38">
            <text:p>670,3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F/ 1459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9" office:value-type="string">
            <text:p>47630938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42">
            <text:p>195,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F/ 1496</text:p>
          </table:table-cell>
          <table:table-cell table:style-name="ce7" office:value-type="date" office:date-value="2009-02-04">
            <text:p>04/02/09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9" office:value-type="string">
            <text:p>47631062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4.73">
            <text:p>194,7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F/ 1529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9" office:value-type="string">
            <text:p>47631122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5.55">
            <text:p>995,5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19</text:p>
          </table:table-cell>
          <table:table-cell table:style-name="ce7" office:value-type="date" office:date-value="2009-03-11">
            <text:p>11/03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6.89">
            <text:p>146,8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4</text:p>
          </table:table-cell>
          <table:table-cell office:value-type="string">
            <text:p>F/ 1543</text:p>
          </table:table-cell>
          <table:table-cell table:style-name="ce7" office:value-type="date" office:date-value="2009-03-29">
            <text:p>29/03/09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9" office:value-type="string">
            <text:p>4763165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6.73">
            <text:p>126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5</text:p>
          </table:table-cell>
          <table:table-cell office:value-type="string">
            <text:p>F/ 1531</text:p>
          </table:table-cell>
          <table:table-cell table:style-name="ce7" office:value-type="date" office:date-value="2009-03-19">
            <text:p>19/03/09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8" office:value-type="string">
            <text:p>47631694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46">
            <text:p>670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1</text:p>
          </table:table-cell>
          <table:table-cell office:value-type="string">
            <text:p>F/ 1867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9" office:value-type="string">
            <text:p>476320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89.74">
            <text:p>589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9</text:p>
          </table:table-cell>
          <table:table-cell office:value-type="string">
            <text:p>F/ 1793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9" office:value-type="string">
            <text:p>47632091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0.66">
            <text:p>670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2</text:p>
          </table:table-cell>
          <table:table-cell office:value-type="string">
            <text:p>F/ 1820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9" office:value-type="string">
            <text:p>4763211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11.88">
            <text:p>211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5</text:p>
          </table:table-cell>
          <table:table-cell office:value-type="string">
            <text:p>AB/ 142</text:p>
          </table:table-cell>
          <table:table-cell table:style-name="ce7" office:value-type="date" office:date-value="2009-11-21">
            <text:p>21/11/09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9" office:value-type="string">
            <text:p>47632413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497.85">
            <text:p>-497,8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7</text:p>
          </table:table-cell>
          <table:table-cell office:value-type="string">
            <text:p>F/ 1589</text:p>
          </table:table-cell>
          <table:table-cell table:style-name="ce7" office:value-type="date" office:date-value="2009-04-27">
            <text:p>27/04/09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9" office:value-type="string">
            <text:p>47632500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48.69">
            <text:p>148,6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4</text:p>
          </table:table-cell>
          <table:table-cell office:value-type="string">
            <text:p>F/ 1510</text:p>
          </table:table-cell>
          <table:table-cell table:style-name="ce7" office:value-type="date" office:date-value="2009-03-05">
            <text:p>05/03/09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9" office:value-type="string">
            <text:p>47632631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1">
            <text:p>648,1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8</text:p>
          </table:table-cell>
          <table:table-cell office:value-type="string">
            <text:p>F/ 1754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9" office:value-type="string">
            <text:p>47632722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9.65">
            <text:p>199,6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8</text:p>
          </table:table-cell>
          <table:table-cell office:value-type="string">
            <text:p>F/ 1807</text:p>
          </table:table-cell>
          <table:table-cell table:style-name="ce7" office:value-type="date" office:date-value="2009-11-26">
            <text:p>26/11/09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9" office:value-type="string">
            <text:p>47632759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6">
            <text:p>329,6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AB/ 138</text:p>
          </table:table-cell>
          <table:table-cell table:style-name="ce7" office:value-type="date" office:date-value="2009-10-31">
            <text:p>31/10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513.45">
            <text:p>-513,4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8</text:p>
          </table:table-cell>
          <table:table-cell office:value-type="string">
            <text:p>F/ 1606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9" office:value-type="string">
            <text:p>4763278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7.07">
            <text:p>297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9</text:p>
          </table:table-cell>
          <table:table-cell office:value-type="string">
            <text:p>F/ 1622</text:p>
          </table:table-cell>
          <table:table-cell table:style-name="ce7" office:value-type="date" office:date-value="2009-05-19">
            <text:p>19/05/0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9" office:value-type="string">
            <text:p>47632935-I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71">
            <text:p>432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1</text:p>
          </table:table-cell>
          <table:table-cell office:value-type="string">
            <text:p>AB/ 122</text:p>
          </table:table-cell>
          <table:table-cell table:style-name="ce7" office:value-type="date" office:date-value="2009-03-24">
            <text:p>24/03/09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9" office:value-type="string">
            <text:p>4763300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-587.82">
            <text:p>-587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0</text:p>
          </table:table-cell>
          <table:table-cell office:value-type="string">
            <text:p>F/ 1666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9" office:value-type="string">
            <text:p>4763380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23.57">
            <text:p>223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3</text:p>
          </table:table-cell>
          <table:table-cell office:value-type="string">
            <text:p>F/ 1487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9" office:value-type="string">
            <text:p>47633931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432.95">
            <text:p>432,9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F/ 1645</text:p>
          </table:table-cell>
          <table:table-cell table:style-name="ce7" office:value-type="date" office:date-value="2009-06-30">
            <text:p>30/06/09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9" office:value-type="string">
            <text:p>47633979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">
            <text:p>637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9</text:p>
          </table:table-cell>
          <table:table-cell office:value-type="string">
            <text:p>F/ 1467</text:p>
          </table:table-cell>
          <table:table-cell table:style-name="ce7" office:value-type="date" office:date-value="2009-01-10">
            <text:p>10/01/0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9" office:value-type="string">
            <text:p>4764081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53.57">
            <text:p>153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1</text:p>
          </table:table-cell>
          <table:table-cell office:value-type="string">
            <text:p>F/ 1607</text:p>
          </table:table-cell>
          <table:table-cell table:style-name="ce7" office:value-type="date" office:date-value="2009-05-07">
            <text:p>07/05/09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9" office:value-type="string">
            <text:p>47658005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54.56">
            <text:p>654,5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6</text:p>
          </table:table-cell>
          <table:table-cell office:value-type="string">
            <text:p>F/ 1824</text:p>
          </table:table-cell>
          <table:table-cell table:style-name="ce7" office:value-type="date" office:date-value="2009-12-05">
            <text:p>05/12/09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9" office:value-type="string">
            <text:p>47705338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7.74">
            <text:p>637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9</text:p>
          </table:table-cell>
          <table:table-cell office:value-type="string">
            <text:p>F/ 1870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9" office:value-type="string">
            <text:p>4770563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43.7">
            <text:p>643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5</text:p>
          </table:table-cell>
          <table:table-cell office:value-type="string">
            <text:p>F/ 1776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9" office:value-type="string">
            <text:p>47705792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5.9">
            <text:p>645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4</text:p>
          </table:table-cell>
          <table:table-cell office:value-type="string">
            <text:p>F/ 1584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9" office:value-type="string">
            <text:p>47707919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12.59">
            <text:p>212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5</text:p>
          </table:table-cell>
          <table:table-cell office:value-type="string">
            <text:p>F/ 1483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9" office:value-type="string">
            <text:p>47708972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1.59">
            <text:p>111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624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0.78">
            <text:p>31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4</text:p>
          </table:table-cell>
          <table:table-cell office:value-type="string">
            <text:p>F/ 1562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9" office:value-type="string">
            <text:p>47730329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9.11">
            <text:p>239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1</text:p>
          </table:table-cell>
          <table:table-cell office:value-type="string">
            <text:p>F/ 1568</text:p>
          </table:table-cell>
          <table:table-cell table:style-name="ce7" office:value-type="date" office:date-value="2009-04-13">
            <text:p>13/04/09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9" office:value-type="string">
            <text:p>47805915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53">
            <text:p>162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82</text:p>
          </table:table-cell>
          <table:table-cell table:style-name="ce7" office:value-type="date" office:date-value="2009-04-24">
            <text:p>24/04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517.62">
            <text:p>517,6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9</text:p>
          </table:table-cell>
          <table:table-cell office:value-type="string">
            <text:p>F/ 1728</text:p>
          </table:table-cell>
          <table:table-cell table:style-name="ce7" office:value-type="date" office:date-value="2009-09-29">
            <text:p>29/09/0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9" office:value-type="string">
            <text:p>4780811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0.36">
            <text:p>80,3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6</text:p>
          </table:table-cell>
          <table:table-cell office:value-type="string">
            <text:p>F/ 1766</text:p>
          </table:table-cell>
          <table:table-cell table:style-name="ce7" office:value-type="date" office:date-value="2009-11-03">
            <text:p>03/11/09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9" office:value-type="string">
            <text:p>47810747-Z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3.71">
            <text:p>283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1</text:p>
          </table:table-cell>
          <table:table-cell office:value-type="string">
            <text:p>F/ 1862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9" office:value-type="string">
            <text:p>47811929-X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47.27">
            <text:p>247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5</text:p>
          </table:table-cell>
          <table:table-cell office:value-type="string">
            <text:p>F/ 1526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9" office:value-type="string">
            <text:p>47846259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2.07">
            <text:p>322,0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1</text:p>
          </table:table-cell>
          <table:table-cell office:value-type="string">
            <text:p>F/ 1600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9" office:value-type="string">
            <text:p>47875659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2.61">
            <text:p>292,6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2</text:p>
          </table:table-cell>
          <table:table-cell office:value-type="string">
            <text:p>F/ 1625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9" office:value-type="string">
            <text:p>52210376-Q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47.88">
            <text:p>14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0</text:p>
          </table:table-cell>
          <table:table-cell office:value-type="string">
            <text:p>F/ 1860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8" office:value-type="string">
            <text:p>52212146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3.39">
            <text:p>153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4</text:p>
          </table:table-cell>
          <table:table-cell office:value-type="string">
            <text:p>F/ 1495</text:p>
          </table:table-cell>
          <table:table-cell table:style-name="ce7" office:value-type="date" office:date-value="2009-02-02">
            <text:p>02/02/09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8" office:value-type="string">
            <text:p>52212147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98.21">
            <text:p>39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522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28.28">
            <text:p>628,2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8</text:p>
          </table:table-cell>
          <table:table-cell office:value-type="string">
            <text:p>AB/ 143</text:p>
          </table:table-cell>
          <table:table-cell table:style-name="ce7" office:value-type="date" office:date-value="2009-12-07">
            <text:p>07/12/09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9" office:value-type="string">
            <text:p>52215145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334.49">
            <text:p>-334,4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9</text:p>
          </table:table-cell>
          <table:table-cell office:value-type="string">
            <text:p>F/ 1508</text:p>
          </table:table-cell>
          <table:table-cell table:style-name="ce7" office:value-type="date" office:date-value="2009-02-28">
            <text:p>28/02/0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9" office:value-type="string">
            <text:p>52217016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89.16">
            <text:p>1289,1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F/ 1770</text:p>
          </table:table-cell>
          <table:table-cell table:style-name="ce7" office:value-type="date" office:date-value="2009-11-04">
            <text:p>04/11/09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9" office:value-type="string">
            <text:p>52219378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81">
            <text:p>196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4</text:p>
          </table:table-cell>
          <table:table-cell office:value-type="string">
            <text:p>F/ 1558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9" office:value-type="string">
            <text:p>52219817-J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1.83">
            <text:p>331,8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9</text:p>
          </table:table-cell>
          <table:table-cell office:value-type="string">
            <text:p>F/ 1486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9" office:value-type="string">
            <text:p>5240870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66">
            <text:p>167,6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9</text:p>
          </table:table-cell>
          <table:table-cell office:value-type="string">
            <text:p>AB/ 132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9" office:value-type="string">
            <text:p>5242098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-527.11">
            <text:p>-527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7</text:p>
          </table:table-cell>
          <table:table-cell office:value-type="string">
            <text:p>F/ 1468</text:p>
          </table:table-cell>
          <table:table-cell table:style-name="ce7" office:value-type="date" office:date-value="2009-01-11">
            <text:p>11/01/09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9" office:value-type="string">
            <text:p>52421546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586.94">
            <text:p>586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53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08.7">
            <text:p>608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03</text:p>
          </table:table-cell>
          <table:table-cell office:value-type="string">
            <text:p>F/ 1515</text:p>
          </table:table-cell>
          <table:table-cell table:style-name="ce7" office:value-type="date" office:date-value="2009-03-09">
            <text:p>09/03/09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9" office:value-type="string">
            <text:p>52422801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95.24">
            <text:p>195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24</text:p>
          </table:table-cell>
          <table:table-cell office:value-type="string">
            <text:p>F/ 1869</text:p>
          </table:table-cell>
          <table:table-cell table:style-name="ce7" office:value-type="date" office:date-value="2009-12-26">
            <text:p>26/12/09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9" office:value-type="string">
            <text:p>52422836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95">
            <text:p>167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1</text:p>
          </table:table-cell>
          <table:table-cell office:value-type="string">
            <text:p>F/ 1569</text:p>
          </table:table-cell>
          <table:table-cell table:style-name="ce7" office:value-type="date" office:date-value="2009-04-14">
            <text:p>14/04/09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9" office:value-type="string">
            <text:p>52422893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24.53">
            <text:p>824,5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6</text:p>
          </table:table-cell>
          <table:table-cell table:style-name="ce7" office:value-type="date" office:date-value="2009-07-15">
            <text:p>15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5">
            <text:p>72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F/ 1711</text:p>
          </table:table-cell>
          <table:table-cell table:style-name="ce7" office:value-type="date" office:date-value="2009-09-08">
            <text:p>08/09/09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8" office:value-type="string">
            <text:p>52423176-B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35.29">
            <text:p>335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87</text:p>
          </table:table-cell>
          <table:table-cell office:value-type="string">
            <text:p>F/ 1806</text:p>
          </table:table-cell>
          <table:table-cell table:style-name="ce7" office:value-type="date" office:date-value="2009-11-25">
            <text:p>25/11/09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9" office:value-type="string">
            <text:p>52423502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8.21">
            <text:p>9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03</text:p>
          </table:table-cell>
          <table:table-cell office:value-type="string">
            <text:p>AB/ 129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8" office:value-type="string">
            <text:p>5242371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217.81">
            <text:p>-217,8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9</text:p>
          </table:table-cell>
          <table:table-cell office:value-type="string">
            <text:p>F/ 1680</text:p>
          </table:table-cell>
          <table:table-cell table:style-name="ce7" office:value-type="date" office:date-value="2009-08-08">
            <text:p>08/08/0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9" office:value-type="string">
            <text:p>52423837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1.51">
            <text:p>111,5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473</text:p>
          </table:table-cell>
          <table:table-cell table:style-name="ce7" office:value-type="date" office:date-value="2009-01-15">
            <text:p>15/01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15">
            <text:p>335,1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F/ 1560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9" office:value-type="string">
            <text:p>52424470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4.76">
            <text:p>164,7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F/ 1809</text:p>
          </table:table-cell>
          <table:table-cell table:style-name="ce7" office:value-type="date" office:date-value="2009-11-27">
            <text:p>27/11/09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9" office:value-type="string">
            <text:p>52424492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995.31">
            <text:p>995,3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506</text:p>
          </table:table-cell>
          <table:table-cell table:style-name="ce7" office:value-type="date" office:date-value="2009-02-19">
            <text:p>19/0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01.48">
            <text:p>1301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0</text:p>
          </table:table-cell>
          <table:table-cell office:value-type="string">
            <text:p>F/ 1863</text:p>
          </table:table-cell>
          <table:table-cell table:style-name="ce7" office:value-type="date" office:date-value="2009-12-24">
            <text:p>24/12/09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9" office:value-type="string">
            <text:p>524248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654.23">
            <text:p>1654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4</text:p>
          </table:table-cell>
          <table:table-cell office:value-type="string">
            <text:p>F/ 1462</text:p>
          </table:table-cell>
          <table:table-cell table:style-name="ce7" office:value-type="date" office:date-value="2009-01-06">
            <text:p>06/01/09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9" office:value-type="string">
            <text:p>52424822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94.44">
            <text:p>1294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7</text:p>
          </table:table-cell>
          <table:table-cell office:value-type="string">
            <text:p>F/ 1738</text:p>
          </table:table-cell>
          <table:table-cell table:style-name="ce7" office:value-type="date" office:date-value="2009-10-13">
            <text:p>13/10/09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9" office:value-type="string">
            <text:p>52425361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9.91">
            <text:p>159,9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F/ 1771</text:p>
          </table:table-cell>
          <table:table-cell table:style-name="ce7" office:value-type="date" office:date-value="2009-11-05">
            <text:p>05/11/09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8" office:value-type="string">
            <text:p>52425541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76.37">
            <text:p>776,3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7</text:p>
          </table:table-cell>
          <table:table-cell office:value-type="string">
            <text:p>F/ 1764</text:p>
          </table:table-cell>
          <table:table-cell table:style-name="ce7" office:value-type="date" office:date-value="2009-11-02">
            <text:p>02/11/09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9" office:value-type="string">
            <text:p>52425556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03.88">
            <text:p>603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498</text:p>
          </table:table-cell>
          <table:table-cell table:style-name="ce7" office:value-type="date" office:date-value="2009-02-08">
            <text:p>08/02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9.68">
            <text:p>329,6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88</text:p>
          </table:table-cell>
          <table:table-cell office:value-type="string">
            <text:p>F/ 1823</text:p>
          </table:table-cell>
          <table:table-cell table:style-name="ce7" office:value-type="date" office:date-value="2009-12-04">
            <text:p>04/12/09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9" office:value-type="string">
            <text:p>52425907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48.63">
            <text:p>748,63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F/ 1471</text:p>
          </table:table-cell>
          <table:table-cell table:style-name="ce7" office:value-type="date" office:date-value="2009-01-13">
            <text:p>13/01/09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9" office:value-type="string">
            <text:p>52425925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35.58">
            <text:p>635,5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F/ 1734</text:p>
          </table:table-cell>
          <table:table-cell table:style-name="ce7" office:value-type="date" office:date-value="2009-10-08">
            <text:p>08/10/09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9" office:value-type="string">
            <text:p>5242625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0.94">
            <text:p>330,9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7</text:p>
          </table:table-cell>
          <table:table-cell office:value-type="string">
            <text:p>F/ 1848</text:p>
          </table:table-cell>
          <table:table-cell table:style-name="ce7" office:value-type="date" office:date-value="2009-12-17">
            <text:p>17/12/09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9" office:value-type="string">
            <text:p>5242628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39">
            <text:p>82,3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58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3.38">
            <text:p>73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0</text:p>
          </table:table-cell>
          <table:table-cell office:value-type="string">
            <text:p>F/ 1585</text:p>
          </table:table-cell>
          <table:table-cell table:style-name="ce7" office:value-type="date" office:date-value="2009-04-25">
            <text:p>25/04/09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8" office:value-type="string">
            <text:p>52426968-U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1.93">
            <text:p>141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1</text:p>
          </table:table-cell>
          <table:table-cell office:value-type="string">
            <text:p>AB/ 124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9" office:value-type="string">
            <text:p>52427400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287.84">
            <text:p>-1287,8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8</text:p>
          </table:table-cell>
          <table:table-cell office:value-type="string">
            <text:p>F/ 1674</text:p>
          </table:table-cell>
          <table:table-cell table:style-name="ce7" office:value-type="date" office:date-value="2009-08-03">
            <text:p>03/08/09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9" office:value-type="string">
            <text:p>5242769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96.93">
            <text:p>196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2</text:p>
          </table:table-cell>
          <table:table-cell office:value-type="string">
            <text:p>F/ 1736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9" office:value-type="string">
            <text:p>52427958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25">
            <text:p>335,2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F/ 1686</text:p>
          </table:table-cell>
          <table:table-cell table:style-name="ce7" office:value-type="date" office:date-value="2009-08-12">
            <text:p>12/08/09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9" office:value-type="string">
            <text:p>52428030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51.24">
            <text:p>951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61</text:p>
          </table:table-cell>
          <table:table-cell office:value-type="string">
            <text:p>F/ 1533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9" office:value-type="string">
            <text:p>52428036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8.2">
            <text:p>328,2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2</text:p>
          </table:table-cell>
          <table:table-cell office:value-type="string">
            <text:p>F/ 1664</text:p>
          </table:table-cell>
          <table:table-cell table:style-name="ce7" office:value-type="date" office:date-value="2009-07-25">
            <text:p>25/07/09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9" office:value-type="string">
            <text:p>52428057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59.19">
            <text:p>459,1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67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96.18">
            <text:p>196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5</text:p>
          </table:table-cell>
          <table:table-cell office:value-type="string">
            <text:p>F/ 1677</text:p>
          </table:table-cell>
          <table:table-cell table:style-name="ce7" office:value-type="date" office:date-value="2009-08-05">
            <text:p>05/08/09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9" office:value-type="string">
            <text:p>52428345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9.48">
            <text:p>329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20</text:p>
          </table:table-cell>
          <table:table-cell office:value-type="string">
            <text:p>F/ 1550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9" office:value-type="string">
            <text:p>5242834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79.24">
            <text:p>579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557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73.54">
            <text:p>1473,5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07</text:p>
          </table:table-cell>
          <table:table-cell office:value-type="string">
            <text:p>F/ 1698</text:p>
          </table:table-cell>
          <table:table-cell table:style-name="ce7" office:value-type="date" office:date-value="2009-08-25">
            <text:p>25/08/09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9" office:value-type="string">
            <text:p>52428434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72">
            <text:p>72,7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14</text:p>
          </table:table-cell>
          <table:table-cell office:value-type="string">
            <text:p>F/ 1546</text:p>
          </table:table-cell>
          <table:table-cell table:style-name="ce7" office:value-type="date" office:date-value="2009-04-01">
            <text:p>01/04/09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9" office:value-type="string">
            <text:p>52428452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1.23">
            <text:p>441,2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2</text:p>
          </table:table-cell>
          <table:table-cell office:value-type="string">
            <text:p>F/ 1599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9" office:value-type="string">
            <text:p>5242859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5.27">
            <text:p>335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9</text:p>
          </table:table-cell>
          <table:table-cell office:value-type="string">
            <text:p>F/ 1553</text:p>
          </table:table-cell>
          <table:table-cell table:style-name="ce7" office:value-type="date" office:date-value="2009-04-05">
            <text:p>05/04/0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9" office:value-type="string">
            <text:p>52428600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07.14">
            <text:p>107,1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573</text:p>
          </table:table-cell>
          <table:table-cell table:style-name="ce7" office:value-type="date" office:date-value="2009-04-17">
            <text:p>17/04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72.82">
            <text:p>72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3</text:p>
          </table:table-cell>
          <table:table-cell office:value-type="string">
            <text:p>F/ 1729</text:p>
          </table:table-cell>
          <table:table-cell table:style-name="ce7" office:value-type="date" office:date-value="2009-10-01">
            <text:p>01/10/09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8" office:value-type="string">
            <text:p>5242870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64.27">
            <text:p>264,2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4</text:p>
          </table:table-cell>
          <table:table-cell office:value-type="string">
            <text:p>F/ 1555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9" office:value-type="string">
            <text:p>52428740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3.76">
            <text:p>9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68</text:p>
          </table:table-cell>
          <table:table-cell office:value-type="string">
            <text:p>F/ 1668</text:p>
          </table:table-cell>
          <table:table-cell table:style-name="ce7" office:value-type="date" office:date-value="2009-07-30">
            <text:p>30/07/09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9" office:value-type="string">
            <text:p>52428795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290.92">
            <text:p>1290,9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78</text:p>
          </table:table-cell>
          <table:table-cell office:value-type="string">
            <text:p>F/ 1603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9" office:value-type="string">
            <text:p>5242885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6.95">
            <text:p>296,9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4</text:p>
          </table:table-cell>
          <table:table-cell office:value-type="string">
            <text:p>F/ 1704</text:p>
          </table:table-cell>
          <table:table-cell table:style-name="ce7" office:value-type="date" office:date-value="2009-08-29">
            <text:p>29/08/09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9" office:value-type="string">
            <text:p>52428877-N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46.77">
            <text:p>146,7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818</text:p>
          </table:table-cell>
          <table:table-cell table:style-name="ce7" office:value-type="date" office:date-value="2009-12-02">
            <text:p>02/12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310.44">
            <text:p>1310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0</text:p>
          </table:table-cell>
          <table:table-cell office:value-type="string">
            <text:p>F/ 1720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9" office:value-type="string">
            <text:p>52429266-K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1.71">
            <text:p>91,7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1</text:p>
          </table:table-cell>
          <table:table-cell office:value-type="string">
            <text:p>F/ 1816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8" office:value-type="string">
            <text:p>52429415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00.3">
            <text:p>300,3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3</text:p>
          </table:table-cell>
          <table:table-cell office:value-type="string">
            <text:p>F/ 1642</text:p>
          </table:table-cell>
          <table:table-cell table:style-name="ce7" office:value-type="date" office:date-value="2009-06-20">
            <text:p>20/06/09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9" office:value-type="string">
            <text:p>5242976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996.75">
            <text:p>996,7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F/ 1812</text:p>
          </table:table-cell>
          <table:table-cell table:style-name="ce7" office:value-type="date" office:date-value="2009-11-28">
            <text:p>28/11/09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9" office:value-type="string">
            <text:p>53085983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21.98">
            <text:p>321,9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6</text:p>
          </table:table-cell>
          <table:table-cell office:value-type="string">
            <text:p>F/ 1861</text:p>
          </table:table-cell>
          <table:table-cell table:style-name="ce7" office:value-type="date" office:date-value="2009-12-23">
            <text:p>23/12/09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9" office:value-type="string">
            <text:p>53326297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82.7">
            <text:p>582,7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5</text:p>
          </table:table-cell>
          <table:table-cell office:value-type="string">
            <text:p>F/ 1739</text:p>
          </table:table-cell>
          <table:table-cell table:style-name="ce7" office:value-type="date" office:date-value="2009-10-15">
            <text:p>15/10/09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9" office:value-type="string">
            <text:p>53326469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71.7">
            <text:p>671,7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F/ 1737</text:p>
          </table:table-cell>
          <table:table-cell table:style-name="ce7" office:value-type="date" office:date-value="2009-10-11">
            <text:p>11/10/09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9" office:value-type="string">
            <text:p>53326731-A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20.96">
            <text:p>220,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F/ 1661</text:p>
          </table:table-cell>
          <table:table-cell table:style-name="ce7" office:value-type="date" office:date-value="2009-07-21">
            <text:p>21/07/09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9" office:value-type="string">
            <text:p>53326736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85.64">
            <text:p>185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3</text:p>
          </table:table-cell>
          <table:table-cell office:value-type="string">
            <text:p>F/ 1693</text:p>
          </table:table-cell>
          <table:table-cell table:style-name="ce7" office:value-type="date" office:date-value="2009-08-23">
            <text:p>23/08/09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9" office:value-type="string">
            <text:p>53327414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9.57">
            <text:p>15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15</text:p>
          </table:table-cell>
          <table:table-cell office:value-type="string">
            <text:p>F/ 1628</text:p>
          </table:table-cell>
          <table:table-cell table:style-name="ce7" office:value-type="date" office:date-value="2009-05-25">
            <text:p>25/05/09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9" office:value-type="string">
            <text:p>53328148-C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9.38">
            <text:p>159,3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846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23.85">
            <text:p>323,85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F/ 1844</text:p>
          </table:table-cell>
          <table:table-cell table:style-name="ce7" office:value-type="date" office:date-value="2009-12-15">
            <text:p>15/12/09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9" office:value-type="string">
            <text:p>53328818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94.81">
            <text:p>294,81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AB/ 120</text:p>
          </table:table-cell>
          <table:table-cell table:style-name="ce7" office:value-type="date" office:date-value="2009-01-28">
            <text:p>28/01/09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9" office:value-type="string">
            <text:p>533288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-148.42">
            <text:p>-148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75</text:p>
          </table:table-cell>
          <table:table-cell office:value-type="string">
            <text:p>F/ 1524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9" office:value-type="string">
            <text:p>53329129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915.82">
            <text:p>915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65</text:p>
          </table:table-cell>
          <table:table-cell office:value-type="string">
            <text:p>F/ 1547</text:p>
          </table:table-cell>
          <table:table-cell table:style-name="ce7" office:value-type="date" office:date-value="2009-04-02">
            <text:p>02/04/09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9" office:value-type="string">
            <text:p>53329219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53.44">
            <text:p>153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32</text:p>
          </table:table-cell>
          <table:table-cell table:style-name="ce7" office:value-type="date" office:date-value="2009-12-10">
            <text:p>10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63">
            <text:p>318,6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1</text:p>
          </table:table-cell>
          <table:table-cell office:value-type="string">
            <text:p>F/ 1614</text:p>
          </table:table-cell>
          <table:table-cell table:style-name="ce7" office:value-type="date" office:date-value="2009-05-13">
            <text:p>13/05/09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9" office:value-type="string">
            <text:p>53329600-F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2.32">
            <text:p>162,3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68</text:p>
          </table:table-cell>
          <table:table-cell office:value-type="string">
            <text:p>F/ 1480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9" office:value-type="string">
            <text:p>53330011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33.59">
            <text:p>433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2</text:p>
          </table:table-cell>
          <table:table-cell office:value-type="string">
            <text:p>F/ 1781</text:p>
          </table:table-cell>
          <table:table-cell table:style-name="ce7" office:value-type="date" office:date-value="2009-11-11">
            <text:p>11/11/09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9" office:value-type="string">
            <text:p>54321543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8.39">
            <text:p>558,39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F/ 1458</text:p>
          </table:table-cell>
          <table:table-cell table:style-name="ce7" office:value-type="date" office:date-value="2009-01-04">
            <text:p>04/01/09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9" office:value-type="string">
            <text:p>54674433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8.58">
            <text:p>168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1</text:p>
          </table:table-cell>
          <table:table-cell office:value-type="string">
            <text:p>F/ 1688</text:p>
          </table:table-cell>
          <table:table-cell table:style-name="ce7" office:value-type="date" office:date-value="2009-08-14">
            <text:p>14/08/09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9" office:value-type="string">
            <text:p>6929066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156.34">
            <text:p>1156,3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F/ 1721</text:p>
          </table:table-cell>
          <table:table-cell table:style-name="ce7" office:value-type="date" office:date-value="2009-09-23">
            <text:p>23/09/09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9" office:value-type="string">
            <text:p>76543210-P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87.9">
            <text:p>587,9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7</text:p>
          </table:table-cell>
          <table:table-cell office:value-type="string">
            <text:p>F/ 1876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9" office:value-type="string">
            <text:p>77317485-M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18.89">
            <text:p>318,8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22</text:p>
          </table:table-cell>
          <table:table-cell office:value-type="string">
            <text:p>F/ 1675</text:p>
          </table:table-cell>
          <table:table-cell table:style-name="ce7" office:value-type="date" office:date-value="2009-08-04">
            <text:p>04/08/09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9" office:value-type="string">
            <text:p>7731750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45.27">
            <text:p>445,2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F/ 1588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9" office:value-type="string">
            <text:p>77317617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647.88">
            <text:p>647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745</text:p>
          </table:table-cell>
          <table:table-cell table:style-name="ce7" office:value-type="date" office:date-value="2009-10-21">
            <text:p>21/10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01.58">
            <text:p>301,5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1</text:p>
          </table:table-cell>
          <table:table-cell office:value-type="string">
            <text:p>F/ 1857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9" office:value-type="string">
            <text:p>77317628-V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94.82">
            <text:p>294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4</text:p>
          </table:table-cell>
          <table:table-cell office:value-type="string">
            <text:p>F/ 1514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8" office:value-type="string">
            <text:p>7731863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89.43">
            <text:p>189,4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1</text:p>
          </table:table-cell>
          <table:table-cell office:value-type="string">
            <text:p>F/ 1634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9" office:value-type="string">
            <text:p>77318673-T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70.26">
            <text:p>670,2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465</text:p>
          </table:table-cell>
          <table:table-cell table:style-name="ce7" office:value-type="date" office:date-value="2009-01-09">
            <text:p>09/01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310.88">
            <text:p>1310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40</text:p>
          </table:table-cell>
          <table:table-cell office:value-type="string">
            <text:p>F/ 1554</text:p>
          </table:table-cell>
          <table:table-cell table:style-name="ce7" office:value-type="date" office:date-value="2009-04-06">
            <text:p>06/04/09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9" office:value-type="string">
            <text:p>77613864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24.14">
            <text:p>124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F/ 1794</text:p>
          </table:table-cell>
          <table:table-cell table:style-name="ce7" office:value-type="date" office:date-value="2009-11-18">
            <text:p>18/11/09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9" office:value-type="string">
            <text:p>77614170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614.24">
            <text:p>614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81</text:p>
          </table:table-cell>
          <table:table-cell office:value-type="string">
            <text:p>F/ 1836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9" office:value-type="string">
            <text:p>77614175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08.21">
            <text:p>208,2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59</text:p>
          </table:table-cell>
          <table:table-cell office:value-type="string">
            <text:p>F/ 1682</text:p>
          </table:table-cell>
          <table:table-cell table:style-name="ce7" office:value-type="date" office:date-value="2009-08-09">
            <text:p>09/08/0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9" office:value-type="string">
            <text:p>77741884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.01">
            <text:p>78,0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8</text:p>
          </table:table-cell>
          <table:table-cell table:style-name="ce7" office:value-type="date" office:date-value="2009-11-14">
            <text:p>14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25.96">
            <text:p>325,9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F/ 1802</text:p>
          </table:table-cell>
          <table:table-cell table:style-name="ce7" office:value-type="date" office:date-value="2009-11-22">
            <text:p>22/11/09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9" office:value-type="string">
            <text:p>777419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55.48">
            <text:p>155,4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73</text:p>
          </table:table-cell>
          <table:table-cell office:value-type="string">
            <text:p>F/ 1825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9" office:value-type="string">
            <text:p>77742006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759.42">
            <text:p>759,42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F/ 1520</text:p>
          </table:table-cell>
          <table:table-cell table:style-name="ce7" office:value-type="date" office:date-value="2009-03-13">
            <text:p>13/03/09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9" office:value-type="string">
            <text:p>7774201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09.57">
            <text:p>209,5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2</text:p>
          </table:table-cell>
          <table:table-cell office:value-type="string">
            <text:p>F/ 1799</text:p>
          </table:table-cell>
          <table:table-cell table:style-name="ce7" office:value-type="date" office:date-value="2009-11-20">
            <text:p>20/11/09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9" office:value-type="string">
            <text:p>79290549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79.67">
            <text:p>279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33</text:p>
          </table:table-cell>
          <table:table-cell table:style-name="ce7" office:value-type="date" office:date-value="2009-05-29">
            <text:p>29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67.59">
            <text:p>167,5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77</text:p>
          </table:table-cell>
          <table:table-cell office:value-type="string">
            <text:p>F/ 1778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9" office:value-type="string">
            <text:p>79290627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89.52">
            <text:p>289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1</text:p>
          </table:table-cell>
          <table:table-cell office:value-type="string">
            <text:p>F/ 1651</text:p>
          </table:table-cell>
          <table:table-cell table:style-name="ce7" office:value-type="date" office:date-value="2009-07-04">
            <text:p>04/07/09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9" office:value-type="string">
            <text:p>79290659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0.18">
            <text:p>80,1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58</text:p>
          </table:table-cell>
          <table:table-cell office:value-type="string">
            <text:p>F/ 1657</text:p>
          </table:table-cell>
          <table:table-cell table:style-name="ce7" office:value-type="date" office:date-value="2009-07-17">
            <text:p>17/07/09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8" office:value-type="string">
            <text:p>79290663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48.76">
            <text:p>648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292</text:p>
          </table:table-cell>
          <table:table-cell office:value-type="string">
            <text:p>F/ 1536</text:p>
          </table:table-cell>
          <table:table-cell table:style-name="ce7" office:value-type="date" office:date-value="2009-03-23">
            <text:p>23/03/09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9" office:value-type="string">
            <text:p>7929066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556.34">
            <text:p>556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7</text:p>
          </table:table-cell>
          <table:table-cell office:value-type="string">
            <text:p>F/ 1527</text:p>
          </table:table-cell>
          <table:table-cell table:style-name="ce7" office:value-type="date" office:date-value="2009-03-17">
            <text:p>17/03/09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9" office:value-type="string">
            <text:p>79290672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82.4">
            <text:p>82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41</text:p>
          </table:table-cell>
          <table:table-cell office:value-type="string">
            <text:p>F/ 1638</text:p>
          </table:table-cell>
          <table:table-cell table:style-name="ce7" office:value-type="date" office:date-value="2009-06-09">
            <text:p>09/06/09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9" office:value-type="string">
            <text:p>79290685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70.78">
            <text:p>67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2</text:p>
          </table:table-cell>
          <table:table-cell office:value-type="string">
            <text:p>F/ 1731</text:p>
          </table:table-cell>
          <table:table-cell table:style-name="ce7" office:value-type="date" office:date-value="2009-10-05">
            <text:p>05/10/09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9" office:value-type="string">
            <text:p>81063922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234.29">
            <text:p>234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1</text:p>
          </table:table-cell>
          <table:table-cell office:value-type="string">
            <text:p>F/ 1454</text:p>
          </table:table-cell>
          <table:table-cell table:style-name="ce7" office:value-type="date" office:date-value="2009-01-01">
            <text:p>01/01/09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9" office:value-type="string">
            <text:p>81210320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0.78">
            <text:p>160,7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652</text:p>
          </table:table-cell>
          <table:table-cell table:style-name="ce7" office:value-type="date" office:date-value="2009-07-07">
            <text:p>07/07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319.11">
            <text:p>319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733</text:p>
          </table:table-cell>
          <table:table-cell table:style-name="ce7" office:value-type="date" office:date-value="2009-10-07">
            <text:p>07/10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496.86">
            <text:p>496,8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551</text:p>
          </table:table-cell>
          <table:table-cell table:style-name="ce7" office:value-type="date" office:date-value="2009-04-04">
            <text:p>04/04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284.74">
            <text:p>284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98</text:p>
          </table:table-cell>
          <table:table-cell office:value-type="string">
            <text:p>F/ 1805</text:p>
          </table:table-cell>
          <table:table-cell table:style-name="ce7" office:value-type="date" office:date-value="2009-11-24">
            <text:p>24/11/09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9" office:value-type="string">
            <text:p>81408943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8.06">
            <text:p>638,0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1</text:p>
          </table:table-cell>
          <table:table-cell office:value-type="string">
            <text:p>F/ 1707</text:p>
          </table:table-cell>
          <table:table-cell table:style-name="ce7" office:value-type="date" office:date-value="2009-09-03">
            <text:p>03/09/09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9" office:value-type="string">
            <text:p>81607482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93.46">
            <text:p>393,4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6</text:p>
          </table:table-cell>
          <table:table-cell office:value-type="string">
            <text:p>F/ 1716</text:p>
          </table:table-cell>
          <table:table-cell table:style-name="ce7" office:value-type="date" office:date-value="2009-09-14">
            <text:p>14/09/09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12.34">
            <text:p>11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29</text:p>
          </table:table-cell>
          <table:table-cell office:value-type="string">
            <text:p>F/ 1620</text:p>
          </table:table-cell>
          <table:table-cell table:style-name="ce7" office:value-type="date" office:date-value="2009-05-18">
            <text:p>18/05/0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9" office:value-type="string">
            <text:p>81609654-L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87.64">
            <text:p>287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24</text:p>
          </table:table-cell>
          <table:table-cell office:value-type="string">
            <text:p>F/ 1702</text:p>
          </table:table-cell>
          <table:table-cell table:style-name="ce7" office:value-type="date" office:date-value="2009-08-27">
            <text:p>27/08/09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9" office:value-type="string">
            <text:p>81648047-A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319.09">
            <text:p>319,0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2</text:p>
          </table:table-cell>
          <table:table-cell office:value-type="string">
            <text:p>F/ 1859</text:p>
          </table:table-cell>
          <table:table-cell table:style-name="ce7" office:value-type="date" office:date-value="2009-12-22">
            <text:p>22/12/09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9" office:value-type="string">
            <text:p>81660988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61.4">
            <text:p>161,4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6</text:p>
          </table:table-cell>
          <table:table-cell office:value-type="string">
            <text:p>F/ 1786</text:p>
          </table:table-cell>
          <table:table-cell table:style-name="ce7" office:value-type="date" office:date-value="2009-11-13">
            <text:p>13/11/09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75.64">
            <text:p>875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35</text:p>
          </table:table-cell>
          <table:table-cell office:value-type="string">
            <text:p>F/ 1576</text:p>
          </table:table-cell>
          <table:table-cell table:style-name="ce7" office:value-type="date" office:date-value="2009-04-18">
            <text:p>18/04/09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9" office:value-type="string">
            <text:p>81723637-X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89.93">
            <text:p>389,9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7</text:p>
          </table:table-cell>
          <table:table-cell office:value-type="string">
            <text:p>F/ 1759</text:p>
          </table:table-cell>
          <table:table-cell table:style-name="ce7" office:value-type="date" office:date-value="2009-10-29">
            <text:p>29/10/09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9" office:value-type="string">
            <text:p>81757006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32.13">
            <text:p>332,1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53</text:p>
          </table:table-cell>
          <table:table-cell office:value-type="string">
            <text:p>F/ 1563</text:p>
          </table:table-cell>
          <table:table-cell table:style-name="ce7" office:value-type="date" office:date-value="2009-04-08">
            <text:p>08/04/09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9" office:value-type="string">
            <text:p>81773033-W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768.12">
            <text:p>768,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644</text:p>
          </table:table-cell>
          <table:table-cell table:style-name="ce7" office:value-type="date" office:date-value="2009-06-29">
            <text:p>29/06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1.16">
            <text:p>161,1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72</text:p>
          </table:table-cell>
          <table:table-cell office:value-type="string">
            <text:p>F/ 1592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9" office:value-type="string">
            <text:p>81804910-H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5.86">
            <text:p>155,86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F/ 1774</text:p>
          </table:table-cell>
          <table:table-cell table:style-name="ce7" office:value-type="date" office:date-value="2009-11-07">
            <text:p>07/11/09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9" office:value-type="string">
            <text:p>8180525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671.18">
            <text:p>671,1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F/ 1525</text:p>
          </table:table-cell>
          <table:table-cell table:style-name="ce7" office:value-type="date" office:date-value="2009-03-15">
            <text:p>15/03/0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9" office:value-type="string">
            <text:p>81805594-I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57.31">
            <text:p>857,3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0</text:p>
          </table:table-cell>
          <table:table-cell office:value-type="string">
            <text:p>F/ 1871</text:p>
          </table:table-cell>
          <table:table-cell table:style-name="ce7" office:value-type="date" office:date-value="2009-12-27">
            <text:p>27/12/09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9" office:value-type="string">
            <text:p>8180565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8.11">
            <text:p>498,11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26</text:p>
          </table:table-cell>
          <table:table-cell table:style-name="ce7" office:value-type="date" office:date-value="2009-05-23">
            <text:p>23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634.28">
            <text:p>634,2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F/ 1743</text:p>
          </table:table-cell>
          <table:table-cell table:style-name="ce7" office:value-type="date" office:date-value="2009-10-19">
            <text:p>19/10/09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9" office:value-type="string">
            <text:p>81807063-P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43.76">
            <text:p>743,76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47</text:p>
          </table:table-cell>
          <table:table-cell office:value-type="string">
            <text:p>F/ 1593</text:p>
          </table:table-cell>
          <table:table-cell table:style-name="ce7" office:value-type="date" office:date-value="2009-04-29">
            <text:p>29/04/09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9" office:value-type="string">
            <text:p>81807292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105.73">
            <text:p>105,73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83</text:p>
          </table:table-cell>
          <table:table-cell table:style-name="ce7" office:value-type="date" office:date-value="2009-11-12">
            <text:p>12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152.97">
            <text:p>152,97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F/ 1827</text:p>
          </table:table-cell>
          <table:table-cell table:style-name="ce7" office:value-type="date" office:date-value="2009-12-06">
            <text:p>06/12/09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9" office:value-type="string">
            <text:p>81807406-R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223.74">
            <text:p>223,7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33</text:p>
          </table:table-cell>
          <table:table-cell office:value-type="string">
            <text:p>F/ 1763</text:p>
          </table:table-cell>
          <table:table-cell table:style-name="ce7" office:value-type="date" office:date-value="2009-11-01">
            <text:p>01/11/09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9" office:value-type="string">
            <text:p>81808369-V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869.88">
            <text:p>869,8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04</text:p>
          </table:table-cell>
          <table:table-cell office:value-type="string">
            <text:p>F/ 1828</text:p>
          </table:table-cell>
          <table:table-cell table:style-name="ce7" office:value-type="date" office:date-value="2009-12-08">
            <text:p>08/12/09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9" office:value-type="string">
            <text:p>81811165-G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35.67">
            <text:p>335,67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4</text:p>
          </table:table-cell>
          <table:table-cell office:value-type="string">
            <text:p>F/ 1847</text:p>
          </table:table-cell>
          <table:table-cell table:style-name="ce7" office:value-type="date" office:date-value="2009-12-16">
            <text:p>16/12/09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67.62">
            <text:p>367,6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40</text:p>
          </table:table-cell>
          <table:table-cell office:value-type="string">
            <text:p>F/ 1755</text:p>
          </table:table-cell>
          <table:table-cell table:style-name="ce7" office:value-type="date" office:date-value="2009-10-27">
            <text:p>27/10/09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9" office:value-type="string">
            <text:p>83323717-L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112.52">
            <text:p>112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394</text:p>
          </table:table-cell>
          <table:table-cell office:value-type="string">
            <text:p>F/ 1725</text:p>
          </table:table-cell>
          <table:table-cell table:style-name="ce7" office:value-type="date" office:date-value="2009-09-26">
            <text:p>26/09/09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9" office:value-type="string">
            <text:p>83326211-J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07.52">
            <text:p>407,5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55</text:p>
          </table:table-cell>
          <table:table-cell office:value-type="string">
            <text:p>AB/ 147</text:p>
          </table:table-cell>
          <table:table-cell table:style-name="ce7" office:value-type="date" office:date-value="2009-12-30">
            <text:p>30/12/09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9" office:value-type="string">
            <text:p>83338474-R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-487.64">
            <text:p>-487,6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37</text:p>
          </table:table-cell>
          <table:table-cell office:value-type="string">
            <text:p>F/ 1835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9" office:value-type="string">
            <text:p>83338475-B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311.42">
            <text:p>311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30</text:p>
          </table:table-cell>
          <table:table-cell office:value-type="string">
            <text:p>F/ 1814</text:p>
          </table:table-cell>
          <table:table-cell table:style-name="ce7" office:value-type="date" office:date-value="2009-11-30">
            <text:p>30/11/09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35.82">
            <text:p>935,8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18</text:p>
          </table:table-cell>
          <table:table-cell office:value-type="string">
            <text:p>F/ 1777</text:p>
          </table:table-cell>
          <table:table-cell table:style-name="ce7" office:value-type="date" office:date-value="2009-11-08">
            <text:p>08/11/09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812.34">
            <text:p>812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96</text:p>
          </table:table-cell>
          <table:table-cell office:value-type="string">
            <text:p>F/ 1703</text:p>
          </table:table-cell>
          <table:table-cell table:style-name="ce7" office:value-type="date" office:date-value="2009-08-28">
            <text:p>28/08/09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9" office:value-type="string">
            <text:p>83345658-H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8.8">
            <text:p>168,8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585</text:p>
          </table:table-cell>
          <table:table-cell office:value-type="string">
            <text:p>F/ 1532</text:p>
          </table:table-cell>
          <table:table-cell table:style-name="ce7" office:value-type="date" office:date-value="2009-03-21">
            <text:p>21/03/09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9" office:value-type="string">
            <text:p>83345698-S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449.42">
            <text:p>449,4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18</text:p>
          </table:table-cell>
          <table:table-cell office:value-type="string">
            <text:p>F/ 1513</text:p>
          </table:table-cell>
          <table:table-cell table:style-name="ce7" office:value-type="date" office:date-value="2009-03-07">
            <text:p>07/03/09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9" office:value-type="string">
            <text:p>83348927-AT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958.24">
            <text:p>958,2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9</text:p>
          </table:table-cell>
          <table:table-cell office:value-type="string">
            <text:p>F/ 1834</text:p>
          </table:table-cell>
          <table:table-cell table:style-name="ce7" office:value-type="date" office:date-value="2009-12-12">
            <text:p>12/12/0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494.34">
            <text:p>494,3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692</text:p>
          </table:table-cell>
          <table:table-cell office:value-type="string">
            <text:p>F/ 1481</text:p>
          </table:table-cell>
          <table:table-cell table:style-name="ce7" office:value-type="date" office:date-value="2009-01-25">
            <text:p>25/01/09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9" office:value-type="string">
            <text:p>83352026-N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60">
            <text:p>60</text:p>
          </table:table-cell>
          <table:table-cell table:style-name="ce13" office:value-type="float" office:value="167.99">
            <text:p>167,9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443</text:p>
          </table:table-cell>
          <table:table-cell office:value-type="string">
            <text:p>F/ 1779</text:p>
          </table:table-cell>
          <table:table-cell table:style-name="ce7" office:value-type="date" office:date-value="2009-11-10">
            <text:p>10/11/09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9" office:value-type="string">
            <text:p>83352514-F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782.14">
            <text:p>782,14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F/ 1587</text:p>
          </table:table-cell>
          <table:table-cell table:style-name="ce7" office:value-type="date" office:date-value="2009-04-26">
            <text:p>26/04/09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9" office:value-type="string">
            <text:p>83352529-S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30">
            <text:p>30</text:p>
          </table:table-cell>
          <table:table-cell table:style-name="ce13" office:value-type="float" office:value="321.44">
            <text:p>321,44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36</text:p>
          </table:table-cell>
          <table:table-cell office:value-type="string">
            <text:p>F/ 1604</text:p>
          </table:table-cell>
          <table:table-cell table:style-name="ce7" office:value-type="date" office:date-value="2009-05-05">
            <text:p>05/05/09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11" office:value-type="float" office:value="0">
            <text:p>0</text:p>
          </table:table-cell>
          <table:table-cell table:style-name="ce13" office:value-type="float" office:value="598.29">
            <text:p>598,29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s text:c="7"/>704</text:p>
          </table:table-cell>
          <table:table-cell office:value-type="string">
            <text:p>F/ 1608</text:p>
          </table:table-cell>
          <table:table-cell table:style-name="ce7" office:value-type="date" office:date-value="2009-05-08">
            <text:p>08/05/09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9" office:value-type="string">
            <text:p>83354723-M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12" office:value-type="float" office:value="90">
            <text:p>90</text:p>
          </table:table-cell>
          <table:table-cell table:style-name="ce13" office:value-type="float" office:value="297.36">
            <text:p>297,36</text:p>
          </table:table-cell>
          <table:table-cell table:number-columns-repeated="1013"/>
        </table:table-row>
        <table:table-row table:style-name="ro1" table:number-rows-repeated="650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s1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number-columns-repeated="215" table:default-cell-style-name="ce2"/>
        <table:table-column table:style-name="co8" table:number-columns-repeated="805" table:default-cell-style-name="ce2"/>
        <table:table-row table:style-name="ro1">
          <table:table-cell table:style-name="ce14" office:value-type="string">
            <text:p>codi_client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cognoms</text:p>
          </table:table-cell>
          <table:table-cell table:style-name="ce6" office:value-type="string">
            <text:p>NIF</text:p>
          </table:table-cell>
          <table:table-cell table:style-name="ce14" table:number-columns-repeated="1019"/>
          <table:table-cell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RAMON</text:p>
          </table:table-cell>
          <table:table-cell office:value-type="string">
            <text:p>MORENO ADAME</text:p>
          </table:table-cell>
          <table:table-cell table:style-name="ce9" office:value-type="string">
            <text:p>53330011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JUAN JOSE</text:p>
          </table:table-cell>
          <table:table-cell office:value-type="string">
            <text:p>RUIZ LUCAS</text:p>
          </table:table-cell>
          <table:table-cell table:style-name="ce9" office:value-type="string">
            <text:p>46805652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RAMON</text:p>
          </table:table-cell>
          <table:table-cell office:value-type="string">
            <text:p>VELA DEL NOGAL</text:p>
          </table:table-cell>
          <table:table-cell table:style-name="ce9" office:value-type="string">
            <text:p>41003270-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IVAN</text:p>
          </table:table-cell>
          <table:table-cell office:value-type="string">
            <text:p>RODRIGUEZ LOPEZ</text:p>
          </table:table-cell>
          <table:table-cell table:style-name="ce9" office:value-type="string">
            <text:p>47631062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JORDI</text:p>
          </table:table-cell>
          <table:table-cell office:value-type="string">
            <text:p>BAHAMONTES CALVET</text:p>
          </table:table-cell>
          <table:table-cell table:style-name="ce9" office:value-type="string">
            <text:p>7774200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JAVIER</text:p>
          </table:table-cell>
          <table:table-cell office:value-type="string">
            <text:p>BRADINERAS CORE</text:p>
          </table:table-cell>
          <table:table-cell table:style-name="ce8" office:value-type="string">
            <text:p>77318633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MARC</text:p>
          </table:table-cell>
          <table:table-cell office:value-type="string">
            <text:p>SERRASOLSAS CLARET</text:p>
          </table:table-cell>
          <table:table-cell table:style-name="ce9" office:value-type="string">
            <text:p>3936293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REBECA</text:p>
          </table:table-cell>
          <table:table-cell office:value-type="string">
            <text:p>PICÓN JIMÉNEZ</text:p>
          </table:table-cell>
          <table:table-cell table:style-name="ce9" office:value-type="string">
            <text:p>47438502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ROSA MARIA</text:p>
          </table:table-cell>
          <table:table-cell office:value-type="string">
            <text:p>VIDAL PÉREZ</text:p>
          </table:table-cell>
          <table:table-cell table:style-name="ce8" office:value-type="string">
            <text:p>52423176-B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KOUNY</text:p>
          </table:table-cell>
          <table:table-cell office:value-type="string">
            <text:p>TORRES ARROYO</text:p>
          </table:table-cell>
          <table:table-cell table:style-name="ce9" office:value-type="string">
            <text:p>81805594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MONICA</text:p>
          </table:table-cell>
          <table:table-cell office:value-type="string">
            <text:p>RUBIO BENITO</text:p>
          </table:table-cell>
          <table:table-cell table:style-name="ce9" office:value-type="string">
            <text:p>53326736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MARTA</text:p>
          </table:table-cell>
          <table:table-cell office:value-type="string">
            <text:p>SORIA TRIBO</text:p>
          </table:table-cell>
          <table:table-cell table:style-name="ce9" office:value-type="string">
            <text:p>52424492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ANTONI</text:p>
          </table:table-cell>
          <table:table-cell office:value-type="string">
            <text:p>CABANES MONTON</text:p>
          </table:table-cell>
          <table:table-cell table:style-name="ce9" office:value-type="string">
            <text:p>12389751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JOAN MARC</text:p>
          </table:table-cell>
          <table:table-cell office:value-type="string">
            <text:p>SERIOL KLIMT</text:p>
          </table:table-cell>
          <table:table-cell table:style-name="ce9" office:value-type="string">
            <text:p>52426255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DANIEL</text:p>
          </table:table-cell>
          <table:table-cell office:value-type="string">
            <text:p>RISQUETE BAUTISTA</text:p>
          </table:table-cell>
          <table:table-cell table:style-name="ce9" office:value-type="string">
            <text:p>4100012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RAFAEL</text:p>
          </table:table-cell>
          <table:table-cell office:value-type="string">
            <text:p>VALDERAS PEREZ</text:p>
          </table:table-cell>
          <table:table-cell table:style-name="ce9" office:value-type="string">
            <text:p>53328875-B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MERITXELL</text:p>
          </table:table-cell>
          <table:table-cell office:value-type="string">
            <text:p>SORIANO MARTIN</text:p>
          </table:table-cell>
          <table:table-cell table:style-name="ce9" office:value-type="string">
            <text:p>39384055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DOLORS</text:p>
          </table:table-cell>
          <table:table-cell office:value-type="string">
            <text:p>COMES PLA</text:p>
          </table:table-cell>
          <table:table-cell table:style-name="ce9" office:value-type="string">
            <text:p>35751651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MÒNICA</text:p>
          </table:table-cell>
          <table:table-cell office:value-type="string">
            <text:p>RODRÍGUEZ CALDERÓN</text:p>
          </table:table-cell>
          <table:table-cell table:style-name="ce9" office:value-type="string">
            <text:p>52219378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NEUS</text:p>
          </table:table-cell>
          <table:table-cell office:value-type="string">
            <text:p>APARICIO VENTURA</text:p>
          </table:table-cell>
          <table:table-cell table:style-name="ce9" office:value-type="string">
            <text:p>7929066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JORDI</text:p>
          </table:table-cell>
          <table:table-cell office:value-type="string">
            <text:p>DE LA TORRE PLANA</text:p>
          </table:table-cell>
          <table:table-cell table:style-name="ce9" office:value-type="string">
            <text:p>37661668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Mª DE LA CONCEPCIÓN</text:p>
          </table:table-cell>
          <table:table-cell office:value-type="string">
            <text:p>RUIZ MAYO</text:p>
          </table:table-cell>
          <table:table-cell table:style-name="ce9" office:value-type="string">
            <text:p>41000141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SONIA</text:p>
          </table:table-cell>
          <table:table-cell office:value-type="string">
            <text:p>VILLORIA BENAVIDES</text:p>
          </table:table-cell>
          <table:table-cell table:style-name="ce9" office:value-type="string">
            <text:p>47633979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JULIAN</text:p>
          </table:table-cell>
          <table:table-cell office:value-type="string">
            <text:p>RUIZ NUÑEZ</text:p>
          </table:table-cell>
          <table:table-cell table:style-name="ce9" office:value-type="string">
            <text:p>12352530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AINA</text:p>
          </table:table-cell>
          <table:table-cell office:value-type="string">
            <text:p>TELLEZ ARBOS</text:p>
          </table:table-cell>
          <table:table-cell table:style-name="ce9" office:value-type="string">
            <text:p>12323438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ROSA</text:p>
          </table:table-cell>
          <table:table-cell office:value-type="string">
            <text:p>RODRÍGUEZ CALVERAS</text:p>
          </table:table-cell>
          <table:table-cell table:style-name="ce8" office:value-type="string">
            <text:p>3937836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MARC</text:p>
          </table:table-cell>
          <table:table-cell office:value-type="string">
            <text:p>LOPEZ PLANA</text:p>
          </table:table-cell>
          <table:table-cell table:style-name="ce9" office:value-type="string">
            <text:p>4339196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NORMA</text:p>
          </table:table-cell>
          <table:table-cell office:value-type="string">
            <text:p>CARBONA MUR</text:p>
          </table:table-cell>
          <table:table-cell table:style-name="ce9" office:value-type="string">
            <text:p>52422801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ALEJANDRO</text:p>
          </table:table-cell>
          <table:table-cell office:value-type="string">
            <text:p>SAA MENDEZ</text:p>
          </table:table-cell>
          <table:table-cell table:style-name="ce9" office:value-type="string">
            <text:p>46807292-C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ALAN</text:p>
          </table:table-cell>
          <table:table-cell office:value-type="string">
            <text:p>SUÑEZ LAMMERS</text:p>
          </table:table-cell>
          <table:table-cell table:style-name="ce9" office:value-type="string">
            <text:p>47630938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JOAN</text:p>
          </table:table-cell>
          <table:table-cell office:value-type="string">
            <text:p>RUEDA LUQUE</text:p>
          </table:table-cell>
          <table:table-cell table:style-name="ce9" office:value-type="string">
            <text:p>47345320-K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ELIA</text:p>
          </table:table-cell>
          <table:table-cell office:value-type="string">
            <text:p>RIOS APARICIO</text:p>
          </table:table-cell>
          <table:table-cell table:style-name="ce9" office:value-type="string">
            <text:p>4100014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LAIA</text:p>
          </table:table-cell>
          <table:table-cell office:value-type="string">
            <text:p>TORRENT PARKINSON</text:p>
          </table:table-cell>
          <table:table-cell table:style-name="ce9" office:value-type="string">
            <text:p>38855278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MARC</text:p>
          </table:table-cell>
          <table:table-cell office:value-type="string">
            <text:p>VIDAL ARROYO</text:p>
          </table:table-cell>
          <table:table-cell table:style-name="ce9" office:value-type="string">
            <text:p>81805251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BORJA</text:p>
          </table:table-cell>
          <table:table-cell office:value-type="string">
            <text:p>SANCHEZ NEIRA</text:p>
          </table:table-cell>
          <table:table-cell table:style-name="ce9" office:value-type="string">
            <text:p>41000160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CRISTIAN</text:p>
          </table:table-cell>
          <table:table-cell office:value-type="string">
            <text:p>SAMPER-SORIA MONTERO</text:p>
          </table:table-cell>
          <table:table-cell table:style-name="ce9" office:value-type="string">
            <text:p>12378531-X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VERONICA</text:p>
          </table:table-cell>
          <table:table-cell office:value-type="string">
            <text:p>SANTIAGO GIRALDEZ</text:p>
          </table:table-cell>
          <table:table-cell table:style-name="ce9" office:value-type="string">
            <text:p>53085983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MIRIAM</text:p>
          </table:table-cell>
          <table:table-cell office:value-type="string">
            <text:p>RONDONES PAINO</text:p>
          </table:table-cell>
          <table:table-cell table:style-name="ce9" office:value-type="string">
            <text:p>12352025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MIREIA</text:p>
          </table:table-cell>
          <table:table-cell office:value-type="string">
            <text:p>ROSADOS FERNANDEZ</text:p>
          </table:table-cell>
          <table:table-cell table:style-name="ce9" office:value-type="string">
            <text:p>12348927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LAURA</text:p>
          </table:table-cell>
          <table:table-cell office:value-type="string">
            <text:p>ROQUE PALMA</text:p>
          </table:table-cell>
          <table:table-cell table:style-name="ce9" office:value-type="string">
            <text:p>41000162-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JORGE</text:p>
          </table:table-cell>
          <table:table-cell office:value-type="string">
            <text:p>SANZ-TOLEDO LOPEZ</text:p>
          </table:table-cell>
          <table:table-cell table:style-name="ce9" office:value-type="string">
            <text:p>1230123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JOAQUIM</text:p>
          </table:table-cell>
          <table:table-cell office:value-type="string">
            <text:p>LORENZO LINARES</text:p>
          </table:table-cell>
          <table:table-cell table:style-name="ce9" office:value-type="string">
            <text:p>7731750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JACINTO GABINO</text:p>
          </table:table-cell>
          <table:table-cell office:value-type="string">
            <text:p>SINTES CALVO</text:p>
          </table:table-cell>
          <table:table-cell table:style-name="ce8" office:value-type="string">
            <text:p>52425541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RUBEN</text:p>
          </table:table-cell>
          <table:table-cell office:value-type="string">
            <text:p>POZO GUTIERREZ</text:p>
          </table:table-cell>
          <table:table-cell table:style-name="ce9" office:value-type="string">
            <text:p>12323716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JUAN LUIS</text:p>
          </table:table-cell>
          <table:table-cell office:value-type="string">
            <text:p>REY JAIME</text:p>
          </table:table-cell>
          <table:table-cell table:style-name="ce9" office:value-type="string">
            <text:p>46807406-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MIREIA</text:p>
          </table:table-cell>
          <table:table-cell office:value-type="string">
            <text:p>SALAS ARROYO</text:p>
          </table:table-cell>
          <table:table-cell table:style-name="ce9" office:value-type="string">
            <text:p>41234570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RAUL</text:p>
          </table:table-cell>
          <table:table-cell office:value-type="string">
            <text:p>SANCHEZ SERRANO</text:p>
          </table:table-cell>
          <table:table-cell table:style-name="ce9" office:value-type="string">
            <text:p>41009320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MONTSERRAT</text:p>
          </table:table-cell>
          <table:table-cell office:value-type="string">
            <text:p>TORRENTE ARROYO</text:p>
          </table:table-cell>
          <table:table-cell table:style-name="ce9" office:value-type="string">
            <text:p>4460290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JOSE LUIS</text:p>
          </table:table-cell>
          <table:table-cell office:value-type="string">
            <text:p>CASTILLA BELLOSO</text:p>
          </table:table-cell>
          <table:table-cell table:style-name="ce9" office:value-type="string">
            <text:p>4680525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MARINA</text:p>
          </table:table-cell>
          <table:table-cell office:value-type="string">
            <text:p>PUIG PEJO</text:p>
          </table:table-cell>
          <table:table-cell table:style-name="ce9" office:value-type="string">
            <text:p>81808369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DANIEL</text:p>
          </table:table-cell>
          <table:table-cell office:value-type="string">
            <text:p>MARTINEZ NADAL</text:p>
          </table:table-cell>
          <table:table-cell table:style-name="ce9" office:value-type="string">
            <text:p>41000135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JOAN</text:p>
          </table:table-cell>
          <table:table-cell office:value-type="string">
            <text:p>TORRES ARROYO</text:p>
          </table:table-cell>
          <table:table-cell table:style-name="ce9" office:value-type="string">
            <text:p>81807063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MIRIAM</text:p>
          </table:table-cell>
          <table:table-cell office:value-type="string">
            <text:p>MUÑOZ ALCALÁ</text:p>
          </table:table-cell>
          <table:table-cell table:style-name="ce9" office:value-type="string">
            <text:p>41234581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CLARA</text:p>
          </table:table-cell>
          <table:table-cell office:value-type="string">
            <text:p>PEREZ CASTRO</text:p>
          </table:table-cell>
          <table:table-cell table:style-name="ce9" office:value-type="string">
            <text:p>5242098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MARC</text:p>
          </table:table-cell>
          <table:table-cell office:value-type="string">
            <text:p>GALCERAN OMS</text:p>
          </table:table-cell>
          <table:table-cell table:style-name="ce9" office:value-type="string">
            <text:p>77613864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JORDI</text:p>
          </table:table-cell>
          <table:table-cell office:value-type="string">
            <text:p>SAURA GOMEZ</text:p>
          </table:table-cell>
          <table:table-cell table:style-name="ce9" office:value-type="string">
            <text:p>83352529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TATIANA</text:p>
          </table:table-cell>
          <table:table-cell office:value-type="string">
            <text:p>ROVIRA NADAL</text:p>
          </table:table-cell>
          <table:table-cell table:style-name="ce9" office:value-type="string">
            <text:p>52424470-A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MARC</text:p>
          </table:table-cell>
          <table:table-cell office:value-type="string">
            <text:p>SINGLA ALONSO</text:p>
          </table:table-cell>
          <table:table-cell table:style-name="ce9" office:value-type="string">
            <text:p>37386240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JUAN JOSE</text:p>
          </table:table-cell>
          <table:table-cell office:value-type="string">
            <text:p>VILCHES MOYA</text:p>
          </table:table-cell>
          <table:table-cell table:style-name="ce9" office:value-type="string">
            <text:p>53326731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ALBA</text:p>
          </table:table-cell>
          <table:table-cell office:value-type="string">
            <text:p>GIL NICOLÁS</text:p>
          </table:table-cell>
          <table:table-cell table:style-name="ce9" office:value-type="string">
            <text:p>27601585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ALBA</text:p>
          </table:table-cell>
          <table:table-cell office:value-type="string">
            <text:p>LUQUE MARINAS</text:p>
          </table:table-cell>
          <table:table-cell table:style-name="ce9" office:value-type="string">
            <text:p>81773033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RUBEN</text:p>
          </table:table-cell>
          <table:table-cell office:value-type="string">
            <text:p>MENA DELGADO</text:p>
          </table:table-cell>
          <table:table-cell table:style-name="ce9" office:value-type="string">
            <text:p>5332646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RAQUEL</text:p>
          </table:table-cell>
          <table:table-cell office:value-type="string">
            <text:p>MARTÍNEZ LUQUE</text:p>
          </table:table-cell>
          <table:table-cell table:style-name="ce9" office:value-type="string">
            <text:p>27662789-A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ADRIÀ</text:p>
          </table:table-cell>
          <table:table-cell office:value-type="string">
            <text:p>MORENO ALCÁZAR</text:p>
          </table:table-cell>
          <table:table-cell table:style-name="ce9" office:value-type="string">
            <text:p>38853916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PEDRO</text:p>
          </table:table-cell>
          <table:table-cell office:value-type="string">
            <text:p>TRUJILLO GOMEZ</text:p>
          </table:table-cell>
          <table:table-cell table:style-name="ce9" office:value-type="string">
            <text:p>52428030-Y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MARIA</text:p>
          </table:table-cell>
          <table:table-cell office:value-type="string">
            <text:p>RESPAN MANE</text:p>
          </table:table-cell>
          <table:table-cell table:style-name="ce9" office:value-type="string">
            <text:p>12363561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M.JOSE</text:p>
          </table:table-cell>
          <table:table-cell office:value-type="string">
            <text:p>AGUADE CASTRO</text:p>
          </table:table-cell>
          <table:table-cell table:style-name="ce9" office:value-type="string">
            <text:p>41003189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LORENA</text:p>
          </table:table-cell>
          <table:table-cell office:value-type="string">
            <text:p>LILLO VAZQUEZ</text:p>
          </table:table-cell>
          <table:table-cell table:style-name="ce9" office:value-type="string">
            <text:p>4763380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ANA</text:p>
          </table:table-cell>
          <table:table-cell office:value-type="string">
            <text:p>ADELL GARRAS</text:p>
          </table:table-cell>
          <table:table-cell table:style-name="ce9" office:value-type="string">
            <text:p>81210320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DESIRÉ</text:p>
          </table:table-cell>
          <table:table-cell office:value-type="string">
            <text:p>GONZÁLEZ MARÍN</text:p>
          </table:table-cell>
          <table:table-cell table:style-name="ce9" office:value-type="string">
            <text:p>8180491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DAVID</text:p>
          </table:table-cell>
          <table:table-cell office:value-type="string">
            <text:p>GRAU NIETO</text:p>
          </table:table-cell>
          <table:table-cell table:style-name="ce9" office:value-type="string">
            <text:p>43475475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MIGUEL</text:p>
          </table:table-cell>
          <table:table-cell office:value-type="string">
            <text:p>RABELL GOMEZ</text:p>
          </table:table-cell>
          <table:table-cell table:style-name="ce9" office:value-type="string">
            <text:p>46721314-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SARA</text:p>
          </table:table-cell>
          <table:table-cell office:value-type="string">
            <text:p>SARRI GONZALEZ</text:p>
          </table:table-cell>
          <table:table-cell table:style-name="ce9" office:value-type="string">
            <text:p>39382010-M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CELIA</text:p>
          </table:table-cell>
          <table:table-cell office:value-type="string">
            <text:p>SUBIRANA RODRIGUEZ</text:p>
          </table:table-cell>
          <table:table-cell table:style-name="ce9" office:value-type="string">
            <text:p>7761417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DAVID</text:p>
          </table:table-cell>
          <table:table-cell office:value-type="string">
            <text:p>JIMENEZ CHICHARRO</text:p>
          </table:table-cell>
          <table:table-cell table:style-name="ce9" office:value-type="string">
            <text:p>5242555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MONTSERRAT</text:p>
          </table:table-cell>
          <table:table-cell office:value-type="string">
            <text:p>PUIGVERT ROIG</text:p>
          </table:table-cell>
          <table:table-cell table:style-name="ce8" office:value-type="string">
            <text:p>1238461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ANTONI</text:p>
          </table:table-cell>
          <table:table-cell office:value-type="string">
            <text:p>NIETO PASCUAL</text:p>
          </table:table-cell>
          <table:table-cell table:style-name="ce9" office:value-type="string">
            <text:p>47640818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ORIOL</text:p>
          </table:table-cell>
          <table:table-cell office:value-type="string">
            <text:p>ADSEROL <text:s/>PLANET</text:p>
          </table:table-cell>
          <table:table-cell table:style-name="ce9" office:value-type="string">
            <text:p>77614175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GEMMA</text:p>
          </table:table-cell>
          <table:table-cell office:value-type="string">
            <text:p>RODRIGUEZ-BARBERO <text:s/>REYES</text:p>
          </table:table-cell>
          <table:table-cell table:style-name="ce9" office:value-type="string">
            <text:p>38854206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JAVIER</text:p>
          </table:table-cell>
          <table:table-cell office:value-type="string">
            <text:p>NUÑEZ OLIVA</text:p>
          </table:table-cell>
          <table:table-cell table:style-name="ce9" office:value-type="string">
            <text:p>1230390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ESTHER</text:p>
          </table:table-cell>
          <table:table-cell office:value-type="string">
            <text:p>CASTILLO BADENAS</text:p>
          </table:table-cell>
          <table:table-cell table:style-name="ce9" office:value-type="string">
            <text:p>77318673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ABIGAIL</text:p>
          </table:table-cell>
          <table:table-cell office:value-type="string">
            <text:p>GUARDIA FARGAS</text:p>
          </table:table-cell>
          <table:table-cell table:style-name="ce9" office:value-type="string">
            <text:p>7929054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JAVIER</text:p>
          </table:table-cell>
          <table:table-cell office:value-type="string">
            <text:p>BERNI GARCÍA</text:p>
          </table:table-cell>
          <table:table-cell table:style-name="ce9" office:value-type="string">
            <text:p>2765899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GEORGINA</text:p>
          </table:table-cell>
          <table:table-cell office:value-type="string">
            <text:p>BRAVO GARCIA</text:p>
          </table:table-cell>
          <table:table-cell table:style-name="ce9" office:value-type="string">
            <text:p>83326211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EVELYN</text:p>
          </table:table-cell>
          <table:table-cell office:value-type="string">
            <text:p>COBOS PÉREZ</text:p>
          </table:table-cell>
          <table:table-cell table:style-name="ce9" office:value-type="string">
            <text:p>4770897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ANA</text:p>
          </table:table-cell>
          <table:table-cell office:value-type="string">
            <text:p>LOZANO <text:s/>RODRIGUEZ</text:p>
          </table:table-cell>
          <table:table-cell table:style-name="ce9" office:value-type="string">
            <text:p>81811165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DEBORAH</text:p>
          </table:table-cell>
          <table:table-cell office:value-type="string">
            <text:p>TORRES CANO</text:p>
          </table:table-cell>
          <table:table-cell table:style-name="ce9" office:value-type="string">
            <text:p>39382051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ALBA</text:p>
          </table:table-cell>
          <table:table-cell office:value-type="string">
            <text:p>RECASENS PLANA</text:p>
          </table:table-cell>
          <table:table-cell table:style-name="ce9" office:value-type="string">
            <text:p>36962434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BERTA</text:p>
          </table:table-cell>
          <table:table-cell office:value-type="string">
            <text:p>SÁNCHEZ PLANA</text:p>
          </table:table-cell>
          <table:table-cell table:style-name="ce9" office:value-type="string">
            <text:p>14270927-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ANNA</text:p>
          </table:table-cell>
          <table:table-cell office:value-type="string">
            <text:p>SIMÓN PLANA</text:p>
          </table:table-cell>
          <table:table-cell table:style-name="ce9" office:value-type="string">
            <text:p>46773033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ANA PATRICIA</text:p>
          </table:table-cell>
          <table:table-cell office:value-type="string">
            <text:p>GINES GARRIDO</text:p>
          </table:table-cell>
          <table:table-cell table:style-name="ce9" office:value-type="string">
            <text:p>1233847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XAVIER</text:p>
          </table:table-cell>
          <table:table-cell office:value-type="string">
            <text:p>PLA SEGURA</text:p>
          </table:table-cell>
          <table:table-cell table:style-name="ce9" office:value-type="string">
            <text:p>5242845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JOSEP</text:p>
          </table:table-cell>
          <table:table-cell office:value-type="string">
            <text:p>COLOMÉ JOAN</text:p>
          </table:table-cell>
          <table:table-cell table:style-name="ce9" office:value-type="string">
            <text:p>47846259-M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SARA</text:p>
          </table:table-cell>
          <table:table-cell office:value-type="string">
            <text:p>RIERA SOLà</text:p>
          </table:table-cell>
          <table:table-cell table:style-name="ce9" office:value-type="string">
            <text:p>39378978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FREDERIC</text:p>
          </table:table-cell>
          <table:table-cell office:value-type="string">
            <text:p>SANCHEZ SOTO</text:p>
          </table:table-cell>
          <table:table-cell table:style-name="ce9" office:value-type="string">
            <text:p>12384834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GEMMA</text:p>
          </table:table-cell>
          <table:table-cell office:value-type="string">
            <text:p>TASIAS TRULLàS</text:p>
          </table:table-cell>
          <table:table-cell table:style-name="ce9" office:value-type="string">
            <text:p>7774198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MARC</text:p>
          </table:table-cell>
          <table:table-cell office:value-type="string">
            <text:p>PLANAS TORRECILLAS</text:p>
          </table:table-cell>
          <table:table-cell table:style-name="ce9" office:value-type="string">
            <text:p>5242834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ERIK</text:p>
          </table:table-cell>
          <table:table-cell office:value-type="string">
            <text:p>FERRER CASTELNOU</text:p>
          </table:table-cell>
          <table:table-cell table:style-name="ce9" office:value-type="string">
            <text:p>22222222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GERARD</text:p>
          </table:table-cell>
          <table:table-cell office:value-type="string">
            <text:p>CALPE LUQUE</text:p>
          </table:table-cell>
          <table:table-cell table:style-name="ce9" office:value-type="string">
            <text:p>41234596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JOAN</text:p>
          </table:table-cell>
          <table:table-cell office:value-type="string">
            <text:p>VALDIVIA FONT</text:p>
          </table:table-cell>
          <table:table-cell table:style-name="ce9" office:value-type="string">
            <text:p>2766057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MIREIA</text:p>
          </table:table-cell>
          <table:table-cell office:value-type="string">
            <text:p>ROSELLÓ FORNELLS</text:p>
          </table:table-cell>
          <table:table-cell table:style-name="ce9" office:value-type="string">
            <text:p>47631122-V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DANIEL</text:p>
          </table:table-cell>
          <table:table-cell office:value-type="string">
            <text:p>TRABAZOS FUGUET</text:p>
          </table:table-cell>
          <table:table-cell table:style-name="ce9" office:value-type="string">
            <text:p>41000144-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TAMARA</text:p>
          </table:table-cell>
          <table:table-cell office:value-type="string">
            <text:p>VALERO PLATA</text:p>
          </table:table-cell>
          <table:table-cell table:style-name="ce9" office:value-type="string">
            <text:p>47609701-L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LIDIA</text:p>
          </table:table-cell>
          <table:table-cell office:value-type="string">
            <text:p>SANCHEZ PLAZA</text:p>
          </table:table-cell>
          <table:table-cell table:style-name="ce9" office:value-type="string">
            <text:p>77317617-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RAQUEL</text:p>
          </table:table-cell>
          <table:table-cell office:value-type="string">
            <text:p>TOLEDANO RABANO</text:p>
          </table:table-cell>
          <table:table-cell table:style-name="ce9" office:value-type="string">
            <text:p>8180740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NAZARET</text:p>
          </table:table-cell>
          <table:table-cell office:value-type="string">
            <text:p>NOGALES ARROYO</text:p>
          </table:table-cell>
          <table:table-cell table:style-name="ce9" office:value-type="string">
            <text:p>81723637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FLORENCIA</text:p>
          </table:table-cell>
          <table:table-cell office:value-type="string">
            <text:p>BURD VIDAL</text:p>
          </table:table-cell>
          <table:table-cell table:style-name="ce9" office:value-type="string">
            <text:p>12374845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ANTONIO</text:p>
          </table:table-cell>
          <table:table-cell office:value-type="string">
            <text:p>CORTES GONZALEZ</text:p>
          </table:table-cell>
          <table:table-cell table:style-name="ce9" office:value-type="string">
            <text:p>46801633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JORDI</text:p>
          </table:table-cell>
          <table:table-cell office:value-type="string">
            <text:p>GIRONA LISON</text:p>
          </table:table-cell>
          <table:table-cell table:style-name="ce9" office:value-type="string">
            <text:p>41000145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ELISABETH</text:p>
          </table:table-cell>
          <table:table-cell office:value-type="string">
            <text:p>BALBENA VELA</text:p>
          </table:table-cell>
          <table:table-cell table:style-name="ce9" office:value-type="string">
            <text:p>8335251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CRISTINA</text:p>
          </table:table-cell>
          <table:table-cell office:value-type="string">
            <text:p>GUZMAN CENTENO</text:p>
          </table:table-cell>
          <table:table-cell table:style-name="ce9" office:value-type="string">
            <text:p>47632091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MURIEL</text:p>
          </table:table-cell>
          <table:table-cell office:value-type="string">
            <text:p>VUILLAR COMAS</text:p>
          </table:table-cell>
          <table:table-cell table:style-name="ce9" office:value-type="string">
            <text:p>54674433-S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MARIA</text:p>
          </table:table-cell>
          <table:table-cell office:value-type="string">
            <text:p>SOLER CHOPO</text:p>
          </table:table-cell>
          <table:table-cell table:style-name="ce9" office:value-type="string">
            <text:p>76543210-P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ALBERT</text:p>
          </table:table-cell>
          <table:table-cell office:value-type="string">
            <text:p>VALLE MARTINEZ</text:p>
          </table:table-cell>
          <table:table-cell table:style-name="ce9" office:value-type="string">
            <text:p>52425925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MARTA</text:p>
          </table:table-cell>
          <table:table-cell office:value-type="string">
            <text:p>TRULLáS MARTíNEZ</text:p>
          </table:table-cell>
          <table:table-cell table:style-name="ce9" office:value-type="string">
            <text:p>7774201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LAURA</text:p>
          </table:table-cell>
          <table:table-cell office:value-type="string">
            <text:p>CALVO TORRES</text:p>
          </table:table-cell>
          <table:table-cell table:style-name="ce9" office:value-type="string">
            <text:p>77741884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Mª CARMEN</text:p>
          </table:table-cell>
          <table:table-cell office:value-type="string">
            <text:p>MORENO DE ROJAS</text:p>
          </table:table-cell>
          <table:table-cell table:style-name="ce9" office:value-type="string">
            <text:p>38822697-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ALEXANDRA</text:p>
          </table:table-cell>
          <table:table-cell office:value-type="string">
            <text:p>SOBERANAS PLANA</text:p>
          </table:table-cell>
          <table:table-cell table:style-name="ce9" office:value-type="string">
            <text:p>39597844-R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MIGUEL</text:p>
          </table:table-cell>
          <table:table-cell office:value-type="string">
            <text:p>TABERNILLA PLANA</text:p>
          </table:table-cell>
          <table:table-cell table:style-name="ce9" office:value-type="string">
            <text:p>4354363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ESTER</text:p>
          </table:table-cell>
          <table:table-cell office:value-type="string">
            <text:p>JUSTICIA BOLIVAR</text:p>
          </table:table-cell>
          <table:table-cell table:style-name="ce9" office:value-type="string">
            <text:p>53329219-I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SERGI</text:p>
          </table:table-cell>
          <table:table-cell office:value-type="string">
            <text:p>TRABALON PLANA</text:p>
          </table:table-cell>
          <table:table-cell table:style-name="ce9" office:value-type="string">
            <text:p>36675379-J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SONIA</text:p>
          </table:table-cell>
          <table:table-cell office:value-type="string">
            <text:p>VALCARCEL PLANA</text:p>
          </table:table-cell>
          <table:table-cell table:style-name="ce9" office:value-type="string">
            <text:p>4355596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CRISTINA</text:p>
          </table:table-cell>
          <table:table-cell office:value-type="string">
            <text:p>ARRONIZ RAMOS</text:p>
          </table:table-cell>
          <table:table-cell table:style-name="ce9" office:value-type="string">
            <text:p>4123459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ELENA</text:p>
          </table:table-cell>
          <table:table-cell office:value-type="string">
            <text:p>MAS CAMA</text:p>
          </table:table-cell>
          <table:table-cell table:style-name="ce9" office:value-type="string">
            <text:p>47811929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JUAN MANUEL</text:p>
          </table:table-cell>
          <table:table-cell office:value-type="string">
            <text:p>BORRAS ROMERO</text:p>
          </table:table-cell>
          <table:table-cell table:style-name="ce9" office:value-type="string">
            <text:p>4100332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DAVID</text:p>
          </table:table-cell>
          <table:table-cell office:value-type="string">
            <text:p>PEREZ VILAJOSANA</text:p>
          </table:table-cell>
          <table:table-cell table:style-name="ce9" office:value-type="string">
            <text:p>39375858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ALBERTO SERGIO</text:p>
          </table:table-cell>
          <table:table-cell office:value-type="string">
            <text:p>GARATE GUERRERO</text:p>
          </table:table-cell>
          <table:table-cell table:style-name="ce9" office:value-type="string">
            <text:p>52428853-H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MERCÈ</text:p>
          </table:table-cell>
          <table:table-cell office:value-type="string">
            <text:p>SAN JOSE ROVIRA</text:p>
          </table:table-cell>
          <table:table-cell table:style-name="ce9" office:value-type="string">
            <text:p>41005723-P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JOAN</text:p>
          </table:table-cell>
          <table:table-cell office:value-type="string">
            <text:p>TRAID SAFONT</text:p>
          </table:table-cell>
          <table:table-cell table:style-name="ce9" office:value-type="string">
            <text:p>41234578-A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JONATAN</text:p>
          </table:table-cell>
          <table:table-cell office:value-type="string">
            <text:p>TORRES SANCHEZ</text:p>
          </table:table-cell>
          <table:table-cell table:style-name="ce9" office:value-type="string">
            <text:p>53328818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JOAN</text:p>
          </table:table-cell>
          <table:table-cell office:value-type="string">
            <text:p>CABALLERO ROSET</text:p>
          </table:table-cell>
          <table:table-cell table:style-name="ce9" office:value-type="string">
            <text:p>1238924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ANTONIO</text:p>
          </table:table-cell>
          <table:table-cell office:value-type="string">
            <text:p>PEREZ PEREZ</text:p>
          </table:table-cell>
          <table:table-cell table:style-name="ce9" office:value-type="string">
            <text:p>52425907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DAVID</text:p>
          </table:table-cell>
          <table:table-cell office:value-type="string">
            <text:p>CAMPOY MONCAYO</text:p>
          </table:table-cell>
          <table:table-cell table:style-name="ce9" office:value-type="string">
            <text:p>12363553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EVA</text:p>
          </table:table-cell>
          <table:table-cell office:value-type="string">
            <text:p>PEREZ MARTIN</text:p>
          </table:table-cell>
          <table:table-cell table:style-name="ce9" office:value-type="string">
            <text:p>12326211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JOSEP</text:p>
          </table:table-cell>
          <table:table-cell office:value-type="string">
            <text:p>GIMENEZ ALTET</text:p>
          </table:table-cell>
          <table:table-cell table:style-name="ce9" office:value-type="string">
            <text:p>12384771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ELISA</text:p>
          </table:table-cell>
          <table:table-cell office:value-type="string">
            <text:p>NAVARRO SANTOS</text:p>
          </table:table-cell>
          <table:table-cell table:style-name="ce9" office:value-type="string">
            <text:p>4745981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REGINA</text:p>
          </table:table-cell>
          <table:table-cell office:value-type="string">
            <text:p>CARDENAS PONS</text:p>
          </table:table-cell>
          <table:table-cell table:style-name="ce9" office:value-type="string">
            <text:p>77317485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DANIEL</text:p>
          </table:table-cell>
          <table:table-cell office:value-type="string">
            <text:p>BARRIS FOLGADO</text:p>
          </table:table-cell>
          <table:table-cell table:style-name="ce9" office:value-type="string">
            <text:p>8140894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SONIA</text:p>
          </table:table-cell>
          <table:table-cell office:value-type="string">
            <text:p>GALI VILELLA</text:p>
          </table:table-cell>
          <table:table-cell table:style-name="ce9" office:value-type="string">
            <text:p>4100013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JULIA</text:p>
          </table:table-cell>
          <table:table-cell office:value-type="string">
            <text:p>PLASENCIA FERNANDEZ</text:p>
          </table:table-cell>
          <table:table-cell table:style-name="ce9" office:value-type="string">
            <text:p>41002294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VICTORIA</text:p>
          </table:table-cell>
          <table:table-cell office:value-type="string">
            <text:p>PONS RAM</text:p>
          </table:table-cell>
          <table:table-cell table:style-name="ce9" office:value-type="string">
            <text:p>4780591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MARIA</text:p>
          </table:table-cell>
          <table:table-cell office:value-type="string">
            <text:p>CRESPAN MANE</text:p>
          </table:table-cell>
          <table:table-cell table:style-name="ce9" office:value-type="string">
            <text:p>12363559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MOISES</text:p>
          </table:table-cell>
          <table:table-cell office:value-type="string">
            <text:p>PIQUE FRANCISCO</text:p>
          </table:table-cell>
          <table:table-cell table:style-name="ce8" office:value-type="string">
            <text:p>5242371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Mª ANGELS</text:p>
          </table:table-cell>
          <table:table-cell office:value-type="string">
            <text:p>PEREZ MENESES</text:p>
          </table:table-cell>
          <table:table-cell table:style-name="ce9" office:value-type="string">
            <text:p>39381559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CRISTINA</text:p>
          </table:table-cell>
          <table:table-cell office:value-type="string">
            <text:p>GONZÁLEZ JIMÉNEZ</text:p>
          </table:table-cell>
          <table:table-cell table:style-name="ce9" office:value-type="string">
            <text:p>0266332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MARIA TERESA</text:p>
          </table:table-cell>
          <table:table-cell office:value-type="string">
            <text:p>FORCAT PLANA</text:p>
          </table:table-cell>
          <table:table-cell table:style-name="ce9" office:value-type="string">
            <text:p>46811165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IVAN</text:p>
          </table:table-cell>
          <table:table-cell office:value-type="string">
            <text:p>GAMERO RODRIGUEZ</text:p>
          </table:table-cell>
          <table:table-cell table:style-name="ce9" office:value-type="string">
            <text:p>46648047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SILVIA</text:p>
          </table:table-cell>
          <table:table-cell office:value-type="string">
            <text:p>MUÑOZ SANCHO</text:p>
          </table:table-cell>
          <table:table-cell table:style-name="ce9" office:value-type="string">
            <text:p>47630760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AIDA</text:p>
          </table:table-cell>
          <table:table-cell office:value-type="string">
            <text:p>MARTINEZ CASTILLO</text:p>
          </table:table-cell>
          <table:table-cell table:style-name="ce9" office:value-type="string">
            <text:p>39373091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ANNA</text:p>
          </table:table-cell>
          <table:table-cell office:value-type="string">
            <text:p>MATA ALVAREZ</text:p>
          </table:table-cell>
          <table:table-cell table:style-name="ce9" office:value-type="string">
            <text:p>1235479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PEDRO</text:p>
          </table:table-cell>
          <table:table-cell office:value-type="string">
            <text:p>RAMÍREZ LUQUE</text:p>
          </table:table-cell>
          <table:table-cell table:style-name="ce9" office:value-type="string">
            <text:p>47347758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JOANA</text:p>
          </table:table-cell>
          <table:table-cell office:value-type="string">
            <text:p>MORENO SALA</text:p>
          </table:table-cell>
          <table:table-cell table:style-name="ce9" office:value-type="string">
            <text:p>47707919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NATALIA</text:p>
          </table:table-cell>
          <table:table-cell office:value-type="string">
            <text:p>PONCELAS GRAU</text:p>
          </table:table-cell>
          <table:table-cell table:style-name="ce9" office:value-type="string">
            <text:p>53328148-C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IVAN</text:p>
          </table:table-cell>
          <table:table-cell office:value-type="string">
            <text:p>FAURA ROLDAN</text:p>
          </table:table-cell>
          <table:table-cell table:style-name="ce9" office:value-type="string">
            <text:p>5332629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KELLY JOHANNA</text:p>
          </table:table-cell>
          <table:table-cell office:value-type="string">
            <text:p>PALACIOS BELTRAN</text:p>
          </table:table-cell>
          <table:table-cell table:style-name="ce9" office:value-type="string">
            <text:p>4100015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EVA</text:p>
          </table:table-cell>
          <table:table-cell office:value-type="string">
            <text:p>GIMENEZ OLMOS</text:p>
          </table:table-cell>
          <table:table-cell table:style-name="ce9" office:value-type="string">
            <text:p>41000136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SONIA</text:p>
          </table:table-cell>
          <table:table-cell office:value-type="string">
            <text:p>PERALTA JORDANA</text:p>
          </table:table-cell>
          <table:table-cell table:style-name="ce9" office:value-type="string">
            <text:p>5221701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ANTONIO</text:p>
          </table:table-cell>
          <table:table-cell office:value-type="string">
            <text:p>GUILLEM CUNILLERA</text:p>
          </table:table-cell>
          <table:table-cell table:style-name="ce9" office:value-type="string">
            <text:p>34562345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ESTELA MARIA</text:p>
          </table:table-cell>
          <table:table-cell office:value-type="string">
            <text:p>NAVARRO NUÑEZ</text:p>
          </table:table-cell>
          <table:table-cell table:style-name="ce9" office:value-type="string">
            <text:p>41009629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ITZIAR</text:p>
          </table:table-cell>
          <table:table-cell office:value-type="string">
            <text:p>COMA URBIOLA</text:p>
          </table:table-cell>
          <table:table-cell table:style-name="ce9" office:value-type="string">
            <text:p>5242283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FRANCESC</text:p>
          </table:table-cell>
          <table:table-cell office:value-type="string">
            <text:p>CANAL MUNCUNILL</text:p>
          </table:table-cell>
          <table:table-cell table:style-name="ce9" office:value-type="string">
            <text:p>39376824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IVAN</text:p>
          </table:table-cell>
          <table:table-cell office:value-type="string">
            <text:p>GOMEZ GONZALEZ</text:p>
          </table:table-cell>
          <table:table-cell table:style-name="ce9" office:value-type="string">
            <text:p>41000142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LOURDES</text:p>
          </table:table-cell>
          <table:table-cell office:value-type="string">
            <text:p>DIAZ GARCIA</text:p>
          </table:table-cell>
          <table:table-cell table:style-name="ce9" office:value-type="string">
            <text:p>46806643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ESTRELLA</text:p>
          </table:table-cell>
          <table:table-cell office:value-type="string">
            <text:p>MARTIN HERNAN</text:p>
          </table:table-cell>
          <table:table-cell table:style-name="ce9" office:value-type="string">
            <text:p>83345656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VERONICA</text:p>
          </table:table-cell>
          <table:table-cell office:value-type="string">
            <text:p>PICH GIMENO</text:p>
          </table:table-cell>
          <table:table-cell table:style-name="ce9" office:value-type="string">
            <text:p>41000151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MONTSERRAT</text:p>
          </table:table-cell>
          <table:table-cell office:value-type="string">
            <text:p>JIMÉNEZ GARCIA</text:p>
          </table:table-cell>
          <table:table-cell table:style-name="ce9" office:value-type="string">
            <text:p>4660965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GERARD</text:p>
          </table:table-cell>
          <table:table-cell office:value-type="string">
            <text:p>LUCERO ROPER</text:p>
          </table:table-cell>
          <table:table-cell table:style-name="ce9" office:value-type="string">
            <text:p>41234587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CARLOS</text:p>
          </table:table-cell>
          <table:table-cell office:value-type="string">
            <text:p>CUADRADO BARJOLLO</text:p>
          </table:table-cell>
          <table:table-cell table:style-name="ce9" office:value-type="string">
            <text:p>41000152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ALEJANDRO</text:p>
          </table:table-cell>
          <table:table-cell office:value-type="string">
            <text:p>GONZÁLEZ MARINAS</text:p>
          </table:table-cell>
          <table:table-cell table:style-name="ce9" office:value-type="string">
            <text:p>4123458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PAULA</text:p>
          </table:table-cell>
          <table:table-cell office:value-type="string">
            <text:p>COMES AHEDO</text:p>
          </table:table-cell>
          <table:table-cell table:style-name="ce9" office:value-type="string">
            <text:p>1234565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JORGE</text:p>
          </table:table-cell>
          <table:table-cell office:value-type="string">
            <text:p>BRADINERAS CORE</text:p>
          </table:table-cell>
          <table:table-cell table:style-name="ce8" office:value-type="string">
            <text:p>47630714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ALEJANDRO</text:p>
          </table:table-cell>
          <table:table-cell office:value-type="string">
            <text:p>CRUZ GUAL</text:p>
          </table:table-cell>
          <table:table-cell table:style-name="ce9" office:value-type="string">
            <text:p>12376264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ENRIQUE</text:p>
          </table:table-cell>
          <table:table-cell office:value-type="string">
            <text:p>BERENGUER MORENO</text:p>
          </table:table-cell>
          <table:table-cell table:style-name="ce9" office:value-type="string">
            <text:p>77317628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SUSANNA</text:p>
          </table:table-cell>
          <table:table-cell office:value-type="string">
            <text:p>SERRANO BOIRA</text:p>
          </table:table-cell>
          <table:table-cell table:style-name="ce9" office:value-type="string">
            <text:p>39368310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RICARDO</text:p>
          </table:table-cell>
          <table:table-cell office:value-type="string">
            <text:p>RIERA BOU</text:p>
          </table:table-cell>
          <table:table-cell table:style-name="ce9" office:value-type="string">
            <text:p>52429766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MARIA</text:p>
          </table:table-cell>
          <table:table-cell office:value-type="string">
            <text:p>SITJA BUTINYA</text:p>
          </table:table-cell>
          <table:table-cell table:style-name="ce9" office:value-type="string">
            <text:p>5221981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MARINA</text:p>
          </table:table-cell>
          <table:table-cell office:value-type="string">
            <text:p>LOPEZ GONZÁLEZ</text:p>
          </table:table-cell>
          <table:table-cell table:style-name="ce9" office:value-type="string">
            <text:p>5242834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JAVIER</text:p>
          </table:table-cell>
          <table:table-cell office:value-type="string">
            <text:p>SOLANA CASTELLA</text:p>
          </table:table-cell>
          <table:table-cell table:style-name="ce9" office:value-type="string">
            <text:p>41234566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TATIANA-CLAUDIA</text:p>
          </table:table-cell>
          <table:table-cell office:value-type="string">
            <text:p>RAMÓN SEGUÍ</text:p>
          </table:table-cell>
          <table:table-cell table:style-name="ce9" office:value-type="string">
            <text:p>8180729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YASMINA</text:p>
          </table:table-cell>
          <table:table-cell office:value-type="string">
            <text:p>NAVARRO TOMAS</text:p>
          </table:table-cell>
          <table:table-cell table:style-name="ce9" office:value-type="string">
            <text:p>39379167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Mª DOLORS</text:p>
          </table:table-cell>
          <table:table-cell office:value-type="string">
            <text:p>SERRA SELLARÉS</text:p>
          </table:table-cell>
          <table:table-cell table:style-name="ce9" office:value-type="string">
            <text:p>39359769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ELISABETH</text:p>
          </table:table-cell>
          <table:table-cell office:value-type="string">
            <text:p>PEREZ BASCUñANA</text:p>
          </table:table-cell>
          <table:table-cell table:style-name="ce9" office:value-type="string">
            <text:p>52424814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MERCÈ</text:p>
          </table:table-cell>
          <table:table-cell office:value-type="string">
            <text:p>ROMEU VENTURA</text:p>
          </table:table-cell>
          <table:table-cell table:style-name="ce9" office:value-type="string">
            <text:p>69290664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TOMAS</text:p>
          </table:table-cell>
          <table:table-cell office:value-type="string">
            <text:p>STERN VIDAL</text:p>
          </table:table-cell>
          <table:table-cell table:style-name="ce9" office:value-type="string">
            <text:p>1234569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JOAQUIM</text:p>
          </table:table-cell>
          <table:table-cell office:value-type="string">
            <text:p>VIDAL BIETO</text:p>
          </table:table-cell>
          <table:table-cell table:style-name="ce9" office:value-type="string">
            <text:p>3886253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JORDI</text:p>
          </table:table-cell>
          <table:table-cell office:value-type="string">
            <text:p>ESTRELLS MORENO</text:p>
          </table:table-cell>
          <table:table-cell table:style-name="ce9" office:value-type="string">
            <text:p>52428877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ENA-MAR</text:p>
          </table:table-cell>
          <table:table-cell office:value-type="string">
            <text:p>CREU FONTANELLES</text:p>
          </table:table-cell>
          <table:table-cell table:style-name="ce9" office:value-type="string">
            <text:p>83338474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MARC</text:p>
          </table:table-cell>
          <table:table-cell office:value-type="string">
            <text:p>CATEL RABERT</text:p>
          </table:table-cell>
          <table:table-cell table:style-name="ce9" office:value-type="string">
            <text:p>47810747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ILDEFONSO</text:p>
          </table:table-cell>
          <table:table-cell office:value-type="string">
            <text:p>SIERRA BLAZQUEZ</text:p>
          </table:table-cell>
          <table:table-cell table:style-name="ce9" office:value-type="string">
            <text:p>46723637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ORIOL</text:p>
          </table:table-cell>
          <table:table-cell office:value-type="string">
            <text:p>GILBERT AZNAR</text:p>
          </table:table-cell>
          <table:table-cell table:style-name="ce9" office:value-type="string">
            <text:p>4123457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JOSE</text:p>
          </table:table-cell>
          <table:table-cell office:value-type="string">
            <text:p>SOLER CLOTET</text:p>
          </table:table-cell>
          <table:table-cell table:style-name="ce9" office:value-type="string">
            <text:p>47632935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FCO. JAVIER</text:p>
          </table:table-cell>
          <table:table-cell office:value-type="string">
            <text:p>BERBEL ORTEGA</text:p>
          </table:table-cell>
          <table:table-cell table:style-name="ce8" office:value-type="string">
            <text:p>52426968-U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LAURA</text:p>
          </table:table-cell>
          <table:table-cell office:value-type="string">
            <text:p>CASTIO DUARTE</text:p>
          </table:table-cell>
          <table:table-cell table:style-name="ce9" office:value-type="string">
            <text:p>47875659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INGRID</text:p>
          </table:table-cell>
          <table:table-cell office:value-type="string">
            <text:p>ANTOLIN FEIJOO</text:p>
          </table:table-cell>
          <table:table-cell table:style-name="ce9" office:value-type="string">
            <text:p>12372643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NOEMI</text:p>
          </table:table-cell>
          <table:table-cell office:value-type="string">
            <text:p>BLESA LOPEZ</text:p>
          </table:table-cell>
          <table:table-cell table:style-name="ce9" office:value-type="string">
            <text:p>41006180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CARLES</text:p>
          </table:table-cell>
          <table:table-cell office:value-type="string">
            <text:p>POVEDA PATRIS</text:p>
          </table:table-cell>
          <table:table-cell table:style-name="ce9" office:value-type="string">
            <text:p>5242482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DANIEL</text:p>
          </table:table-cell>
          <table:table-cell office:value-type="string">
            <text:p>SANCHEZ DELGADO</text:p>
          </table:table-cell>
          <table:table-cell table:style-name="ce9" office:value-type="string">
            <text:p>41004882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JAIME</text:p>
          </table:table-cell>
          <table:table-cell office:value-type="string">
            <text:p>SERRANO EVANGELISTA</text:p>
          </table:table-cell>
          <table:table-cell table:style-name="ce9" office:value-type="string">
            <text:p>41005631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ALEXANDRE</text:p>
          </table:table-cell>
          <table:table-cell office:value-type="string">
            <text:p>SERRANO FERNANDEZ</text:p>
          </table:table-cell>
          <table:table-cell table:style-name="ce9" office:value-type="string">
            <text:p>52421546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RAMON</text:p>
          </table:table-cell>
          <table:table-cell office:value-type="string">
            <text:p>RIERA MAS</text:p>
          </table:table-cell>
          <table:table-cell table:style-name="ce9" office:value-type="string">
            <text:p>52428795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BLANCA</text:p>
          </table:table-cell>
          <table:table-cell office:value-type="string">
            <text:p>VENTURA PLANA</text:p>
          </table:table-cell>
          <table:table-cell table:style-name="ce9" office:value-type="string">
            <text:p>38417250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IMMACULADA</text:p>
          </table:table-cell>
          <table:table-cell office:value-type="string">
            <text:p>GÓMEZ ROPER</text:p>
          </table:table-cell>
          <table:table-cell table:style-name="ce9" office:value-type="string">
            <text:p>4123457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JOSE ANTONIO</text:p>
          </table:table-cell>
          <table:table-cell office:value-type="string">
            <text:p>REGALADO RASTROJO</text:p>
          </table:table-cell>
          <table:table-cell table:style-name="ce9" office:value-type="string">
            <text:p>4680706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FRANCISCO</text:p>
          </table:table-cell>
          <table:table-cell office:value-type="string">
            <text:p>REDONDO ROPER</text:p>
          </table:table-cell>
          <table:table-cell table:style-name="ce9" office:value-type="string">
            <text:p>26459680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ESTHER</text:p>
          </table:table-cell>
          <table:table-cell office:value-type="string">
            <text:p>MEGIAS CABALLERO</text:p>
          </table:table-cell>
          <table:table-cell table:style-name="ce9" office:value-type="string">
            <text:p>5242874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EVA</text:p>
          </table:table-cell>
          <table:table-cell office:value-type="string">
            <text:p>SUBIRANA FERNANDEZ</text:p>
          </table:table-cell>
          <table:table-cell table:style-name="ce9" office:value-type="string">
            <text:p>39354261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DANIEL</text:p>
          </table:table-cell>
          <table:table-cell office:value-type="string">
            <text:p>WALIAS FERRER</text:p>
          </table:table-cell>
          <table:table-cell table:style-name="ce9" office:value-type="string">
            <text:p>79290627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PATRICIA</text:p>
          </table:table-cell>
          <table:table-cell office:value-type="string">
            <text:p>SUAREZ FLORES</text:p>
          </table:table-cell>
          <table:table-cell table:style-name="ce9" office:value-type="string">
            <text:p>38858219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LOURDES</text:p>
          </table:table-cell>
          <table:table-cell office:value-type="string">
            <text:p>BARTOLOMÉ GONZÁLEZ</text:p>
          </table:table-cell>
          <table:table-cell table:style-name="ce9" office:value-type="string">
            <text:p>52423837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JOAN</text:p>
          </table:table-cell>
          <table:table-cell office:value-type="string">
            <text:p>FABREGAS PADRO</text:p>
          </table:table-cell>
          <table:table-cell table:style-name="ce9" office:value-type="string">
            <text:p>393706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JOAN</text:p>
          </table:table-cell>
          <table:table-cell office:value-type="string">
            <text:p>FERNÁNDEZ REY</text:p>
          </table:table-cell>
          <table:table-cell table:style-name="ce9" office:value-type="string">
            <text:p>8160748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SAUL</text:p>
          </table:table-cell>
          <table:table-cell office:value-type="string">
            <text:p>GARCIA HUERTES</text:p>
          </table:table-cell>
          <table:table-cell table:style-name="ce9" office:value-type="string">
            <text:p>81063922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CRISTOBAL</text:p>
          </table:table-cell>
          <table:table-cell office:value-type="string">
            <text:p>MARCO GONZALEZ</text:p>
          </table:table-cell>
          <table:table-cell table:style-name="ce9" office:value-type="string">
            <text:p>44999191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MIRIAM</text:p>
          </table:table-cell>
          <table:table-cell office:value-type="string">
            <text:p>PARDO GORDILLO</text:p>
          </table:table-cell>
          <table:table-cell table:style-name="ce9" office:value-type="string">
            <text:p>12301876-X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BLANCA</text:p>
          </table:table-cell>
          <table:table-cell office:value-type="string">
            <text:p>PASCUA TÁRREGA</text:p>
          </table:table-cell>
          <table:table-cell table:style-name="ce9" office:value-type="string">
            <text:p>8334569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6</text:p>
          </table:table-cell>
          <table:table-cell office:value-type="string">
            <text:p>NICOLÁS</text:p>
          </table:table-cell>
          <table:table-cell office:value-type="string">
            <text:p>ARROYO AZNAR</text:p>
          </table:table-cell>
          <table:table-cell table:style-name="ce9" office:value-type="string">
            <text:p>27659420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VERONICA</text:p>
          </table:table-cell>
          <table:table-cell office:value-type="string">
            <text:p>AGUERO GUEVARA</text:p>
          </table:table-cell>
          <table:table-cell table:style-name="ce9" office:value-type="string">
            <text:p>4666098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JUAN MANUEL</text:p>
          </table:table-cell>
          <table:table-cell office:value-type="string">
            <text:p>MENESES CLIMENT</text:p>
          </table:table-cell>
          <table:table-cell table:style-name="ce9" office:value-type="string">
            <text:p>12373695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MANUELA</text:p>
          </table:table-cell>
          <table:table-cell office:value-type="string">
            <text:p>GARCES ROYES</text:p>
          </table:table-cell>
          <table:table-cell table:style-name="ce9" office:value-type="string">
            <text:p>4770563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VICTOR</text:p>
          </table:table-cell>
          <table:table-cell office:value-type="string">
            <text:p>RAMIA LUENGO</text:p>
          </table:table-cell>
          <table:table-cell table:style-name="ce9" office:value-type="string">
            <text:p>12367822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MARINA</text:p>
          </table:table-cell>
          <table:table-cell office:value-type="string">
            <text:p>ALVAREZ CASTRO</text:p>
          </table:table-cell>
          <table:table-cell table:style-name="ce9" office:value-type="string">
            <text:p>4763300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ELISABET</text:p>
          </table:table-cell>
          <table:table-cell office:value-type="string">
            <text:p>CHAMIZO ARANDA</text:p>
          </table:table-cell>
          <table:table-cell table:style-name="ce9" office:value-type="string">
            <text:p>3885232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LAIA</text:p>
          </table:table-cell>
          <table:table-cell office:value-type="string">
            <text:p>BELMONTE MIRAS</text:p>
          </table:table-cell>
          <table:table-cell table:style-name="ce9" office:value-type="string">
            <text:p>41000155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Mª ANGELES</text:p>
          </table:table-cell>
          <table:table-cell office:value-type="string">
            <text:p>GONZÁLEZ MARTÍNEZ</text:p>
          </table:table-cell>
          <table:table-cell table:style-name="ce9" office:value-type="string">
            <text:p>47631650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YOLANDA</text:p>
          </table:table-cell>
          <table:table-cell office:value-type="string">
            <text:p>GUTIERREZ MOLINA</text:p>
          </table:table-cell>
          <table:table-cell table:style-name="ce9" office:value-type="string">
            <text:p>1230108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EDUARD</text:p>
          </table:table-cell>
          <table:table-cell office:value-type="string">
            <text:p>OLIVES ONSO</text:p>
          </table:table-cell>
          <table:table-cell table:style-name="ce9" office:value-type="string">
            <text:p>8334565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MANUEL</text:p>
          </table:table-cell>
          <table:table-cell office:value-type="string">
            <text:p>ARROYO FERNÁNDEZ</text:p>
          </table:table-cell>
          <table:table-cell table:style-name="ce9" office:value-type="string">
            <text:p>41234579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GABRIEL</text:p>
          </table:table-cell>
          <table:table-cell office:value-type="string">
            <text:p>FERRER PRADA</text:p>
          </table:table-cell>
          <table:table-cell table:style-name="ce9" office:value-type="string">
            <text:p>41009147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VANESSA</text:p>
          </table:table-cell>
          <table:table-cell office:value-type="string">
            <text:p>JIMÉNEZ JALDO</text:p>
          </table:table-cell>
          <table:table-cell table:style-name="ce9" office:value-type="string">
            <text:p>46805594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XAVIER</text:p>
          </table:table-cell>
          <table:table-cell office:value-type="string">
            <text:p>PIQUER FITE</text:p>
          </table:table-cell>
          <table:table-cell table:style-name="ce9" office:value-type="string">
            <text:p>41096637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GUILLEM</text:p>
          </table:table-cell>
          <table:table-cell office:value-type="string">
            <text:p>CUNILLERA CLARES</text:p>
          </table:table-cell>
          <table:table-cell table:style-name="ce9" office:value-type="string">
            <text:p>1235476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JORDI</text:p>
          </table:table-cell>
          <table:table-cell office:value-type="string">
            <text:p>PONSA PERA</text:p>
          </table:table-cell>
          <table:table-cell table:style-name="ce9" office:value-type="string">
            <text:p>388553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NURIA</text:p>
          </table:table-cell>
          <table:table-cell office:value-type="string">
            <text:p>MOLINAS CAMPRODON</text:p>
          </table:table-cell>
          <table:table-cell table:style-name="ce9" office:value-type="string">
            <text:p>1237489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ALBERT</text:p>
          </table:table-cell>
          <table:table-cell office:value-type="string">
            <text:p>HERMOSILLA FIOL</text:p>
          </table:table-cell>
          <table:table-cell table:style-name="ce9" office:value-type="string">
            <text:p>12301287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CRISTIAN</text:p>
          </table:table-cell>
          <table:table-cell office:value-type="string">
            <text:p>DEOP CASTILLO</text:p>
          </table:table-cell>
          <table:table-cell table:style-name="ce9" office:value-type="string">
            <text:p>47632413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ELISABET</text:p>
          </table:table-cell>
          <table:table-cell office:value-type="string">
            <text:p>GONZALEZ REQUENA</text:p>
          </table:table-cell>
          <table:table-cell table:style-name="ce9" office:value-type="string">
            <text:p>4100291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MIGUEL</text:p>
          </table:table-cell>
          <table:table-cell office:value-type="string">
            <text:p>CEBALLOS ALONSO</text:p>
          </table:table-cell>
          <table:table-cell table:style-name="ce9" office:value-type="string">
            <text:p>5242843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SANDRA</text:p>
          </table:table-cell>
          <table:table-cell office:value-type="string">
            <text:p>LUQUE RUIZ</text:p>
          </table:table-cell>
          <table:table-cell table:style-name="ce9" office:value-type="string">
            <text:p>02565991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ANA</text:p>
          </table:table-cell>
          <table:table-cell office:value-type="string">
            <text:p>MARTINEZ GUALLAR</text:p>
          </table:table-cell>
          <table:table-cell table:style-name="ce9" office:value-type="string">
            <text:p>41000153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OSCAR</text:p>
          </table:table-cell>
          <table:table-cell office:value-type="string">
            <text:p>CASAU PIÑOT</text:p>
          </table:table-cell>
          <table:table-cell table:style-name="ce9" office:value-type="string">
            <text:p>3937249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SANDRA</text:p>
          </table:table-cell>
          <table:table-cell office:value-type="string">
            <text:p>PLAZA GARCIA</text:p>
          </table:table-cell>
          <table:table-cell table:style-name="ce9" office:value-type="string">
            <text:p>7929065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CARLOS</text:p>
          </table:table-cell>
          <table:table-cell office:value-type="string">
            <text:p>MARIN TOMAS</text:p>
          </table:table-cell>
          <table:table-cell table:style-name="ce9" office:value-type="string">
            <text:p>52210376-Q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ELENA</text:p>
          </table:table-cell>
          <table:table-cell office:value-type="string">
            <text:p>JOVE MARTINEZ</text:p>
          </table:table-cell>
          <table:table-cell table:style-name="ce9" office:value-type="string">
            <text:p>4100691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MARIA DEL MAR</text:p>
          </table:table-cell>
          <table:table-cell office:value-type="string">
            <text:p>PORTERO CLARAMONTE</text:p>
          </table:table-cell>
          <table:table-cell table:style-name="ce9" office:value-type="string">
            <text:p>44005080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ALEXANDRE</text:p>
          </table:table-cell>
          <table:table-cell office:value-type="string">
            <text:p>PASCUAL CARRASQUER</text:p>
          </table:table-cell>
          <table:table-cell table:style-name="ce9" office:value-type="string">
            <text:p>41005481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MARC</text:p>
          </table:table-cell>
          <table:table-cell office:value-type="string">
            <text:p>LLAGOSTERA CLARÍ</text:p>
          </table:table-cell>
          <table:table-cell table:style-name="ce9" office:value-type="string">
            <text:p>12372691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YOLANDA</text:p>
          </table:table-cell>
          <table:table-cell office:value-type="string">
            <text:p>ALVIRA PELAEZ</text:p>
          </table:table-cell>
          <table:table-cell table:style-name="ce9" office:value-type="string">
            <text:p>818073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ANA MARIA</text:p>
          </table:table-cell>
          <table:table-cell office:value-type="string">
            <text:p>AMAT MONTES</text:p>
          </table:table-cell>
          <table:table-cell table:style-name="ce9" office:value-type="string">
            <text:p>31458656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JAUME</text:p>
          </table:table-cell>
          <table:table-cell office:value-type="string">
            <text:p>GONZALO PEREZ</text:p>
          </table:table-cell>
          <table:table-cell table:style-name="ce9" office:value-type="string">
            <text:p>12323479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NATALIA</text:p>
          </table:table-cell>
          <table:table-cell office:value-type="string">
            <text:p>LUENGO PLANA</text:p>
          </table:table-cell>
          <table:table-cell table:style-name="ce9" office:value-type="string">
            <text:p>47658005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XAVIER</text:p>
          </table:table-cell>
          <table:table-cell office:value-type="string">
            <text:p>BELTRAN SERRA</text:p>
          </table:table-cell>
          <table:table-cell table:style-name="ce9" office:value-type="string">
            <text:p>38843652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DAVID</text:p>
          </table:table-cell>
          <table:table-cell office:value-type="string">
            <text:p>ALANZOR RODRIGUEZ</text:p>
          </table:table-cell>
          <table:table-cell table:style-name="ce9" office:value-type="string">
            <text:p>53327414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DAVID</text:p>
          </table:table-cell>
          <table:table-cell office:value-type="string">
            <text:p>GONZÁLEZ CASCOS</text:p>
          </table:table-cell>
          <table:table-cell table:style-name="ce9" office:value-type="string">
            <text:p>27608648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EUGENI</text:p>
          </table:table-cell>
          <table:table-cell office:value-type="string">
            <text:p>DIAZ BLANCH</text:p>
          </table:table-cell>
          <table:table-cell table:style-name="ce9" office:value-type="string">
            <text:p>47705792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M DELS ANGELS</text:p>
          </table:table-cell>
          <table:table-cell office:value-type="string">
            <text:p>CABOT CAMACHO</text:p>
          </table:table-cell>
          <table:table-cell table:style-name="ce9" office:value-type="string">
            <text:p>3885126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MARÍA JOSÉ</text:p>
          </table:table-cell>
          <table:table-cell office:value-type="string">
            <text:p>ORTIZ ZAMORANO</text:p>
          </table:table-cell>
          <table:table-cell table:style-name="ce9" office:value-type="string">
            <text:p>41000140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RAUL</text:p>
          </table:table-cell>
          <table:table-cell office:value-type="string">
            <text:p>CORNEJO CAMPUZANO</text:p>
          </table:table-cell>
          <table:table-cell table:style-name="ce9" office:value-type="string">
            <text:p>52215145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JORDI</text:p>
          </table:table-cell>
          <table:table-cell office:value-type="string">
            <text:p>FERNÁNDEZ REY</text:p>
          </table:table-cell>
          <table:table-cell table:style-name="ce9" office:value-type="string">
            <text:p>81609654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DAVID</text:p>
          </table:table-cell>
          <table:table-cell office:value-type="string">
            <text:p>CASCOS PÉREZ</text:p>
          </table:table-cell>
          <table:table-cell table:style-name="ce9" office:value-type="string">
            <text:p>81660988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FERRAN</text:p>
          </table:table-cell>
          <table:table-cell office:value-type="string">
            <text:p>PARELLI MASIP</text:p>
          </table:table-cell>
          <table:table-cell table:style-name="ce9" office:value-type="string">
            <text:p>1232151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RAQUEL</text:p>
          </table:table-cell>
          <table:table-cell office:value-type="string">
            <text:p>PASCUAL PEREZ</text:p>
          </table:table-cell>
          <table:table-cell table:style-name="ce9" office:value-type="string">
            <text:p>77318698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JORGE</text:p>
          </table:table-cell>
          <table:table-cell office:value-type="string">
            <text:p>MAQUEDA GASCH</text:p>
          </table:table-cell>
          <table:table-cell table:style-name="ce8" office:value-type="string">
            <text:p>4763169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ESTEVE</text:p>
          </table:table-cell>
          <table:table-cell office:value-type="string">
            <text:p>FAJA MAURI</text:p>
          </table:table-cell>
          <table:table-cell table:style-name="ce9" office:value-type="string">
            <text:p>39358452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RAFAEL DAVID</text:p>
          </table:table-cell>
          <table:table-cell office:value-type="string">
            <text:p>GRACIA MORALES</text:p>
          </table:table-cell>
          <table:table-cell table:style-name="ce9" office:value-type="string">
            <text:p>83338475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MÒNICA</text:p>
          </table:table-cell>
          <table:table-cell office:value-type="string">
            <text:p>BATISTE POLAK</text:p>
          </table:table-cell>
          <table:table-cell table:style-name="ce9" office:value-type="string">
            <text:p>47632759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LIBERTAD</text:p>
          </table:table-cell>
          <table:table-cell office:value-type="string">
            <text:p>CEREZA CARRERA</text:p>
          </table:table-cell>
          <table:table-cell table:style-name="ce9" office:value-type="string">
            <text:p>41003158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TAMARA</text:p>
          </table:table-cell>
          <table:table-cell office:value-type="string">
            <text:p>GARCIA ALVAREZ</text:p>
          </table:table-cell>
          <table:table-cell table:style-name="ce9" office:value-type="string">
            <text:p>83323717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ABEL</text:p>
          </table:table-cell>
          <table:table-cell office:value-type="string">
            <text:p>AGUILAR FIGUERAS</text:p>
          </table:table-cell>
          <table:table-cell table:style-name="ce9" office:value-type="string">
            <text:p>47632022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MANUEL</text:p>
          </table:table-cell>
          <table:table-cell office:value-type="string">
            <text:p>FAJARDO <text:s/>DEL PERAL</text:p>
          </table:table-cell>
          <table:table-cell table:style-name="ce9" office:value-type="string">
            <text:p>41000146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ANDRES</text:p>
          </table:table-cell>
          <table:table-cell office:value-type="string">
            <text:p>BADILLO PLANA</text:p>
          </table:table-cell>
          <table:table-cell table:style-name="ce9" office:value-type="string">
            <text:p>46063922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JAVIER</text:p>
          </table:table-cell>
          <table:table-cell office:value-type="string">
            <text:p>MONNER MARTINEZ</text:p>
          </table:table-cell>
          <table:table-cell table:style-name="ce9" office:value-type="string">
            <text:p>47632500-W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ERIK</text:p>
          </table:table-cell>
          <table:table-cell office:value-type="string">
            <text:p>FERRER RODRIGUEZ</text:p>
          </table:table-cell>
          <table:table-cell table:style-name="ce9" office:value-type="string">
            <text:p>52428600-I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ROGER</text:p>
          </table:table-cell>
          <table:table-cell office:value-type="string">
            <text:p>LIVES BOFARULL</text:p>
          </table:table-cell>
          <table:table-cell table:style-name="ce8" office:value-type="string">
            <text:p>5242941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DIANA</text:p>
          </table:table-cell>
          <table:table-cell office:value-type="string">
            <text:p>PLA MARQUEZ</text:p>
          </table:table-cell>
          <table:table-cell table:style-name="ce9" office:value-type="string">
            <text:p>5242805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MARCEL</text:p>
          </table:table-cell>
          <table:table-cell office:value-type="string">
            <text:p>MONTE MONLLOR</text:p>
          </table:table-cell>
          <table:table-cell table:style-name="ce9" office:value-type="string">
            <text:p>12389704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JOSEP</text:p>
          </table:table-cell>
          <table:table-cell office:value-type="string">
            <text:p>MENDEZ ALTET</text:p>
          </table:table-cell>
          <table:table-cell table:style-name="ce9" office:value-type="string">
            <text:p>1238477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SARA</text:p>
          </table:table-cell>
          <table:table-cell office:value-type="string">
            <text:p>HUERTA GARCIA</text:p>
          </table:table-cell>
          <table:table-cell table:style-name="ce9" office:value-type="string">
            <text:p>41009186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SILVIA</text:p>
          </table:table-cell>
          <table:table-cell office:value-type="string">
            <text:p>VARGAS VIDAL</text:p>
          </table:table-cell>
          <table:table-cell table:style-name="ce8" office:value-type="string">
            <text:p>79290663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ELENA</text:p>
          </table:table-cell>
          <table:table-cell office:value-type="string">
            <text:p>RAMIREZ PLANA</text:p>
          </table:table-cell>
          <table:table-cell table:style-name="ce9" office:value-type="string">
            <text:p>3726776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MONICA</text:p>
          </table:table-cell>
          <table:table-cell office:value-type="string">
            <text:p>VILANOVA VILADESAU</text:p>
          </table:table-cell>
          <table:table-cell table:style-name="ce9" office:value-type="string">
            <text:p>5242803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VICTOR</text:p>
          </table:table-cell>
          <table:table-cell office:value-type="string">
            <text:p>GARCIA LOPEZ</text:p>
          </table:table-cell>
          <table:table-cell table:style-name="ce9" office:value-type="string">
            <text:p>41000129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JORDI</text:p>
          </table:table-cell>
          <table:table-cell office:value-type="string">
            <text:p>ESQUIUS ARDENUY</text:p>
          </table:table-cell>
          <table:table-cell table:style-name="ce9" office:value-type="string">
            <text:p>39377277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MARINA</text:p>
          </table:table-cell>
          <table:table-cell office:value-type="string">
            <text:p>CASELLA MARQUÉS</text:p>
          </table:table-cell>
          <table:table-cell table:style-name="ce9" office:value-type="string">
            <text:p>0792711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DANIEL</text:p>
          </table:table-cell>
          <table:table-cell office:value-type="string">
            <text:p>BARRERA ALCA</text:p>
          </table:table-cell>
          <table:table-cell table:style-name="ce9" office:value-type="string">
            <text:p>47705338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JOSEP</text:p>
          </table:table-cell>
          <table:table-cell office:value-type="string">
            <text:p>ALIGUE CLUA</text:p>
          </table:table-cell>
          <table:table-cell table:style-name="ce9" office:value-type="string">
            <text:p>41000161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PAU</text:p>
          </table:table-cell>
          <table:table-cell office:value-type="string">
            <text:p>CIURO GONZALO</text:p>
          </table:table-cell>
          <table:table-cell table:style-name="ce9" office:value-type="string">
            <text:p>1231205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NURIA</text:p>
          </table:table-cell>
          <table:table-cell office:value-type="string">
            <text:p>CALANCHA ESPARZA</text:p>
          </table:table-cell>
          <table:table-cell table:style-name="ce9" office:value-type="string">
            <text:p>41003137-Z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DANIEL</text:p>
          </table:table-cell>
          <table:table-cell office:value-type="string">
            <text:p>LOPEZ BASTIAS</text:p>
          </table:table-cell>
          <table:table-cell table:style-name="ce8" office:value-type="string">
            <text:p>5221214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BARBARA</text:p>
          </table:table-cell>
          <table:table-cell office:value-type="string">
            <text:p>GARCIA PLANA</text:p>
          </table:table-cell>
          <table:table-cell table:style-name="ce9" office:value-type="string">
            <text:p>39108628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FRANCISCO</text:p>
          </table:table-cell>
          <table:table-cell office:value-type="string">
            <text:p>AGUAYO PANADES</text:p>
          </table:table-cell>
          <table:table-cell table:style-name="ce9" office:value-type="string">
            <text:p>38828642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CARLES</text:p>
          </table:table-cell>
          <table:table-cell office:value-type="string">
            <text:p>CANO MAÑAS</text:p>
          </table:table-cell>
          <table:table-cell table:style-name="ce8" office:value-type="string">
            <text:p>52428703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MANUEL</text:p>
          </table:table-cell>
          <table:table-cell office:value-type="string">
            <text:p>PLANELLAS DUG</text:p>
          </table:table-cell>
          <table:table-cell table:style-name="ce9" office:value-type="string">
            <text:p>12352514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IVAN</text:p>
          </table:table-cell>
          <table:table-cell office:value-type="string">
            <text:p>PAVON MURO</text:p>
          </table:table-cell>
          <table:table-cell table:style-name="ce9" office:value-type="string">
            <text:p>5332912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ÓSCAR</text:p>
          </table:table-cell>
          <table:table-cell office:value-type="string">
            <text:p>MARTÍN AZNAR</text:p>
          </table:table-cell>
          <table:table-cell table:style-name="ce9" office:value-type="string">
            <text:p>41234567-B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NURIA</text:p>
          </table:table-cell>
          <table:table-cell office:value-type="string">
            <text:p>GARCIA SORRIBES</text:p>
          </table:table-cell>
          <table:table-cell table:style-name="ce9" office:value-type="string">
            <text:p>5242628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NURIA</text:p>
          </table:table-cell>
          <table:table-cell office:value-type="string">
            <text:p>JUNCOSA ROMERO</text:p>
          </table:table-cell>
          <table:table-cell table:style-name="ce9" office:value-type="string">
            <text:p>524276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SIRA</text:p>
          </table:table-cell>
          <table:table-cell office:value-type="string">
            <text:p>PUJOL GONZALEZ</text:p>
          </table:table-cell>
          <table:table-cell table:style-name="ce9" office:value-type="string">
            <text:p>52408700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MARIO</text:p>
          </table:table-cell>
          <table:table-cell office:value-type="string">
            <text:p>ESTRADA MATURANO</text:p>
          </table:table-cell>
          <table:table-cell table:style-name="ce9" office:value-type="string">
            <text:p>3936600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ESTHER</text:p>
          </table:table-cell>
          <table:table-cell office:value-type="string">
            <text:p>PELAEZ BENAJES</text:p>
          </table:table-cell>
          <table:table-cell table:style-name="ce9" office:value-type="string">
            <text:p>52422893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DIANA</text:p>
          </table:table-cell>
          <table:table-cell office:value-type="string">
            <text:p>BARBANY PLANA</text:p>
          </table:table-cell>
          <table:table-cell table:style-name="ce9" office:value-type="string">
            <text:p>46365015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LAURA</text:p>
          </table:table-cell>
          <table:table-cell office:value-type="string">
            <text:p>PLANA GRACIA</text:p>
          </table:table-cell>
          <table:table-cell table:style-name="ce9" office:value-type="string">
            <text:p>1236351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JUAN CARLOS</text:p>
          </table:table-cell>
          <table:table-cell office:value-type="string">
            <text:p>NAVARRO BATALLA</text:p>
          </table:table-cell>
          <table:table-cell table:style-name="ce8" office:value-type="string">
            <text:p>52212147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ALEXANDRA</text:p>
          </table:table-cell>
          <table:table-cell office:value-type="string">
            <text:p>GARCIA DAZA</text:p>
          </table:table-cell>
          <table:table-cell table:style-name="ce9" office:value-type="string">
            <text:p>41000131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ISMAEL</text:p>
          </table:table-cell>
          <table:table-cell office:value-type="string">
            <text:p>DIAZ PASADAS</text:p>
          </table:table-cell>
          <table:table-cell table:style-name="ce9" office:value-type="string">
            <text:p>39369581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ORIOL</text:p>
          </table:table-cell>
          <table:table-cell office:value-type="string">
            <text:p>PLANELLO SENDRA</text:p>
          </table:table-cell>
          <table:table-cell table:style-name="ce9" office:value-type="string">
            <text:p>52423502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RICARD</text:p>
          </table:table-cell>
          <table:table-cell office:value-type="string">
            <text:p>CANTONI GIL</text:p>
          </table:table-cell>
          <table:table-cell table:style-name="ce9" office:value-type="string">
            <text:p>4763278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NOELIA</text:p>
          </table:table-cell>
          <table:table-cell office:value-type="string">
            <text:p>GARRI CATA</text:p>
          </table:table-cell>
          <table:table-cell table:style-name="ce9" office:value-type="string">
            <text:p>47808116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ELENA</text:p>
          </table:table-cell>
          <table:table-cell office:value-type="string">
            <text:p>GONZAL VIDAL</text:p>
          </table:table-cell>
          <table:table-cell table:style-name="ce9" office:value-type="string">
            <text:p>12390180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ALBERT</text:p>
          </table:table-cell>
          <table:table-cell office:value-type="string">
            <text:p>JULIA ARMENGOL</text:p>
          </table:table-cell>
          <table:table-cell table:style-name="ce9" office:value-type="string">
            <text:p>12367888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ROGER</text:p>
          </table:table-cell>
          <table:table-cell office:value-type="string">
            <text:p>CASTELL CORBERA</text:p>
          </table:table-cell>
          <table:table-cell table:style-name="ce9" office:value-type="string">
            <text:p>83352026-N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SERGIO</text:p>
          </table:table-cell>
          <table:table-cell office:value-type="string">
            <text:p>LEON MARTINEZ</text:p>
          </table:table-cell>
          <table:table-cell table:style-name="ce9" office:value-type="string">
            <text:p>4660748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ALEXANDRE</text:p>
          </table:table-cell>
          <table:table-cell office:value-type="string">
            <text:p>SARROCA FOLCH</text:p>
          </table:table-cell>
          <table:table-cell table:style-name="ce8" office:value-type="string">
            <text:p>00665456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NELIDA</text:p>
          </table:table-cell>
          <table:table-cell office:value-type="string">
            <text:p>SILVA GALINDO</text:p>
          </table:table-cell>
          <table:table-cell table:style-name="ce9" office:value-type="string">
            <text:p>47632722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ENRIC</text:p>
          </table:table-cell>
          <table:table-cell office:value-type="string">
            <text:p>VIñAS GARCIA</text:p>
          </table:table-cell>
          <table:table-cell table:style-name="ce9" office:value-type="string">
            <text:p>39361829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MANUEL</text:p>
          </table:table-cell>
          <table:table-cell office:value-type="string">
            <text:p>RODRÍGUEZ GONZÁLEZ</text:p>
          </table:table-cell>
          <table:table-cell table:style-name="ce9" office:value-type="string">
            <text:p>81805652-J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MARIO</text:p>
          </table:table-cell>
          <table:table-cell office:value-type="string">
            <text:p>ROLDANES LLOBREGAT</text:p>
          </table:table-cell>
          <table:table-cell table:style-name="ce9" office:value-type="string">
            <text:p>12354723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ANTONIO</text:p>
          </table:table-cell>
          <table:table-cell office:value-type="string">
            <text:p>PÉREZ PRADO</text:p>
          </table:table-cell>
          <table:table-cell table:style-name="ce9" office:value-type="string">
            <text:p>54321543-H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LORENA</text:p>
          </table:table-cell>
          <table:table-cell office:value-type="string">
            <text:p>CASTELLA DÍAZ</text:p>
          </table:table-cell>
          <table:table-cell table:style-name="ce9" office:value-type="string">
            <text:p>41234594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ABEL</text:p>
          </table:table-cell>
          <table:table-cell office:value-type="string">
            <text:p>BELABBAS AULAD</text:p>
          </table:table-cell>
          <table:table-cell table:style-name="ce9" office:value-type="string">
            <text:p>83354723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DANIEL</text:p>
          </table:table-cell>
          <table:table-cell office:value-type="string">
            <text:p>BLÁZQUEZ VERA</text:p>
          </table:table-cell>
          <table:table-cell table:style-name="ce9" office:value-type="string">
            <text:p>47603410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PEDRO</text:p>
          </table:table-cell>
          <table:table-cell office:value-type="string">
            <text:p>CALPE GARCÍA</text:p>
          </table:table-cell>
          <table:table-cell table:style-name="ce9" office:value-type="string">
            <text:p>02607758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JAVIER</text:p>
          </table:table-cell>
          <table:table-cell office:value-type="string">
            <text:p>BAEZ DOS SANTOS</text:p>
          </table:table-cell>
          <table:table-cell table:style-name="ce9" office:value-type="string">
            <text:p>39369363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SERGIO</text:p>
          </table:table-cell>
          <table:table-cell office:value-type="string">
            <text:p>CASTELLA MARTÍNEZ</text:p>
          </table:table-cell>
          <table:table-cell table:style-name="ce9" office:value-type="string">
            <text:p>41234598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SERGIO</text:p>
          </table:table-cell>
          <table:table-cell office:value-type="string">
            <text:p>COBO MARTÍNEZ</text:p>
          </table:table-cell>
          <table:table-cell table:style-name="ce9" office:value-type="string">
            <text:p>23311136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ADRIANA</text:p>
          </table:table-cell>
          <table:table-cell office:value-type="string">
            <text:p>GARROTE MUÑOZ</text:p>
          </table:table-cell>
          <table:table-cell table:style-name="ce9" office:value-type="string">
            <text:p>1237376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JOSE MANUEL</text:p>
          </table:table-cell>
          <table:table-cell office:value-type="string">
            <text:p>NARVAEZ CANO</text:p>
          </table:table-cell>
          <table:table-cell table:style-name="ce9" office:value-type="string">
            <text:p>53329600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ORIOL</text:p>
          </table:table-cell>
          <table:table-cell office:value-type="string">
            <text:p>FUERTES BRUNET</text:p>
          </table:table-cell>
          <table:table-cell table:style-name="ce9" office:value-type="string">
            <text:p>52428595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MARC</text:p>
          </table:table-cell>
          <table:table-cell office:value-type="string">
            <text:p>PERALTA FLORES</text:p>
          </table:table-cell>
          <table:table-cell table:style-name="ce9" office:value-type="string">
            <text:p>47633931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NÚRIA</text:p>
          </table:table-cell>
          <table:table-cell office:value-type="string">
            <text:p>CARBÓ ARCOS</text:p>
          </table:table-cell>
          <table:table-cell table:style-name="ce9" office:value-type="string">
            <text:p>47632631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JUAN CARLOS</text:p>
          </table:table-cell>
          <table:table-cell office:value-type="string">
            <text:p>ALMARAZ SANTANA</text:p>
          </table:table-cell>
          <table:table-cell table:style-name="ce9" office:value-type="string">
            <text:p>41000156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ÁLVARO</text:p>
          </table:table-cell>
          <table:table-cell office:value-type="string">
            <text:p>ALONSO GARRAS</text:p>
          </table:table-cell>
          <table:table-cell table:style-name="ce9" office:value-type="string">
            <text:p>81609047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KENNETH</text:p>
          </table:table-cell>
          <table:table-cell office:value-type="string">
            <text:p>DÍAZ FRANCO</text:p>
          </table:table-cell>
          <table:table-cell table:style-name="ce9" office:value-type="string">
            <text:p>52425361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ALBERTA</text:p>
          </table:table-cell>
          <table:table-cell office:value-type="string">
            <text:p>PAL FERRANDIZ</text:p>
          </table:table-cell>
          <table:table-cell table:style-name="ce9" office:value-type="string">
            <text:p>83348927-A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HELENA</text:p>
          </table:table-cell>
          <table:table-cell office:value-type="string">
            <text:p>MUNOZ PLANA</text:p>
          </table:table-cell>
          <table:table-cell table:style-name="ce9" office:value-type="string">
            <text:p>35080616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SANDRA</text:p>
          </table:table-cell>
          <table:table-cell office:value-type="string">
            <text:p>ALONSO JIMÉNEZ</text:p>
          </table:table-cell>
          <table:table-cell table:style-name="ce9" office:value-type="string">
            <text:p>41234599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NÚRIA</text:p>
          </table:table-cell>
          <table:table-cell office:value-type="string">
            <text:p>FERNÁNDEZ GONZÁLEZ</text:p>
          </table:table-cell>
          <table:table-cell table:style-name="ce9" office:value-type="string">
            <text:p>35114494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XAVIER</text:p>
          </table:table-cell>
          <table:table-cell office:value-type="string">
            <text:p>PLANAS ESPELT</text:p>
          </table:table-cell>
          <table:table-cell table:style-name="ce9" office:value-type="string">
            <text:p>52427958-S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JORDI</text:p>
          </table:table-cell>
          <table:table-cell office:value-type="string">
            <text:p>PACHON BARON</text:p>
          </table:table-cell>
          <table:table-cell table:style-name="ce9" office:value-type="string">
            <text:p>41008140-R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LAURA</text:p>
          </table:table-cell>
          <table:table-cell office:value-type="string">
            <text:p>CASTELLA TURUGUET</text:p>
          </table:table-cell>
          <table:table-cell table:style-name="ce9" office:value-type="string">
            <text:p>81648047-A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CRISTIAN</text:p>
          </table:table-cell>
          <table:table-cell office:value-type="string">
            <text:p>PEREZ TENA</text:p>
          </table:table-cell>
          <table:table-cell table:style-name="ce9" office:value-type="string">
            <text:p>41002175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ANTONIO-JOSE</text:p>
          </table:table-cell>
          <table:table-cell office:value-type="string">
            <text:p>MORA AGUILAR</text:p>
          </table:table-cell>
          <table:table-cell table:style-name="ce9" office:value-type="string">
            <text:p>4675700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MONTSERRAT</text:p>
          </table:table-cell>
          <table:table-cell office:value-type="string">
            <text:p>PLATA RODRIGUEZ</text:p>
          </table:table-cell>
          <table:table-cell table:style-name="ce9" office:value-type="string">
            <text:p>79290672-L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IRENE</text:p>
          </table:table-cell>
          <table:table-cell office:value-type="string">
            <text:p>LUPION LÓPEZ</text:p>
          </table:table-cell>
          <table:table-cell table:style-name="ce9" office:value-type="string">
            <text:p>46807331-D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ANNA</text:p>
          </table:table-cell>
          <table:table-cell office:value-type="string">
            <text:p>GASCÓN GARCIA</text:p>
          </table:table-cell>
          <table:table-cell table:style-name="ce9" office:value-type="string">
            <text:p>38845438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MARC</text:p>
          </table:table-cell>
          <table:table-cell office:value-type="string">
            <text:p>GIL CASTAÑO</text:p>
          </table:table-cell>
          <table:table-cell table:style-name="ce9" office:value-type="string">
            <text:p>52429266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MARC</text:p>
          </table:table-cell>
          <table:table-cell office:value-type="string">
            <text:p>IGLESIAS VENTURA</text:p>
          </table:table-cell>
          <table:table-cell table:style-name="ce9" office:value-type="string">
            <text:p>52427400-K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DANIEL</text:p>
          </table:table-cell>
          <table:table-cell office:value-type="string">
            <text:p>MUÑOZ GARRAS</text:p>
          </table:table-cell>
          <table:table-cell table:style-name="ce9" office:value-type="string">
            <text:p>47623810-P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JOAN</text:p>
          </table:table-cell>
          <table:table-cell office:value-type="string">
            <text:p>PENES GARIA</text:p>
          </table:table-cell>
          <table:table-cell table:style-name="ce9" office:value-type="string">
            <text:p>33333333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EUGENIA</text:p>
          </table:table-cell>
          <table:table-cell office:value-type="string">
            <text:p>DALLARI PLANA</text:p>
          </table:table-cell>
          <table:table-cell table:style-name="ce9" office:value-type="string">
            <text:p>47730329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GABINO</text:p>
          </table:table-cell>
          <table:table-cell office:value-type="string">
            <text:p>LOPEZ EXPOSITO</text:p>
          </table:table-cell>
          <table:table-cell table:style-name="ce9" office:value-type="string">
            <text:p>44981366-F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ANTONIA</text:p>
          </table:table-cell>
          <table:table-cell office:value-type="string">
            <text:p>ENRIC ROA</text:p>
          </table:table-cell>
          <table:table-cell table:style-name="ce9" office:value-type="string">
            <text:p>83352530-T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IU</text:p>
          </table:table-cell>
          <table:table-cell office:value-type="string">
            <text:p>GIL CASTELLA</text:p>
          </table:table-cell>
          <table:table-cell table:style-name="ce9" office:value-type="string">
            <text:p>81757006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ANGEL</text:p>
          </table:table-cell>
          <table:table-cell office:value-type="string">
            <text:p>MENDEZ SALMORAL</text:p>
          </table:table-cell>
          <table:table-cell table:style-name="ce9" office:value-type="string">
            <text:p>36904525-G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NICOLAU</text:p>
          </table:table-cell>
          <table:table-cell office:value-type="string">
            <text:p>ALBIOL JALOFF</text:p>
          </table:table-cell>
          <table:table-cell table:style-name="ce9" office:value-type="string">
            <text:p>83352025-Y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GLORIA</text:p>
          </table:table-cell>
          <table:table-cell office:value-type="string">
            <text:p>COBOS CASTELLA</text:p>
          </table:table-cell>
          <table:table-cell table:style-name="ce9" office:value-type="string">
            <text:p>41234588-M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ALEXIS</text:p>
          </table:table-cell>
          <table:table-cell office:value-type="string">
            <text:p>GARCIA GOMIS</text:p>
          </table:table-cell>
          <table:table-cell table:style-name="ce9" office:value-type="string">
            <text:p>79290685-V</text:p>
          </table:table-cell>
          <table:table-cell table:number-columns-repeated="1020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LLUIS MIQUEL</text:p>
          </table:table-cell>
          <table:table-cell office:value-type="string">
            <text:p>INIESTA SANS</text:p>
          </table:table-cell>
          <table:table-cell table:style-name="ce9" office:value-type="string">
            <text:p>47632117-F</text:p>
          </table:table-cell>
          <table:table-cell table:number-columns-repeated="1020"/>
        </table:table-row>
        <table:table-row table:style-name="ro1" table:number-rows-repeated="651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s2" table:style-name="ta1" table:print="false"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3" table:default-cell-style-name="ce17"/>
        <table:table-column table:style-name="co13" table:default-cell-style-name="ce2"/>
        <table:table-column table:style-name="co13" table:default-cell-style-name="ce17"/>
        <table:table-column table:style-name="co12" table:number-columns-repeated="5" table:default-cell-style-name="ce2"/>
        <table:table-column table:style-name="co15" table:default-cell-style-name="ce2"/>
        <table:table-column table:style-name="co6" table:number-columns-repeated="227" table:default-cell-style-name="ce2"/>
        <table:table-column table:style-name="co8" table:number-columns-repeated="783" table:default-cell-style-name="ce2"/>
        <table:table-row table:style-name="ro1">
          <table:table-cell table:style-name="ce15" office:value-type="string">
            <text:p>codi_client</text:p>
          </table:table-cell>
          <table:table-cell table:style-name="ce15" office:value-type="string">
            <text:p>codi_postal</text:p>
          </table:table-cell>
          <table:table-cell table:style-name="ce15" office:value-type="string">
            <text:p>poblacio</text:p>
          </table:table-cell>
          <table:table-cell table:style-name="ce15" office:value-type="string">
            <text:p>adreça</text:p>
          </table:table-cell>
          <table:table-cell table:style-name="ce15" office:value-type="string">
            <text:p>email</text:p>
          </table:table-cell>
          <table:table-cell table:style-name="ce16" office:value-type="string">
            <text:p>telefon</text:p>
          </table:table-cell>
          <table:table-cell table:style-name="ce1" office:value-type="string">
            <text:p>telefon2</text:p>
          </table:table-cell>
          <table:table-cell table:style-name="ce16" office:value-type="string">
            <text:p>FAX</text:p>
          </table:table-cell>
          <table:table-cell table:style-name="ce6" office:value-type="string">
            <text:p>IVA</text:p>
          </table:table-cell>
          <table:table-cell table:style-name="ce6" office:value-type="string">
            <text:p>dte</text:p>
          </table:table-cell>
          <table:table-cell table:style-name="ce6" office:value-type="string">
            <text:p>ports</text:p>
          </table:table-cell>
          <table:table-cell table:style-name="ce1" office:value-type="string">
            <text:p>t_lliuram</text:p>
          </table:table-cell>
          <table:table-cell table:style-name="ce6" office:value-type="string">
            <text:p>f_pag</text:p>
          </table:table-cell>
          <table:table-cell table:style-name="ce1" office:value-type="string">
            <text:p>rappel</text:p>
          </table:table-cell>
          <table:table-cell table:style-name="ce15" table:number-columns-repeated="1010"/>
        </table:table-row>
        <table:table-row table:style-name="ro1">
          <table:table-cell office:value-type="string">
            <text:p><text:s text:c="7"/>268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42</text:p>
          </table:table-cell>
          <table:table-cell/>
          <table:table-cell office:value-type="float" office:value="931111141">
            <text:p>931111141</text:p>
          </table:table-cell>
          <table:table-cell/>
          <table:table-cell office:value-type="float" office:value="931112131">
            <text:p>9311121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69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54</text:p>
          </table:table-cell>
          <table:table-cell/>
          <table:table-cell office:value-type="float" office:value="931111150">
            <text:p>931111150</text:p>
          </table:table-cell>
          <table:table-cell/>
          <table:table-cell office:value-type="float" office:value="931112139">
            <text:p>9311121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0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60</text:p>
          </table:table-cell>
          <table:table-cell/>
          <table:table-cell office:value-type="float" office:value="931111152">
            <text:p>931111152</text:p>
          </table:table-cell>
          <table:table-cell/>
          <table:table-cell office:value-type="float" office:value="931112145">
            <text:p>9311121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1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184</text:p>
          </table:table-cell>
          <table:table-cell/>
          <table:table-cell office:value-type="float" office:value="931111181">
            <text:p>931111181</text:p>
          </table:table-cell>
          <table:table-cell/>
          <table:table-cell office:value-type="float" office:value="931112169">
            <text:p>93111216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3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04</text:p>
          </table:table-cell>
          <table:table-cell/>
          <table:table-cell office:value-type="float" office:value="931111198">
            <text:p>931111198</text:p>
          </table:table-cell>
          <table:table-cell/>
          <table:table-cell office:value-type="float" office:value="931112189">
            <text:p>93111218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4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16</text:p>
          </table:table-cell>
          <table:table-cell/>
          <table:table-cell office:value-type="float" office:value="931111202">
            <text:p>931111202</text:p>
          </table:table-cell>
          <table:table-cell/>
          <table:table-cell office:value-type="float" office:value="931112201">
            <text:p>93111220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5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20</text:p>
          </table:table-cell>
          <table:table-cell/>
          <table:table-cell office:value-type="float" office:value="931111205">
            <text:p>931111205</text:p>
          </table:table-cell>
          <table:table-cell/>
          <table:table-cell office:value-type="float" office:value="931112205">
            <text:p>93111220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77</text:p>
          </table:table-cell>
          <table:table-cell office:value-type="string">
            <text:p>08800</text:p>
          </table:table-cell>
          <table:table-cell office:value-type="string">
            <text:p>Vilanova i la Geltrú</text:p>
          </table:table-cell>
          <table:table-cell office:value-type="string">
            <text:p>Mi, 238</text:p>
          </table:table-cell>
          <table:table-cell/>
          <table:table-cell office:value-type="float" office:value="931111213">
            <text:p>931111213</text:p>
          </table:table-cell>
          <table:table-cell/>
          <table:table-cell office:value-type="float" office:value="931112223">
            <text:p>9311122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8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7</text:p>
          </table:table-cell>
          <table:table-cell/>
          <table:table-cell office:value-type="float" office:value="931111269">
            <text:p>931111269</text:p>
          </table:table-cell>
          <table:table-cell/>
          <table:table-cell office:value-type="float" office:value="931112235">
            <text:p>93111223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79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2</text:p>
          </table:table-cell>
          <table:table-cell/>
          <table:table-cell office:value-type="float" office:value="931111272">
            <text:p>931111272</text:p>
          </table:table-cell>
          <table:table-cell/>
          <table:table-cell office:value-type="float" office:value="931112240">
            <text:p>9311122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0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17</text:p>
          </table:table-cell>
          <table:table-cell/>
          <table:table-cell office:value-type="float" office:value="931111273">
            <text:p>931111273</text:p>
          </table:table-cell>
          <table:table-cell/>
          <table:table-cell office:value-type="float" office:value="931112245">
            <text:p>9311122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1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2</text:p>
          </table:table-cell>
          <table:table-cell/>
          <table:table-cell office:value-type="float" office:value="931111241">
            <text:p>931111241</text:p>
          </table:table-cell>
          <table:table-cell/>
          <table:table-cell office:value-type="float" office:value="931112252">
            <text:p>93111225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83</text:p>
          </table:table-cell>
          <table:table-cell office:value-type="string">
            <text:p>08210</text:p>
          </table:table-cell>
          <table:table-cell office:value-type="string">
            <text:p>Barberà del Vallès</text:p>
          </table:table-cell>
          <table:table-cell office:value-type="string">
            <text:p>Mi, 77</text:p>
          </table:table-cell>
          <table:table-cell/>
          <table:table-cell office:value-type="float" office:value="931111242">
            <text:p>931111242</text:p>
          </table:table-cell>
          <table:table-cell/>
          <table:table-cell office:value-type="float" office:value="931112257">
            <text:p>9311122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4</text:p>
          </table:table-cell>
          <table:table-cell office:value-type="string">
            <text:p>08214</text:p>
          </table:table-cell>
          <table:table-cell office:value-type="string">
            <text:p>Badia del Vallès</text:p>
          </table:table-cell>
          <table:table-cell office:value-type="string">
            <text:p>Mi, 102</text:p>
          </table:table-cell>
          <table:table-cell/>
          <table:table-cell office:value-type="float" office:value="931111318">
            <text:p>931111318</text:p>
          </table:table-cell>
          <table:table-cell/>
          <table:table-cell office:value-type="float" office:value="931112282">
            <text:p>93111228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54</text:p>
          </table:table-cell>
          <table:table-cell/>
          <table:table-cell office:value-type="float" office:value="931111349">
            <text:p>931111349</text:p>
          </table:table-cell>
          <table:table-cell/>
          <table:table-cell office:value-type="float" office:value="931112286">
            <text:p>9311122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7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58</text:p>
          </table:table-cell>
          <table:table-cell/>
          <table:table-cell office:value-type="float" office:value="931111352">
            <text:p>931111352</text:p>
          </table:table-cell>
          <table:table-cell/>
          <table:table-cell office:value-type="float" office:value="931112290">
            <text:p>93111229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88</text:p>
          </table:table-cell>
          <table:table-cell office:value-type="string">
            <text:p>08921</text:p>
          </table:table-cell>
          <table:table-cell office:value-type="string">
            <text:p>Santa Coloma de Gramanet</text:p>
          </table:table-cell>
          <table:table-cell office:value-type="string">
            <text:p>Mi, 62</text:p>
          </table:table-cell>
          <table:table-cell/>
          <table:table-cell office:value-type="float" office:value="931111359">
            <text:p>931111359</text:p>
          </table:table-cell>
          <table:table-cell/>
          <table:table-cell office:value-type="float" office:value="931112294">
            <text:p>93111229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0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Mi, 66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2298">
            <text:p>93111229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82</text:p>
          </table:table-cell>
          <table:table-cell/>
          <table:table-cell office:value-type="float" office:value="931111117">
            <text:p>931111117</text:p>
          </table:table-cell>
          <table:table-cell/>
          <table:table-cell office:value-type="float" office:value="931112317">
            <text:p>93111231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2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99</text:p>
          </table:table-cell>
          <table:table-cell/>
          <table:table-cell office:value-type="float" office:value="931111122">
            <text:p>931111122</text:p>
          </table:table-cell>
          <table:table-cell/>
          <table:table-cell office:value-type="float" office:value="931112335">
            <text:p>9311123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29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05</text:p>
          </table:table-cell>
          <table:table-cell/>
          <table:table-cell office:value-type="float" office:value="931111123">
            <text:p>931111123</text:p>
          </table:table-cell>
          <table:table-cell/>
          <table:table-cell office:value-type="float" office:value="931112341">
            <text:p>93111234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17</text:p>
          </table:table-cell>
          <table:table-cell/>
          <table:table-cell office:value-type="float" office:value="931111126">
            <text:p>931111126</text:p>
          </table:table-cell>
          <table:table-cell/>
          <table:table-cell office:value-type="float" office:value="931112353">
            <text:p>9311123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6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29</text:p>
          </table:table-cell>
          <table:table-cell/>
          <table:table-cell office:value-type="float" office:value="931111132">
            <text:p>931111132</text:p>
          </table:table-cell>
          <table:table-cell/>
          <table:table-cell office:value-type="float" office:value="931112365">
            <text:p>9311123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7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41</text:p>
          </table:table-cell>
          <table:table-cell/>
          <table:table-cell office:value-type="float" office:value="931111139">
            <text:p>931111139</text:p>
          </table:table-cell>
          <table:table-cell/>
          <table:table-cell office:value-type="float" office:value="931112377">
            <text:p>93111237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29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155</text:p>
          </table:table-cell>
          <table:table-cell/>
          <table:table-cell office:value-type="float" office:value="931111143">
            <text:p>931111143</text:p>
          </table:table-cell>
          <table:table-cell/>
          <table:table-cell office:value-type="float" office:value="931112387">
            <text:p>9311123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20</text:p>
          </table:table-cell>
          <table:table-cell/>
          <table:table-cell office:value-type="float" office:value="931111171">
            <text:p>931111171</text:p>
          </table:table-cell>
          <table:table-cell/>
          <table:table-cell office:value-type="float" office:value="931112452">
            <text:p>93111245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31</text:p>
          </table:table-cell>
          <table:table-cell/>
          <table:table-cell office:value-type="float" office:value="931111175">
            <text:p>931111175</text:p>
          </table:table-cell>
          <table:table-cell/>
          <table:table-cell office:value-type="float" office:value="931112463">
            <text:p>9311124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03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45</text:p>
          </table:table-cell>
          <table:table-cell/>
          <table:table-cell office:value-type="float" office:value="931111182">
            <text:p>931111182</text:p>
          </table:table-cell>
          <table:table-cell/>
          <table:table-cell office:value-type="float" office:value="931112477">
            <text:p>9311124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4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50</text:p>
          </table:table-cell>
          <table:table-cell/>
          <table:table-cell office:value-type="float" office:value="931111183">
            <text:p>931111183</text:p>
          </table:table-cell>
          <table:table-cell/>
          <table:table-cell office:value-type="float" office:value="931112482">
            <text:p>9311124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5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60</text:p>
          </table:table-cell>
          <table:table-cell/>
          <table:table-cell office:value-type="float" office:value="931111186">
            <text:p>931111186</text:p>
          </table:table-cell>
          <table:table-cell/>
          <table:table-cell office:value-type="float" office:value="931112492">
            <text:p>9311124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8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Do, 272</text:p>
          </table:table-cell>
          <table:table-cell/>
          <table:table-cell office:value-type="float" office:value="931111189">
            <text:p>931111189</text:p>
          </table:table-cell>
          <table:table-cell/>
          <table:table-cell office:value-type="float" office:value="931112504">
            <text:p>93111250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09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24</text:p>
          </table:table-cell>
          <table:table-cell/>
          <table:table-cell office:value-type="float" office:value="931111204">
            <text:p>931111204</text:p>
          </table:table-cell>
          <table:table-cell/>
          <table:table-cell office:value-type="float" office:value="931112529">
            <text:p>9311125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43</text:p>
          </table:table-cell>
          <table:table-cell/>
          <table:table-cell office:value-type="float" office:value="931111235">
            <text:p>931111235</text:p>
          </table:table-cell>
          <table:table-cell/>
          <table:table-cell office:value-type="float" office:value="931112548">
            <text:p>93111254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1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Mi, 50</text:p>
          </table:table-cell>
          <table:table-cell/>
          <table:table-cell office:value-type="float" office:value="931111311">
            <text:p>931111311</text:p>
          </table:table-cell>
          <table:table-cell/>
          <table:table-cell office:value-type="float" office:value="931112555">
            <text:p>9311125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3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9</text:p>
          </table:table-cell>
          <table:table-cell/>
          <table:table-cell office:value-type="float" office:value="931111218">
            <text:p>931111218</text:p>
          </table:table-cell>
          <table:table-cell/>
          <table:table-cell office:value-type="float" office:value="931112630">
            <text:p>93111263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4</text:p>
          </table:table-cell>
          <table:table-cell/>
          <table:table-cell office:value-type="float" office:value="931111220">
            <text:p>931111220</text:p>
          </table:table-cell>
          <table:table-cell/>
          <table:table-cell office:value-type="float" office:value="931112635">
            <text:p>93111263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5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19</text:p>
          </table:table-cell>
          <table:table-cell/>
          <table:table-cell office:value-type="float" office:value="931111223">
            <text:p>931111223</text:p>
          </table:table-cell>
          <table:table-cell/>
          <table:table-cell office:value-type="float" office:value="931112640">
            <text:p>9311126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4</text:p>
          </table:table-cell>
          <table:table-cell/>
          <table:table-cell office:value-type="float" office:value="931111227">
            <text:p>931111227</text:p>
          </table:table-cell>
          <table:table-cell/>
          <table:table-cell office:value-type="float" office:value="931112645">
            <text:p>9311126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18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29</text:p>
          </table:table-cell>
          <table:table-cell/>
          <table:table-cell office:value-type="float" office:value="931111230">
            <text:p>931111230</text:p>
          </table:table-cell>
          <table:table-cell/>
          <table:table-cell office:value-type="float" office:value="931112650">
            <text:p>93111265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0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4</text:p>
          </table:table-cell>
          <table:table-cell/>
          <table:table-cell office:value-type="float" office:value="931111244">
            <text:p>931111244</text:p>
          </table:table-cell>
          <table:table-cell/>
          <table:table-cell office:value-type="float" office:value="931112655">
            <text:p>9311126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1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39</text:p>
          </table:table-cell>
          <table:table-cell/>
          <table:table-cell office:value-type="float" office:value="931111253">
            <text:p>931111253</text:p>
          </table:table-cell>
          <table:table-cell/>
          <table:table-cell office:value-type="float" office:value="931112660">
            <text:p>93111266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2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45</text:p>
          </table:table-cell>
          <table:table-cell/>
          <table:table-cell office:value-type="float" office:value="931111263">
            <text:p>931111263</text:p>
          </table:table-cell>
          <table:table-cell/>
          <table:table-cell office:value-type="float" office:value="931112666">
            <text:p>93111266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4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1</text:p>
          </table:table-cell>
          <table:table-cell/>
          <table:table-cell office:value-type="float" office:value="931111335">
            <text:p>931111335</text:p>
          </table:table-cell>
          <table:table-cell/>
          <table:table-cell office:value-type="float" office:value="931112692">
            <text:p>93111269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26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76</text:p>
          </table:table-cell>
          <table:table-cell/>
          <table:table-cell office:value-type="float" office:value="931111337">
            <text:p>931111337</text:p>
          </table:table-cell>
          <table:table-cell/>
          <table:table-cell office:value-type="float" office:value="931112697">
            <text:p>9311126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7</text:p>
          </table:table-cell>
          <table:table-cell office:value-type="string">
            <text:p>08360</text:p>
          </table:table-cell>
          <table:table-cell office:value-type="string">
            <text:p>Canet de Mar</text:p>
          </table:table-cell>
          <table:table-cell office:value-type="string">
            <text:p>Obelix, 82</text:p>
          </table:table-cell>
          <table:table-cell/>
          <table:table-cell office:value-type="float" office:value="931111343">
            <text:p>931111343</text:p>
          </table:table-cell>
          <table:table-cell/>
          <table:table-cell office:value-type="float" office:value="931112703">
            <text:p>9311127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29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Obelix, 4</text:p>
          </table:table-cell>
          <table:table-cell/>
          <table:table-cell office:value-type="float" office:value="931111240">
            <text:p>931111240</text:p>
          </table:table-cell>
          <table:table-cell/>
          <table:table-cell office:value-type="float" office:value="931112708">
            <text:p>93111270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0</text:p>
          </table:table-cell>
          <table:table-cell office:value-type="string">
            <text:p>08810</text:p>
          </table:table-cell>
          <table:table-cell office:value-type="string">
            <text:p>Sant Pere de Ribes</text:p>
          </table:table-cell>
          <table:table-cell office:value-type="string">
            <text:p>Astérix,3</text:p>
          </table:table-cell>
          <table:table-cell/>
          <table:table-cell office:value-type="float" office:value="931111188">
            <text:p>931111188</text:p>
          </table:table-cell>
          <table:table-cell/>
          <table:table-cell office:value-type="float" office:value="931112712">
            <text:p>93111271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</text:p>
          </table:table-cell>
          <table:table-cell/>
          <table:table-cell office:value-type="float" office:value="931111219">
            <text:p>931111219</text:p>
          </table:table-cell>
          <table:table-cell/>
          <table:table-cell office:value-type="float" office:value="931112717">
            <text:p>93111271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2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</text:p>
          </table:table-cell>
          <table:table-cell/>
          <table:table-cell office:value-type="float" office:value="931111221">
            <text:p>931111221</text:p>
          </table:table-cell>
          <table:table-cell/>
          <table:table-cell office:value-type="float" office:value="931112722">
            <text:p>93111272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8</text:p>
          </table:table-cell>
          <table:table-cell/>
          <table:table-cell office:value-type="float" office:value="931111222">
            <text:p>931111222</text:p>
          </table:table-cell>
          <table:table-cell/>
          <table:table-cell office:value-type="float" office:value="931112727">
            <text:p>9311127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3</text:p>
          </table:table-cell>
          <table:table-cell/>
          <table:table-cell office:value-type="float" office:value="931111226">
            <text:p>931111226</text:p>
          </table:table-cell>
          <table:table-cell/>
          <table:table-cell office:value-type="float" office:value="931112732">
            <text:p>93111273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3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28</text:p>
          </table:table-cell>
          <table:table-cell/>
          <table:table-cell office:value-type="float" office:value="931111228">
            <text:p>931111228</text:p>
          </table:table-cell>
          <table:table-cell/>
          <table:table-cell office:value-type="float" office:value="931112737">
            <text:p>9311127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44</text:p>
          </table:table-cell>
          <table:table-cell/>
          <table:table-cell office:value-type="float" office:value="931111261">
            <text:p>931111261</text:p>
          </table:table-cell>
          <table:table-cell/>
          <table:table-cell office:value-type="float" office:value="931112753">
            <text:p>9311127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3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50</text:p>
          </table:table-cell>
          <table:table-cell/>
          <table:table-cell office:value-type="float" office:value="931111264">
            <text:p>931111264</text:p>
          </table:table-cell>
          <table:table-cell/>
          <table:table-cell office:value-type="float" office:value="931112759">
            <text:p>9311127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0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1</text:p>
          </table:table-cell>
          <table:table-cell/>
          <table:table-cell office:value-type="float" office:value="931111284">
            <text:p>931111284</text:p>
          </table:table-cell>
          <table:table-cell/>
          <table:table-cell office:value-type="float" office:value="931112770">
            <text:p>9311127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1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66</text:p>
          </table:table-cell>
          <table:table-cell/>
          <table:table-cell office:value-type="float" office:value="931111285">
            <text:p>931111285</text:p>
          </table:table-cell>
          <table:table-cell/>
          <table:table-cell office:value-type="float" office:value="931112775">
            <text:p>9311127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1</text:p>
          </table:table-cell>
          <table:table-cell/>
          <table:table-cell office:value-type="float" office:value="931111286">
            <text:p>931111286</text:p>
          </table:table-cell>
          <table:table-cell/>
          <table:table-cell office:value-type="float" office:value="931112780">
            <text:p>93111278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5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77</text:p>
          </table:table-cell>
          <table:table-cell/>
          <table:table-cell office:value-type="float" office:value="931111290">
            <text:p>931111290</text:p>
          </table:table-cell>
          <table:table-cell/>
          <table:table-cell office:value-type="float" office:value="931112786">
            <text:p>9311127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48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83</text:p>
          </table:table-cell>
          <table:table-cell/>
          <table:table-cell office:value-type="float" office:value="931111292">
            <text:p>931111292</text:p>
          </table:table-cell>
          <table:table-cell/>
          <table:table-cell office:value-type="float" office:value="931112792">
            <text:p>9311127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4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0</text:p>
          </table:table-cell>
          <table:table-cell/>
          <table:table-cell office:value-type="float" office:value="931111298">
            <text:p>931111298</text:p>
          </table:table-cell>
          <table:table-cell/>
          <table:table-cell office:value-type="float" office:value="931112799">
            <text:p>93111279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3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96</text:p>
          </table:table-cell>
          <table:table-cell/>
          <table:table-cell office:value-type="float" office:value="931111308">
            <text:p>931111308</text:p>
          </table:table-cell>
          <table:table-cell/>
          <table:table-cell office:value-type="float" office:value="931112805">
            <text:p>9311128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5</text:p>
          </table:table-cell>
          <table:table-cell office:value-type="string">
            <text:p>08005</text:p>
          </table:table-cell>
          <table:table-cell office:value-type="string">
            <text:p>Barcelona</text:p>
          </table:table-cell>
          <table:table-cell office:value-type="string">
            <text:p>Astérix,103</text:p>
          </table:table-cell>
          <table:table-cell/>
          <table:table-cell office:value-type="float" office:value="931111314">
            <text:p>931111314</text:p>
          </table:table-cell>
          <table:table-cell/>
          <table:table-cell office:value-type="float" office:value="931112812">
            <text:p>93111281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5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09</text:p>
          </table:table-cell>
          <table:table-cell/>
          <table:table-cell office:value-type="float" office:value="931111320">
            <text:p>931111320</text:p>
          </table:table-cell>
          <table:table-cell/>
          <table:table-cell office:value-type="float" office:value="931112818">
            <text:p>93111281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4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15</text:p>
          </table:table-cell>
          <table:table-cell/>
          <table:table-cell office:value-type="float" office:value="931111322">
            <text:p>931111322</text:p>
          </table:table-cell>
          <table:table-cell/>
          <table:table-cell office:value-type="float" office:value="931112824">
            <text:p>93111282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66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0</text:p>
          </table:table-cell>
          <table:table-cell/>
          <table:table-cell office:value-type="float" office:value="931111324">
            <text:p>931111324</text:p>
          </table:table-cell>
          <table:table-cell/>
          <table:table-cell office:value-type="float" office:value="931112829">
            <text:p>9311128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67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25</text:p>
          </table:table-cell>
          <table:table-cell/>
          <table:table-cell office:value-type="float" office:value="931111327">
            <text:p>931111327</text:p>
          </table:table-cell>
          <table:table-cell/>
          <table:table-cell office:value-type="float" office:value="931112834">
            <text:p>931112834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69</text:p>
          </table:table-cell>
          <table:table-cell office:value-type="string">
            <text:p>08020</text:p>
          </table:table-cell>
          <table:table-cell office:value-type="string">
            <text:p>Barcelona</text:p>
          </table:table-cell>
          <table:table-cell office:value-type="string">
            <text:p>Astérix,130</text:p>
          </table:table-cell>
          <table:table-cell/>
          <table:table-cell office:value-type="float" office:value="931111340">
            <text:p>931111340</text:p>
          </table:table-cell>
          <table:table-cell/>
          <table:table-cell office:value-type="float" office:value="931112839">
            <text:p>9311128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0</text:p>
          </table:table-cell>
          <table:table-cell office:value-type="string">
            <text:p>08018</text:p>
          </table:table-cell>
          <table:table-cell office:value-type="string">
            <text:p>Barcelona</text:p>
          </table:table-cell>
          <table:table-cell office:value-type="string">
            <text:p>Astérix,135</text:p>
          </table:table-cell>
          <table:table-cell/>
          <table:table-cell office:value-type="float" office:value="931111342">
            <text:p>931111342</text:p>
          </table:table-cell>
          <table:table-cell/>
          <table:table-cell office:value-type="float" office:value="931112844">
            <text:p>93111284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1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42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2851">
            <text:p>9311128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47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2856">
            <text:p>93111285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2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2861">
            <text:p>93111286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155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2864">
            <text:p>93111286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7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58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2867">
            <text:p>9311128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1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2870">
            <text:p>9311128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4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2873">
            <text:p>93111287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67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2876">
            <text:p>93111287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79</text:p>
          </table:table-cell>
          <table:table-cell office:value-type="string">
            <text:p>08520</text:p>
          </table:table-cell>
          <table:table-cell office:value-type="string">
            <text:p>Les Franqueses del Vallès</text:p>
          </table:table-cell>
          <table:table-cell office:value-type="string">
            <text:p>Astérix,170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2879">
            <text:p>9311128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3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2882">
            <text:p>9311128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38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6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2885">
            <text:p>93111288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8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79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2888">
            <text:p>93111288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1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2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2891">
            <text:p>9311128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88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2897">
            <text:p>93111289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3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1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2900">
            <text:p>93111290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198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2907">
            <text:p>9311129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39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4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2913">
            <text:p>93111291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0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08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2917">
            <text:p>93111291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6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2925">
            <text:p>93111292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19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2928">
            <text:p>93111292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2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2931">
            <text:p>9311129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0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27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2936">
            <text:p>93111293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2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1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2940">
            <text:p>93111294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4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4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2943">
            <text:p>9311129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15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37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2946">
            <text:p>93111294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6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2949">
            <text:p>9311129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7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43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2952">
            <text:p>93111295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18</text:p>
          </table:table-cell>
          <table:table-cell office:value-type="string">
            <text:p>08530</text:p>
          </table:table-cell>
          <table:table-cell office:value-type="string">
            <text:p>La Garriga</text:p>
          </table:table-cell>
          <table:table-cell office:value-type="string">
            <text:p>Astérix,25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2963">
            <text:p>9311129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Astérix,262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2971">
            <text:p>9311129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2981">
            <text:p>93111298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2983">
            <text:p>9311129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2985">
            <text:p>93111298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2987">
            <text:p>9311129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2989">
            <text:p>93111298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9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2991">
            <text:p>9311129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1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2993">
            <text:p>93111299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3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2995">
            <text:p>9311129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5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2997">
            <text:p>93111299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7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2999">
            <text:p>93111299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3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29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001">
            <text:p>9311130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1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003">
            <text:p>9311130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3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005">
            <text:p>9311130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4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007">
            <text:p>9311130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7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009">
            <text:p>93111300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39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011">
            <text:p>9311130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1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013">
            <text:p>93111301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5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3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015">
            <text:p>9311130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5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5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017">
            <text:p>93111301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7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019">
            <text:p>9311130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49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021">
            <text:p>93111302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1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023">
            <text:p>9311130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3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025">
            <text:p>93111302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027">
            <text:p>9311130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6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7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029">
            <text:p>93111302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6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59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031">
            <text:p>9311130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1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033">
            <text:p>93111303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3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035">
            <text:p>9311130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5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037">
            <text:p>9311130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7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7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039">
            <text:p>9311130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7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69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041">
            <text:p>93111304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8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1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043">
            <text:p>9311130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<text:s text:c="7"/>48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3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045">
            <text:p>93111304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047">
            <text:p>9311130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8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7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049">
            <text:p>9311130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79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051">
            <text:p>9311130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1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053">
            <text:p>9311130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3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055">
            <text:p>9311130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5</text:p>
          </table:table-cell>
          <table:table-cell/>
          <table:table-cell office:value-type="float" office:value="931111467">
            <text:p>931111467</text:p>
          </table:table-cell>
          <table:table-cell/>
          <table:table-cell office:value-type="float" office:value="931113057">
            <text:p>9311130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7</text:p>
          </table:table-cell>
          <table:table-cell/>
          <table:table-cell office:value-type="float" office:value="931111468">
            <text:p>931111468</text:p>
          </table:table-cell>
          <table:table-cell/>
          <table:table-cell office:value-type="float" office:value="931113059">
            <text:p>93111305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89</text:p>
          </table:table-cell>
          <table:table-cell/>
          <table:table-cell office:value-type="float" office:value="931111469">
            <text:p>931111469</text:p>
          </table:table-cell>
          <table:table-cell/>
          <table:table-cell office:value-type="float" office:value="931113061">
            <text:p>93111306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49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1</text:p>
          </table:table-cell>
          <table:table-cell/>
          <table:table-cell office:value-type="float" office:value="931111470">
            <text:p>931111470</text:p>
          </table:table-cell>
          <table:table-cell/>
          <table:table-cell office:value-type="float" office:value="931113063">
            <text:p>9311130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3</text:p>
          </table:table-cell>
          <table:table-cell/>
          <table:table-cell office:value-type="float" office:value="931111471">
            <text:p>931111471</text:p>
          </table:table-cell>
          <table:table-cell/>
          <table:table-cell office:value-type="float" office:value="931113065">
            <text:p>9311130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5</text:p>
          </table:table-cell>
          <table:table-cell/>
          <table:table-cell office:value-type="float" office:value="931111472">
            <text:p>931111472</text:p>
          </table:table-cell>
          <table:table-cell/>
          <table:table-cell office:value-type="float" office:value="931113067">
            <text:p>9311130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7</text:p>
          </table:table-cell>
          <table:table-cell/>
          <table:table-cell office:value-type="float" office:value="931111473">
            <text:p>931111473</text:p>
          </table:table-cell>
          <table:table-cell/>
          <table:table-cell office:value-type="float" office:value="931113069">
            <text:p>93111306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99</text:p>
          </table:table-cell>
          <table:table-cell/>
          <table:table-cell office:value-type="float" office:value="931111474">
            <text:p>931111474</text:p>
          </table:table-cell>
          <table:table-cell/>
          <table:table-cell office:value-type="float" office:value="931113071">
            <text:p>93111307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1</text:p>
          </table:table-cell>
          <table:table-cell/>
          <table:table-cell office:value-type="float" office:value="931111475">
            <text:p>931111475</text:p>
          </table:table-cell>
          <table:table-cell/>
          <table:table-cell office:value-type="float" office:value="931113073">
            <text:p>93111307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3</text:p>
          </table:table-cell>
          <table:table-cell/>
          <table:table-cell office:value-type="float" office:value="931111476">
            <text:p>931111476</text:p>
          </table:table-cell>
          <table:table-cell/>
          <table:table-cell office:value-type="float" office:value="931113075">
            <text:p>9311130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6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Pedra,105</text:p>
          </table:table-cell>
          <table:table-cell/>
          <table:table-cell office:value-type="float" office:value="931111477">
            <text:p>931111477</text:p>
          </table:table-cell>
          <table:table-cell/>
          <table:table-cell office:value-type="float" office:value="931113077">
            <text:p>9311130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07</text:p>
          </table:table-cell>
          <table:table-cell/>
          <table:table-cell office:value-type="float" office:value="931111478">
            <text:p>931111478</text:p>
          </table:table-cell>
          <table:table-cell/>
          <table:table-cell office:value-type="float" office:value="931113079">
            <text:p>9311130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0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1</text:p>
          </table:table-cell>
          <table:table-cell/>
          <table:table-cell office:value-type="float" office:value="931111481">
            <text:p>931111481</text:p>
          </table:table-cell>
          <table:table-cell/>
          <table:table-cell office:value-type="float" office:value="931113083">
            <text:p>9311130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3</text:p>
          </table:table-cell>
          <table:table-cell/>
          <table:table-cell office:value-type="float" office:value="931111482">
            <text:p>931111482</text:p>
          </table:table-cell>
          <table:table-cell/>
          <table:table-cell office:value-type="float" office:value="931113085">
            <text:p>93111308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5</text:p>
          </table:table-cell>
          <table:table-cell/>
          <table:table-cell office:value-type="float" office:value="931111483">
            <text:p>931111483</text:p>
          </table:table-cell>
          <table:table-cell/>
          <table:table-cell office:value-type="float" office:value="931113087">
            <text:p>9311130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7</text:p>
          </table:table-cell>
          <table:table-cell/>
          <table:table-cell office:value-type="float" office:value="931111484">
            <text:p>931111484</text:p>
          </table:table-cell>
          <table:table-cell/>
          <table:table-cell office:value-type="float" office:value="931113089">
            <text:p>93111308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19</text:p>
          </table:table-cell>
          <table:table-cell/>
          <table:table-cell office:value-type="float" office:value="931111485">
            <text:p>931111485</text:p>
          </table:table-cell>
          <table:table-cell/>
          <table:table-cell office:value-type="float" office:value="931113091">
            <text:p>9311130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5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1</text:p>
          </table:table-cell>
          <table:table-cell/>
          <table:table-cell office:value-type="float" office:value="931111486">
            <text:p>931111486</text:p>
          </table:table-cell>
          <table:table-cell/>
          <table:table-cell office:value-type="float" office:value="931113093">
            <text:p>93111309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6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3</text:p>
          </table:table-cell>
          <table:table-cell/>
          <table:table-cell office:value-type="float" office:value="931111487">
            <text:p>931111487</text:p>
          </table:table-cell>
          <table:table-cell/>
          <table:table-cell office:value-type="float" office:value="931113095">
            <text:p>9311130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5</text:p>
          </table:table-cell>
          <table:table-cell/>
          <table:table-cell office:value-type="float" office:value="931111488">
            <text:p>931111488</text:p>
          </table:table-cell>
          <table:table-cell/>
          <table:table-cell office:value-type="float" office:value="931113097">
            <text:p>9311130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7</text:p>
          </table:table-cell>
          <table:table-cell/>
          <table:table-cell office:value-type="float" office:value="931111489">
            <text:p>931111489</text:p>
          </table:table-cell>
          <table:table-cell/>
          <table:table-cell office:value-type="float" office:value="931113099">
            <text:p>9311130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1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29</text:p>
          </table:table-cell>
          <table:table-cell/>
          <table:table-cell office:value-type="float" office:value="931111490">
            <text:p>931111490</text:p>
          </table:table-cell>
          <table:table-cell/>
          <table:table-cell office:value-type="float" office:value="931113101">
            <text:p>9311131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2</text:p>
          </table:table-cell>
          <table:table-cell/>
          <table:table-cell office:value-type="float" office:value="931111492">
            <text:p>931111492</text:p>
          </table:table-cell>
          <table:table-cell/>
          <table:table-cell office:value-type="float" office:value="931113104">
            <text:p>93111310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6</text:p>
          </table:table-cell>
          <table:table-cell/>
          <table:table-cell office:value-type="float" office:value="931111495">
            <text:p>931111495</text:p>
          </table:table-cell>
          <table:table-cell/>
          <table:table-cell office:value-type="float" office:value="931113108">
            <text:p>931113108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4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38</text:p>
          </table:table-cell>
          <table:table-cell/>
          <table:table-cell office:value-type="float" office:value="931111496">
            <text:p>931111496</text:p>
          </table:table-cell>
          <table:table-cell/>
          <table:table-cell office:value-type="float" office:value="931113110">
            <text:p>93111311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7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1</text:p>
          </table:table-cell>
          <table:table-cell/>
          <table:table-cell office:value-type="float" office:value="931111498">
            <text:p>931111498</text:p>
          </table:table-cell>
          <table:table-cell/>
          <table:table-cell office:value-type="float" office:value="931113113">
            <text:p>93111311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8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4</text:p>
          </table:table-cell>
          <table:table-cell/>
          <table:table-cell office:value-type="float" office:value="931111500">
            <text:p>931111500</text:p>
          </table:table-cell>
          <table:table-cell/>
          <table:table-cell office:value-type="float" office:value="931113116">
            <text:p>93111311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29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6</text:p>
          </table:table-cell>
          <table:table-cell/>
          <table:table-cell office:value-type="float" office:value="931111501">
            <text:p>931111501</text:p>
          </table:table-cell>
          <table:table-cell/>
          <table:table-cell office:value-type="float" office:value="931113118">
            <text:p>93111311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0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49</text:p>
          </table:table-cell>
          <table:table-cell/>
          <table:table-cell office:value-type="float" office:value="931111503">
            <text:p>931111503</text:p>
          </table:table-cell>
          <table:table-cell/>
          <table:table-cell office:value-type="float" office:value="931113121">
            <text:p>93111312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1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1</text:p>
          </table:table-cell>
          <table:table-cell/>
          <table:table-cell office:value-type="float" office:value="931111504">
            <text:p>931111504</text:p>
          </table:table-cell>
          <table:table-cell/>
          <table:table-cell office:value-type="float" office:value="931113123">
            <text:p>9311131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2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4</text:p>
          </table:table-cell>
          <table:table-cell/>
          <table:table-cell office:value-type="float" office:value="931111506">
            <text:p>931111506</text:p>
          </table:table-cell>
          <table:table-cell/>
          <table:table-cell office:value-type="float" office:value="931113126">
            <text:p>93111312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3</text:p>
          </table:table-cell>
          <table:table-cell office:value-type="string">
            <text:p>08021</text:p>
          </table:table-cell>
          <table:table-cell office:value-type="string">
            <text:p>Barcelona</text:p>
          </table:table-cell>
          <table:table-cell office:value-type="string">
            <text:p>Pedra,158</text:p>
          </table:table-cell>
          <table:table-cell/>
          <table:table-cell office:value-type="float" office:value="931111509">
            <text:p>931111509</text:p>
          </table:table-cell>
          <table:table-cell/>
          <table:table-cell office:value-type="float" office:value="931113130">
            <text:p>93111313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</text:p>
          </table:table-cell>
          <table:table-cell/>
          <table:table-cell office:value-type="float" office:value="931111512">
            <text:p>931111512</text:p>
          </table:table-cell>
          <table:table-cell/>
          <table:table-cell office:value-type="float" office:value="931113134">
            <text:p>931113134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</text:p>
          </table:table-cell>
          <table:table-cell/>
          <table:table-cell office:value-type="float" office:value="931111513">
            <text:p>931111513</text:p>
          </table:table-cell>
          <table:table-cell/>
          <table:table-cell office:value-type="float" office:value="931113135">
            <text:p>9311131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6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6</text:p>
          </table:table-cell>
          <table:table-cell/>
          <table:table-cell office:value-type="float" office:value="931111514">
            <text:p>931111514</text:p>
          </table:table-cell>
          <table:table-cell/>
          <table:table-cell office:value-type="float" office:value="931113136">
            <text:p>93111313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3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</text:p>
          </table:table-cell>
          <table:table-cell/>
          <table:table-cell office:value-type="float" office:value="931111515">
            <text:p>931111515</text:p>
          </table:table-cell>
          <table:table-cell/>
          <table:table-cell office:value-type="float" office:value="931113137">
            <text:p>93111313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8</text:p>
          </table:table-cell>
          <table:table-cell/>
          <table:table-cell office:value-type="float" office:value="931111516">
            <text:p>931111516</text:p>
          </table:table-cell>
          <table:table-cell/>
          <table:table-cell office:value-type="float" office:value="931113138">
            <text:p>93111313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9</text:p>
          </table:table-cell>
          <table:table-cell/>
          <table:table-cell office:value-type="float" office:value="931111517">
            <text:p>931111517</text:p>
          </table:table-cell>
          <table:table-cell/>
          <table:table-cell office:value-type="float" office:value="931113139">
            <text:p>9311131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0</text:p>
          </table:table-cell>
          <table:table-cell/>
          <table:table-cell office:value-type="float" office:value="931111518">
            <text:p>931111518</text:p>
          </table:table-cell>
          <table:table-cell/>
          <table:table-cell office:value-type="float" office:value="931113140">
            <text:p>93111314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1</text:p>
          </table:table-cell>
          <table:table-cell/>
          <table:table-cell office:value-type="float" office:value="931111519">
            <text:p>931111519</text:p>
          </table:table-cell>
          <table:table-cell/>
          <table:table-cell office:value-type="float" office:value="931113141">
            <text:p>93111314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2</text:p>
          </table:table-cell>
          <table:table-cell/>
          <table:table-cell office:value-type="float" office:value="931111520">
            <text:p>931111520</text:p>
          </table:table-cell>
          <table:table-cell/>
          <table:table-cell office:value-type="float" office:value="931113142">
            <text:p>93111314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3</text:p>
          </table:table-cell>
          <table:table-cell/>
          <table:table-cell office:value-type="float" office:value="931111521">
            <text:p>931111521</text:p>
          </table:table-cell>
          <table:table-cell/>
          <table:table-cell office:value-type="float" office:value="931113143">
            <text:p>9311131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4</text:p>
          </table:table-cell>
          <table:table-cell/>
          <table:table-cell office:value-type="float" office:value="931111522">
            <text:p>931111522</text:p>
          </table:table-cell>
          <table:table-cell/>
          <table:table-cell office:value-type="float" office:value="931113144">
            <text:p>93111314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5</text:p>
          </table:table-cell>
          <table:table-cell/>
          <table:table-cell office:value-type="float" office:value="931111523">
            <text:p>931111523</text:p>
          </table:table-cell>
          <table:table-cell/>
          <table:table-cell office:value-type="float" office:value="931113145">
            <text:p>93111314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6</text:p>
          </table:table-cell>
          <table:table-cell/>
          <table:table-cell office:value-type="float" office:value="931111524">
            <text:p>931111524</text:p>
          </table:table-cell>
          <table:table-cell/>
          <table:table-cell office:value-type="float" office:value="931113146">
            <text:p>93111314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4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7</text:p>
          </table:table-cell>
          <table:table-cell/>
          <table:table-cell office:value-type="float" office:value="931111525">
            <text:p>931111525</text:p>
          </table:table-cell>
          <table:table-cell/>
          <table:table-cell office:value-type="float" office:value="931113147">
            <text:p>9311131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8</text:p>
          </table:table-cell>
          <table:table-cell/>
          <table:table-cell office:value-type="float" office:value="931111526">
            <text:p>931111526</text:p>
          </table:table-cell>
          <table:table-cell/>
          <table:table-cell office:value-type="float" office:value="931113148">
            <text:p>93111314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19</text:p>
          </table:table-cell>
          <table:table-cell/>
          <table:table-cell office:value-type="float" office:value="931111527">
            <text:p>931111527</text:p>
          </table:table-cell>
          <table:table-cell/>
          <table:table-cell office:value-type="float" office:value="931113149">
            <text:p>93111314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0</text:p>
          </table:table-cell>
          <table:table-cell/>
          <table:table-cell office:value-type="float" office:value="931111528">
            <text:p>931111528</text:p>
          </table:table-cell>
          <table:table-cell/>
          <table:table-cell office:value-type="float" office:value="931113150">
            <text:p>93111315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1</text:p>
          </table:table-cell>
          <table:table-cell/>
          <table:table-cell office:value-type="float" office:value="931111529">
            <text:p>931111529</text:p>
          </table:table-cell>
          <table:table-cell/>
          <table:table-cell office:value-type="float" office:value="931113151">
            <text:p>9311131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2</text:p>
          </table:table-cell>
          <table:table-cell/>
          <table:table-cell office:value-type="float" office:value="931111530">
            <text:p>931111530</text:p>
          </table:table-cell>
          <table:table-cell/>
          <table:table-cell office:value-type="float" office:value="931113152">
            <text:p>93111315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3</text:p>
          </table:table-cell>
          <table:table-cell/>
          <table:table-cell office:value-type="float" office:value="931111531">
            <text:p>931111531</text:p>
          </table:table-cell>
          <table:table-cell/>
          <table:table-cell office:value-type="float" office:value="931113153">
            <text:p>93111315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4</text:p>
          </table:table-cell>
          <table:table-cell/>
          <table:table-cell office:value-type="float" office:value="931111532">
            <text:p>931111532</text:p>
          </table:table-cell>
          <table:table-cell/>
          <table:table-cell office:value-type="float" office:value="931113154">
            <text:p>93111315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5</text:p>
          </table:table-cell>
          <table:table-cell/>
          <table:table-cell office:value-type="float" office:value="931111533">
            <text:p>931111533</text:p>
          </table:table-cell>
          <table:table-cell/>
          <table:table-cell office:value-type="float" office:value="931113155">
            <text:p>93111315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6</text:p>
          </table:table-cell>
          <table:table-cell/>
          <table:table-cell office:value-type="float" office:value="931111534">
            <text:p>931111534</text:p>
          </table:table-cell>
          <table:table-cell/>
          <table:table-cell office:value-type="float" office:value="931113156">
            <text:p>931113156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5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7</text:p>
          </table:table-cell>
          <table:table-cell/>
          <table:table-cell office:value-type="float" office:value="931111535">
            <text:p>931111535</text:p>
          </table:table-cell>
          <table:table-cell/>
          <table:table-cell office:value-type="float" office:value="931113157">
            <text:p>93111315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8</text:p>
          </table:table-cell>
          <table:table-cell/>
          <table:table-cell office:value-type="float" office:value="931111536">
            <text:p>931111536</text:p>
          </table:table-cell>
          <table:table-cell/>
          <table:table-cell office:value-type="float" office:value="931113158">
            <text:p>931113158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29</text:p>
          </table:table-cell>
          <table:table-cell/>
          <table:table-cell office:value-type="float" office:value="931111537">
            <text:p>931111537</text:p>
          </table:table-cell>
          <table:table-cell/>
          <table:table-cell office:value-type="float" office:value="931113159">
            <text:p>9311131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0</text:p>
          </table:table-cell>
          <table:table-cell/>
          <table:table-cell office:value-type="float" office:value="931111538">
            <text:p>931111538</text:p>
          </table:table-cell>
          <table:table-cell/>
          <table:table-cell office:value-type="float" office:value="931113160">
            <text:p>931113160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1</text:p>
          </table:table-cell>
          <table:table-cell/>
          <table:table-cell office:value-type="float" office:value="931111539">
            <text:p>931111539</text:p>
          </table:table-cell>
          <table:table-cell/>
          <table:table-cell office:value-type="float" office:value="931113161">
            <text:p>93111316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2</text:p>
          </table:table-cell>
          <table:table-cell/>
          <table:table-cell office:value-type="float" office:value="931111540">
            <text:p>931111540</text:p>
          </table:table-cell>
          <table:table-cell/>
          <table:table-cell office:value-type="float" office:value="931113162">
            <text:p>93111316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3</text:p>
          </table:table-cell>
          <table:table-cell/>
          <table:table-cell office:value-type="float" office:value="931111541">
            <text:p>931111541</text:p>
          </table:table-cell>
          <table:table-cell/>
          <table:table-cell office:value-type="float" office:value="931113163">
            <text:p>9311131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4</text:p>
          </table:table-cell>
          <table:table-cell/>
          <table:table-cell office:value-type="float" office:value="931111542">
            <text:p>931111542</text:p>
          </table:table-cell>
          <table:table-cell/>
          <table:table-cell office:value-type="float" office:value="931113164">
            <text:p>93111316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5</text:p>
          </table:table-cell>
          <table:table-cell/>
          <table:table-cell office:value-type="float" office:value="931111551">
            <text:p>931111551</text:p>
          </table:table-cell>
          <table:table-cell/>
          <table:table-cell office:value-type="float" office:value="931113165">
            <text:p>93111316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6</text:p>
          </table:table-cell>
          <table:table-cell/>
          <table:table-cell office:value-type="float" office:value="931111552">
            <text:p>931111552</text:p>
          </table:table-cell>
          <table:table-cell/>
          <table:table-cell office:value-type="float" office:value="931113166">
            <text:p>93111316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69</text:p>
          </table:table-cell>
          <table:table-cell office:value-type="string">
            <text:p>08022</text:p>
          </table:table-cell>
          <table:table-cell office:value-type="string">
            <text:p>Barcelona</text:p>
          </table:table-cell>
          <table:table-cell office:value-type="string">
            <text:p>Minca, 37</text:p>
          </table:table-cell>
          <table:table-cell/>
          <table:table-cell office:value-type="float" office:value="931111553">
            <text:p>931111553</text:p>
          </table:table-cell>
          <table:table-cell/>
          <table:table-cell office:value-type="float" office:value="931113167">
            <text:p>9311131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0</text:p>
          </table:table-cell>
          <table:table-cell office:value-type="string">
            <text:p>08024</text:p>
          </table:table-cell>
          <table:table-cell office:value-type="string">
            <text:p>Barcelona</text:p>
          </table:table-cell>
          <table:table-cell office:value-type="string">
            <text:p>Minca, 38</text:p>
          </table:table-cell>
          <table:table-cell/>
          <table:table-cell office:value-type="float" office:value="931111554">
            <text:p>931111554</text:p>
          </table:table-cell>
          <table:table-cell/>
          <table:table-cell office:value-type="float" office:value="931113168">
            <text:p>93111316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39</text:p>
          </table:table-cell>
          <table:table-cell/>
          <table:table-cell office:value-type="float" office:value="931111555">
            <text:p>931111555</text:p>
          </table:table-cell>
          <table:table-cell/>
          <table:table-cell office:value-type="float" office:value="931113169">
            <text:p>93111316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0</text:p>
          </table:table-cell>
          <table:table-cell/>
          <table:table-cell office:value-type="float" office:value="931111556">
            <text:p>931111556</text:p>
          </table:table-cell>
          <table:table-cell/>
          <table:table-cell office:value-type="float" office:value="931113170">
            <text:p>93111317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1</text:p>
          </table:table-cell>
          <table:table-cell/>
          <table:table-cell office:value-type="float" office:value="931111557">
            <text:p>931111557</text:p>
          </table:table-cell>
          <table:table-cell/>
          <table:table-cell office:value-type="float" office:value="931113171">
            <text:p>9311131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2</text:p>
          </table:table-cell>
          <table:table-cell/>
          <table:table-cell office:value-type="float" office:value="931111558">
            <text:p>931111558</text:p>
          </table:table-cell>
          <table:table-cell/>
          <table:table-cell office:value-type="float" office:value="931113172">
            <text:p>931113172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3</text:p>
          </table:table-cell>
          <table:table-cell/>
          <table:table-cell office:value-type="float" office:value="931111559">
            <text:p>931111559</text:p>
          </table:table-cell>
          <table:table-cell/>
          <table:table-cell office:value-type="float" office:value="931113173">
            <text:p>93111317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4</text:p>
          </table:table-cell>
          <table:table-cell/>
          <table:table-cell office:value-type="float" office:value="931111560">
            <text:p>931111560</text:p>
          </table:table-cell>
          <table:table-cell/>
          <table:table-cell office:value-type="float" office:value="931113174">
            <text:p>93111317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7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5</text:p>
          </table:table-cell>
          <table:table-cell/>
          <table:table-cell office:value-type="float" office:value="931111561">
            <text:p>931111561</text:p>
          </table:table-cell>
          <table:table-cell/>
          <table:table-cell office:value-type="float" office:value="931113175">
            <text:p>9311131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0</text:p>
          </table:table-cell>
          <table:table-cell office:value-type="string">
            <text:p>08032</text:p>
          </table:table-cell>
          <table:table-cell office:value-type="string">
            <text:p>Barcelona</text:p>
          </table:table-cell>
          <table:table-cell office:value-type="string">
            <text:p>Minca, 46</text:p>
          </table:table-cell>
          <table:table-cell/>
          <table:table-cell office:value-type="float" office:value="931111562">
            <text:p>931111562</text:p>
          </table:table-cell>
          <table:table-cell/>
          <table:table-cell office:value-type="float" office:value="931113176">
            <text:p>931113176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7</text:p>
          </table:table-cell>
          <table:table-cell/>
          <table:table-cell office:value-type="float" office:value="931111563">
            <text:p>931111563</text:p>
          </table:table-cell>
          <table:table-cell/>
          <table:table-cell office:value-type="float" office:value="931113177">
            <text:p>93111317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8</text:p>
          </table:table-cell>
          <table:table-cell/>
          <table:table-cell office:value-type="float" office:value="931111564">
            <text:p>931111564</text:p>
          </table:table-cell>
          <table:table-cell/>
          <table:table-cell office:value-type="float" office:value="931113178">
            <text:p>93111317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49</text:p>
          </table:table-cell>
          <table:table-cell/>
          <table:table-cell office:value-type="float" office:value="931111565">
            <text:p>931111565</text:p>
          </table:table-cell>
          <table:table-cell/>
          <table:table-cell office:value-type="float" office:value="931113179">
            <text:p>9311131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0</text:p>
          </table:table-cell>
          <table:table-cell/>
          <table:table-cell office:value-type="float" office:value="931111566">
            <text:p>931111566</text:p>
          </table:table-cell>
          <table:table-cell/>
          <table:table-cell office:value-type="float" office:value="931113180">
            <text:p>93111318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1</text:p>
          </table:table-cell>
          <table:table-cell/>
          <table:table-cell office:value-type="float" office:value="931111567">
            <text:p>931111567</text:p>
          </table:table-cell>
          <table:table-cell/>
          <table:table-cell office:value-type="float" office:value="931113181">
            <text:p>93111318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2</text:p>
          </table:table-cell>
          <table:table-cell/>
          <table:table-cell office:value-type="float" office:value="931111568">
            <text:p>931111568</text:p>
          </table:table-cell>
          <table:table-cell/>
          <table:table-cell office:value-type="float" office:value="931113182">
            <text:p>93111318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3</text:p>
          </table:table-cell>
          <table:table-cell/>
          <table:table-cell office:value-type="float" office:value="931111569">
            <text:p>931111569</text:p>
          </table:table-cell>
          <table:table-cell/>
          <table:table-cell office:value-type="float" office:value="931113183">
            <text:p>9311131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4</text:p>
          </table:table-cell>
          <table:table-cell/>
          <table:table-cell office:value-type="float" office:value="931111570">
            <text:p>931111570</text:p>
          </table:table-cell>
          <table:table-cell/>
          <table:table-cell office:value-type="float" office:value="931113184">
            <text:p>931113184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8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5</text:p>
          </table:table-cell>
          <table:table-cell/>
          <table:table-cell office:value-type="float" office:value="931111571">
            <text:p>931111571</text:p>
          </table:table-cell>
          <table:table-cell/>
          <table:table-cell office:value-type="float" office:value="931113185">
            <text:p>93111318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6</text:p>
          </table:table-cell>
          <table:table-cell/>
          <table:table-cell office:value-type="float" office:value="931111572">
            <text:p>931111572</text:p>
          </table:table-cell>
          <table:table-cell/>
          <table:table-cell office:value-type="float" office:value="931113186">
            <text:p>93111318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7</text:p>
          </table:table-cell>
          <table:table-cell/>
          <table:table-cell office:value-type="float" office:value="931111573">
            <text:p>931111573</text:p>
          </table:table-cell>
          <table:table-cell/>
          <table:table-cell office:value-type="float" office:value="931113187">
            <text:p>9311131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8</text:p>
          </table:table-cell>
          <table:table-cell/>
          <table:table-cell office:value-type="float" office:value="931111574">
            <text:p>931111574</text:p>
          </table:table-cell>
          <table:table-cell/>
          <table:table-cell office:value-type="float" office:value="931113188">
            <text:p>93111318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59</text:p>
          </table:table-cell>
          <table:table-cell/>
          <table:table-cell office:value-type="float" office:value="931111575">
            <text:p>931111575</text:p>
          </table:table-cell>
          <table:table-cell/>
          <table:table-cell office:value-type="float" office:value="931113189">
            <text:p>93111318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0</text:p>
          </table:table-cell>
          <table:table-cell/>
          <table:table-cell office:value-type="float" office:value="931111576">
            <text:p>931111576</text:p>
          </table:table-cell>
          <table:table-cell/>
          <table:table-cell office:value-type="float" office:value="931113190">
            <text:p>931113190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1</text:p>
          </table:table-cell>
          <table:table-cell/>
          <table:table-cell office:value-type="float" office:value="931111577">
            <text:p>931111577</text:p>
          </table:table-cell>
          <table:table-cell/>
          <table:table-cell office:value-type="float" office:value="931113191">
            <text:p>9311131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2</text:p>
          </table:table-cell>
          <table:table-cell/>
          <table:table-cell office:value-type="float" office:value="931111578">
            <text:p>931111578</text:p>
          </table:table-cell>
          <table:table-cell/>
          <table:table-cell office:value-type="float" office:value="931113192">
            <text:p>931113192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3</text:p>
          </table:table-cell>
          <table:table-cell/>
          <table:table-cell office:value-type="float" office:value="931111579">
            <text:p>931111579</text:p>
          </table:table-cell>
          <table:table-cell/>
          <table:table-cell office:value-type="float" office:value="931113193">
            <text:p>93111319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4</text:p>
          </table:table-cell>
          <table:table-cell/>
          <table:table-cell office:value-type="float" office:value="931111580">
            <text:p>931111580</text:p>
          </table:table-cell>
          <table:table-cell/>
          <table:table-cell office:value-type="float" office:value="931113194">
            <text:p>93111319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59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5</text:p>
          </table:table-cell>
          <table:table-cell/>
          <table:table-cell office:value-type="float" office:value="931111581">
            <text:p>931111581</text:p>
          </table:table-cell>
          <table:table-cell/>
          <table:table-cell office:value-type="float" office:value="931113195">
            <text:p>9311131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0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6</text:p>
          </table:table-cell>
          <table:table-cell/>
          <table:table-cell office:value-type="float" office:value="931111582">
            <text:p>931111582</text:p>
          </table:table-cell>
          <table:table-cell/>
          <table:table-cell office:value-type="float" office:value="931113196">
            <text:p>931113196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1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7</text:p>
          </table:table-cell>
          <table:table-cell/>
          <table:table-cell office:value-type="float" office:value="931111583">
            <text:p>931111583</text:p>
          </table:table-cell>
          <table:table-cell/>
          <table:table-cell office:value-type="float" office:value="931113197">
            <text:p>93111319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2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8</text:p>
          </table:table-cell>
          <table:table-cell/>
          <table:table-cell office:value-type="float" office:value="931111584">
            <text:p>931111584</text:p>
          </table:table-cell>
          <table:table-cell/>
          <table:table-cell office:value-type="float" office:value="931113198">
            <text:p>931113198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3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69</text:p>
          </table:table-cell>
          <table:table-cell/>
          <table:table-cell office:value-type="float" office:value="931111585">
            <text:p>931111585</text:p>
          </table:table-cell>
          <table:table-cell/>
          <table:table-cell office:value-type="float" office:value="931113199">
            <text:p>9311131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4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0</text:p>
          </table:table-cell>
          <table:table-cell/>
          <table:table-cell office:value-type="float" office:value="931111586">
            <text:p>931111586</text:p>
          </table:table-cell>
          <table:table-cell/>
          <table:table-cell office:value-type="float" office:value="931113200">
            <text:p>931113200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5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1</text:p>
          </table:table-cell>
          <table:table-cell/>
          <table:table-cell office:value-type="float" office:value="931111587">
            <text:p>931111587</text:p>
          </table:table-cell>
          <table:table-cell/>
          <table:table-cell office:value-type="float" office:value="931113201">
            <text:p>93111320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6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2</text:p>
          </table:table-cell>
          <table:table-cell/>
          <table:table-cell office:value-type="float" office:value="931111588">
            <text:p>931111588</text:p>
          </table:table-cell>
          <table:table-cell/>
          <table:table-cell office:value-type="float" office:value="931113202">
            <text:p>931113202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7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3</text:p>
          </table:table-cell>
          <table:table-cell/>
          <table:table-cell office:value-type="float" office:value="931111589">
            <text:p>931111589</text:p>
          </table:table-cell>
          <table:table-cell/>
          <table:table-cell office:value-type="float" office:value="931113203">
            <text:p>9311132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8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4</text:p>
          </table:table-cell>
          <table:table-cell/>
          <table:table-cell office:value-type="float" office:value="931111590">
            <text:p>931111590</text:p>
          </table:table-cell>
          <table:table-cell/>
          <table:table-cell office:value-type="float" office:value="931113204">
            <text:p>931113204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09</text:p>
          </table:table-cell>
          <table:table-cell office:value-type="string">
            <text:p>08002</text:p>
          </table:table-cell>
          <table:table-cell office:value-type="string">
            <text:p>Barcelona</text:p>
          </table:table-cell>
          <table:table-cell office:value-type="string">
            <text:p>Minca, 75</text:p>
          </table:table-cell>
          <table:table-cell/>
          <table:table-cell office:value-type="float" office:value="931111591">
            <text:p>931111591</text:p>
          </table:table-cell>
          <table:table-cell/>
          <table:table-cell office:value-type="float" office:value="931113205">
            <text:p>93111320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</text:p>
          </table:table-cell>
          <table:table-cell/>
          <table:table-cell office:value-type="float" office:value="931111243">
            <text:p>931111243</text:p>
          </table:table-cell>
          <table:table-cell/>
          <table:table-cell office:value-type="float" office:value="931113211">
            <text:p>9311132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</text:p>
          </table:table-cell>
          <table:table-cell/>
          <table:table-cell office:value-type="float" office:value="931111345">
            <text:p>931111345</text:p>
          </table:table-cell>
          <table:table-cell/>
          <table:table-cell office:value-type="float" office:value="931113215">
            <text:p>9311132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2</text:p>
          </table:table-cell>
          <table:table-cell/>
          <table:table-cell office:value-type="float" office:value="931111346">
            <text:p>931111346</text:p>
          </table:table-cell>
          <table:table-cell/>
          <table:table-cell office:value-type="float" office:value="931113219">
            <text:p>9311132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16</text:p>
          </table:table-cell>
          <table:table-cell/>
          <table:table-cell office:value-type="float" office:value="931111347">
            <text:p>931111347</text:p>
          </table:table-cell>
          <table:table-cell/>
          <table:table-cell office:value-type="float" office:value="931113223">
            <text:p>9311132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5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0</text:p>
          </table:table-cell>
          <table:table-cell/>
          <table:table-cell office:value-type="float" office:value="931111348">
            <text:p>931111348</text:p>
          </table:table-cell>
          <table:table-cell/>
          <table:table-cell office:value-type="float" office:value="931113227">
            <text:p>9311132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4</text:p>
          </table:table-cell>
          <table:table-cell/>
          <table:table-cell office:value-type="float" office:value="931111350">
            <text:p>931111350</text:p>
          </table:table-cell>
          <table:table-cell/>
          <table:table-cell office:value-type="float" office:value="931113231">
            <text:p>9311132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28</text:p>
          </table:table-cell>
          <table:table-cell/>
          <table:table-cell office:value-type="float" office:value="931111351">
            <text:p>931111351</text:p>
          </table:table-cell>
          <table:table-cell/>
          <table:table-cell office:value-type="float" office:value="931113235">
            <text:p>9311132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2</text:p>
          </table:table-cell>
          <table:table-cell/>
          <table:table-cell office:value-type="float" office:value="931111353">
            <text:p>931111353</text:p>
          </table:table-cell>
          <table:table-cell/>
          <table:table-cell office:value-type="float" office:value="931113239">
            <text:p>9311132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1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36</text:p>
          </table:table-cell>
          <table:table-cell/>
          <table:table-cell office:value-type="float" office:value="931111354">
            <text:p>931111354</text:p>
          </table:table-cell>
          <table:table-cell/>
          <table:table-cell office:value-type="float" office:value="931113243">
            <text:p>9311132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0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0</text:p>
          </table:table-cell>
          <table:table-cell/>
          <table:table-cell office:value-type="float" office:value="931111355">
            <text:p>931111355</text:p>
          </table:table-cell>
          <table:table-cell/>
          <table:table-cell office:value-type="float" office:value="931113247">
            <text:p>9311132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1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4</text:p>
          </table:table-cell>
          <table:table-cell/>
          <table:table-cell office:value-type="float" office:value="931111356">
            <text:p>931111356</text:p>
          </table:table-cell>
          <table:table-cell/>
          <table:table-cell office:value-type="float" office:value="931113251">
            <text:p>9311132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48</text:p>
          </table:table-cell>
          <table:table-cell/>
          <table:table-cell office:value-type="float" office:value="931111358">
            <text:p>931111358</text:p>
          </table:table-cell>
          <table:table-cell/>
          <table:table-cell office:value-type="float" office:value="931113255">
            <text:p>93111325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3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52</text:p>
          </table:table-cell>
          <table:table-cell/>
          <table:table-cell office:value-type="float" office:value="931111360">
            <text:p>931111360</text:p>
          </table:table-cell>
          <table:table-cell/>
          <table:table-cell office:value-type="float" office:value="931113259">
            <text:p>9311132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4</text:p>
          </table:table-cell>
          <table:table-cell office:value-type="string">
            <text:p>08001</text:p>
          </table:table-cell>
          <table:table-cell office:value-type="string">
            <text:p>Barcelona</text:p>
          </table:table-cell>
          <table:table-cell office:value-type="string">
            <text:p>Antaviana, 56</text:p>
          </table:table-cell>
          <table:table-cell/>
          <table:table-cell office:value-type="float" office:value="931111361">
            <text:p>931111361</text:p>
          </table:table-cell>
          <table:table-cell/>
          <table:table-cell office:value-type="float" office:value="931113263">
            <text:p>9311132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5</text:p>
          </table:table-cell>
          <table:table-cell office:value-type="string">
            <text:p>08917</text:p>
          </table:table-cell>
          <table:table-cell office:value-type="string">
            <text:p>Badalona</text:p>
          </table:table-cell>
          <table:table-cell office:value-type="string">
            <text:p>Antaviana, 60</text:p>
          </table:table-cell>
          <table:table-cell/>
          <table:table-cell office:value-type="float" office:value="931111363">
            <text:p>931111363</text:p>
          </table:table-cell>
          <table:table-cell/>
          <table:table-cell office:value-type="float" office:value="931113267">
            <text:p>9311132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6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4</text:p>
          </table:table-cell>
          <table:table-cell/>
          <table:table-cell office:value-type="float" office:value="931111364">
            <text:p>931111364</text:p>
          </table:table-cell>
          <table:table-cell/>
          <table:table-cell office:value-type="float" office:value="931113271">
            <text:p>9311132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7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68</text:p>
          </table:table-cell>
          <table:table-cell/>
          <table:table-cell office:value-type="float" office:value="931111365">
            <text:p>931111365</text:p>
          </table:table-cell>
          <table:table-cell/>
          <table:table-cell office:value-type="float" office:value="931113275">
            <text:p>9311132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8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2</text:p>
          </table:table-cell>
          <table:table-cell/>
          <table:table-cell office:value-type="float" office:value="931111366">
            <text:p>931111366</text:p>
          </table:table-cell>
          <table:table-cell/>
          <table:table-cell office:value-type="float" office:value="931113279">
            <text:p>9311132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29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76</text:p>
          </table:table-cell>
          <table:table-cell/>
          <table:table-cell office:value-type="float" office:value="931111367">
            <text:p>931111367</text:p>
          </table:table-cell>
          <table:table-cell/>
          <table:table-cell office:value-type="float" office:value="931113283">
            <text:p>9311132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2</text:p>
          </table:table-cell>
          <table:table-cell office:value-type="string">
            <text:p>08914</text:p>
          </table:table-cell>
          <table:table-cell office:value-type="string">
            <text:p>Badalona</text:p>
          </table:table-cell>
          <table:table-cell office:value-type="string">
            <text:p>Antaviana, 80</text:p>
          </table:table-cell>
          <table:table-cell/>
          <table:table-cell office:value-type="float" office:value="931111368">
            <text:p>931111368</text:p>
          </table:table-cell>
          <table:table-cell/>
          <table:table-cell office:value-type="float" office:value="931113287">
            <text:p>9311132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4</text:p>
          </table:table-cell>
          <table:table-cell/>
          <table:table-cell office:value-type="float" office:value="931111369">
            <text:p>931111369</text:p>
          </table:table-cell>
          <table:table-cell/>
          <table:table-cell office:value-type="float" office:value="931113291">
            <text:p>9311132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5</text:p>
          </table:table-cell>
          <table:table-cell/>
          <table:table-cell office:value-type="float" office:value="931111370">
            <text:p>931111370</text:p>
          </table:table-cell>
          <table:table-cell/>
          <table:table-cell office:value-type="float" office:value="931113295">
            <text:p>9311132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6</text:p>
          </table:table-cell>
          <table:table-cell/>
          <table:table-cell office:value-type="float" office:value="931111371">
            <text:p>931111371</text:p>
          </table:table-cell>
          <table:table-cell/>
          <table:table-cell office:value-type="float" office:value="931113299">
            <text:p>9311132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7</text:p>
          </table:table-cell>
          <table:table-cell/>
          <table:table-cell office:value-type="float" office:value="931111372">
            <text:p>931111372</text:p>
          </table:table-cell>
          <table:table-cell/>
          <table:table-cell office:value-type="float" office:value="931113303">
            <text:p>9311133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8</text:p>
          </table:table-cell>
          <table:table-cell/>
          <table:table-cell office:value-type="float" office:value="931111373">
            <text:p>931111373</text:p>
          </table:table-cell>
          <table:table-cell/>
          <table:table-cell office:value-type="float" office:value="931113307">
            <text:p>9311133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39</text:p>
          </table:table-cell>
          <table:table-cell/>
          <table:table-cell office:value-type="float" office:value="931111374">
            <text:p>931111374</text:p>
          </table:table-cell>
          <table:table-cell/>
          <table:table-cell office:value-type="float" office:value="931113311">
            <text:p>9311133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3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0</text:p>
          </table:table-cell>
          <table:table-cell/>
          <table:table-cell office:value-type="float" office:value="931111375">
            <text:p>931111375</text:p>
          </table:table-cell>
          <table:table-cell/>
          <table:table-cell office:value-type="float" office:value="931113315">
            <text:p>9311133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1</text:p>
          </table:table-cell>
          <table:table-cell/>
          <table:table-cell office:value-type="float" office:value="931111376">
            <text:p>931111376</text:p>
          </table:table-cell>
          <table:table-cell/>
          <table:table-cell office:value-type="float" office:value="931113319">
            <text:p>93111331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2</text:p>
          </table:table-cell>
          <table:table-cell/>
          <table:table-cell office:value-type="float" office:value="931111377">
            <text:p>931111377</text:p>
          </table:table-cell>
          <table:table-cell/>
          <table:table-cell office:value-type="float" office:value="931113323">
            <text:p>9311133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3</text:p>
          </table:table-cell>
          <table:table-cell/>
          <table:table-cell office:value-type="float" office:value="931111378">
            <text:p>931111378</text:p>
          </table:table-cell>
          <table:table-cell/>
          <table:table-cell office:value-type="float" office:value="931113327">
            <text:p>9311133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4</text:p>
          </table:table-cell>
          <table:table-cell/>
          <table:table-cell office:value-type="float" office:value="931111379">
            <text:p>931111379</text:p>
          </table:table-cell>
          <table:table-cell/>
          <table:table-cell office:value-type="float" office:value="931113331">
            <text:p>9311133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5</text:p>
          </table:table-cell>
          <table:table-cell/>
          <table:table-cell office:value-type="float" office:value="931111380">
            <text:p>931111380</text:p>
          </table:table-cell>
          <table:table-cell/>
          <table:table-cell office:value-type="float" office:value="931113335">
            <text:p>9311133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49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6</text:p>
          </table:table-cell>
          <table:table-cell/>
          <table:table-cell office:value-type="float" office:value="931111381">
            <text:p>931111381</text:p>
          </table:table-cell>
          <table:table-cell/>
          <table:table-cell office:value-type="float" office:value="931113339">
            <text:p>9311133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7</text:p>
          </table:table-cell>
          <table:table-cell/>
          <table:table-cell office:value-type="float" office:value="931111382">
            <text:p>931111382</text:p>
          </table:table-cell>
          <table:table-cell/>
          <table:table-cell office:value-type="float" office:value="931113343">
            <text:p>93111334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2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8</text:p>
          </table:table-cell>
          <table:table-cell/>
          <table:table-cell office:value-type="float" office:value="931111383">
            <text:p>931111383</text:p>
          </table:table-cell>
          <table:table-cell/>
          <table:table-cell office:value-type="float" office:value="931113347">
            <text:p>9311133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49</text:p>
          </table:table-cell>
          <table:table-cell/>
          <table:table-cell office:value-type="float" office:value="931111384">
            <text:p>931111384</text:p>
          </table:table-cell>
          <table:table-cell/>
          <table:table-cell office:value-type="float" office:value="931113351">
            <text:p>9311133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0</text:p>
          </table:table-cell>
          <table:table-cell/>
          <table:table-cell office:value-type="float" office:value="931111385">
            <text:p>931111385</text:p>
          </table:table-cell>
          <table:table-cell/>
          <table:table-cell office:value-type="float" office:value="931113355">
            <text:p>9311133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1</text:p>
          </table:table-cell>
          <table:table-cell/>
          <table:table-cell office:value-type="float" office:value="931111386">
            <text:p>931111386</text:p>
          </table:table-cell>
          <table:table-cell/>
          <table:table-cell office:value-type="float" office:value="931113359">
            <text:p>9311133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5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2</text:p>
          </table:table-cell>
          <table:table-cell/>
          <table:table-cell office:value-type="float" office:value="931111387">
            <text:p>931111387</text:p>
          </table:table-cell>
          <table:table-cell/>
          <table:table-cell office:value-type="float" office:value="931113363">
            <text:p>93111336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0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3</text:p>
          </table:table-cell>
          <table:table-cell/>
          <table:table-cell office:value-type="float" office:value="931111388">
            <text:p>931111388</text:p>
          </table:table-cell>
          <table:table-cell/>
          <table:table-cell office:value-type="float" office:value="931113367">
            <text:p>9311133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1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4</text:p>
          </table:table-cell>
          <table:table-cell/>
          <table:table-cell office:value-type="float" office:value="931111389">
            <text:p>931111389</text:p>
          </table:table-cell>
          <table:table-cell/>
          <table:table-cell office:value-type="float" office:value="931113371">
            <text:p>9311133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3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5</text:p>
          </table:table-cell>
          <table:table-cell/>
          <table:table-cell office:value-type="float" office:value="931111390">
            <text:p>931111390</text:p>
          </table:table-cell>
          <table:table-cell/>
          <table:table-cell office:value-type="float" office:value="931113375">
            <text:p>9311133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4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6</text:p>
          </table:table-cell>
          <table:table-cell/>
          <table:table-cell office:value-type="float" office:value="931111391">
            <text:p>931111391</text:p>
          </table:table-cell>
          <table:table-cell/>
          <table:table-cell office:value-type="float" office:value="931113379">
            <text:p>9311133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5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7</text:p>
          </table:table-cell>
          <table:table-cell/>
          <table:table-cell office:value-type="float" office:value="931111392">
            <text:p>931111392</text:p>
          </table:table-cell>
          <table:table-cell/>
          <table:table-cell office:value-type="float" office:value="931113383">
            <text:p>9311133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6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8</text:p>
          </table:table-cell>
          <table:table-cell/>
          <table:table-cell office:value-type="float" office:value="931111393">
            <text:p>931111393</text:p>
          </table:table-cell>
          <table:table-cell/>
          <table:table-cell office:value-type="float" office:value="931113387">
            <text:p>9311133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7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59</text:p>
          </table:table-cell>
          <table:table-cell/>
          <table:table-cell office:value-type="float" office:value="931111394">
            <text:p>931111394</text:p>
          </table:table-cell>
          <table:table-cell/>
          <table:table-cell office:value-type="float" office:value="931113391">
            <text:p>9311133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8</text:p>
          </table:table-cell>
          <table:table-cell office:value-type="string">
            <text:p>08401</text:p>
          </table:table-cell>
          <table:table-cell office:value-type="string">
            <text:p>Granollers</text:p>
          </table:table-cell>
          <table:table-cell office:value-type="string">
            <text:p>Bonlloc, 60</text:p>
          </table:table-cell>
          <table:table-cell/>
          <table:table-cell office:value-type="float" office:value="931111395">
            <text:p>931111395</text:p>
          </table:table-cell>
          <table:table-cell/>
          <table:table-cell office:value-type="float" office:value="931113395">
            <text:p>9311133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6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4</text:p>
          </table:table-cell>
          <table:table-cell/>
          <table:table-cell office:value-type="float" office:value="931111396">
            <text:p>931111396</text:p>
          </table:table-cell>
          <table:table-cell/>
          <table:table-cell office:value-type="float" office:value="931113399">
            <text:p>9311133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5</text:p>
          </table:table-cell>
          <table:table-cell/>
          <table:table-cell office:value-type="float" office:value="931111397">
            <text:p>931111397</text:p>
          </table:table-cell>
          <table:table-cell/>
          <table:table-cell office:value-type="float" office:value="931113403">
            <text:p>93111340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6</text:p>
          </table:table-cell>
          <table:table-cell/>
          <table:table-cell office:value-type="float" office:value="931111398">
            <text:p>931111398</text:p>
          </table:table-cell>
          <table:table-cell/>
          <table:table-cell office:value-type="float" office:value="931113407">
            <text:p>93111340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7</text:p>
          </table:table-cell>
          <table:table-cell/>
          <table:table-cell office:value-type="float" office:value="931111399">
            <text:p>931111399</text:p>
          </table:table-cell>
          <table:table-cell/>
          <table:table-cell office:value-type="float" office:value="931113411">
            <text:p>9311134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8</text:p>
          </table:table-cell>
          <table:table-cell/>
          <table:table-cell office:value-type="float" office:value="931111400">
            <text:p>931111400</text:p>
          </table:table-cell>
          <table:table-cell/>
          <table:table-cell office:value-type="float" office:value="931113415">
            <text:p>93111341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29</text:p>
          </table:table-cell>
          <table:table-cell/>
          <table:table-cell office:value-type="float" office:value="931111401">
            <text:p>931111401</text:p>
          </table:table-cell>
          <table:table-cell/>
          <table:table-cell office:value-type="float" office:value="931113419">
            <text:p>9311134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0</text:p>
          </table:table-cell>
          <table:table-cell/>
          <table:table-cell office:value-type="float" office:value="931111402">
            <text:p>931111402</text:p>
          </table:table-cell>
          <table:table-cell/>
          <table:table-cell office:value-type="float" office:value="931113423">
            <text:p>9311134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1</text:p>
          </table:table-cell>
          <table:table-cell/>
          <table:table-cell office:value-type="float" office:value="931111403">
            <text:p>931111403</text:p>
          </table:table-cell>
          <table:table-cell/>
          <table:table-cell office:value-type="float" office:value="931113427">
            <text:p>93111342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2</text:p>
          </table:table-cell>
          <table:table-cell/>
          <table:table-cell office:value-type="float" office:value="931111404">
            <text:p>931111404</text:p>
          </table:table-cell>
          <table:table-cell/>
          <table:table-cell office:value-type="float" office:value="931113431">
            <text:p>9311134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3</text:p>
          </table:table-cell>
          <table:table-cell/>
          <table:table-cell office:value-type="float" office:value="931111405">
            <text:p>931111405</text:p>
          </table:table-cell>
          <table:table-cell/>
          <table:table-cell office:value-type="float" office:value="931113435">
            <text:p>9311134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7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4</text:p>
          </table:table-cell>
          <table:table-cell/>
          <table:table-cell office:value-type="float" office:value="931111406">
            <text:p>931111406</text:p>
          </table:table-cell>
          <table:table-cell/>
          <table:table-cell office:value-type="float" office:value="931113439">
            <text:p>9311134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5</text:p>
          </table:table-cell>
          <table:table-cell/>
          <table:table-cell office:value-type="float" office:value="931111407">
            <text:p>931111407</text:p>
          </table:table-cell>
          <table:table-cell/>
          <table:table-cell office:value-type="float" office:value="931113443">
            <text:p>9311134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1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6</text:p>
          </table:table-cell>
          <table:table-cell/>
          <table:table-cell office:value-type="float" office:value="931111408">
            <text:p>931111408</text:p>
          </table:table-cell>
          <table:table-cell/>
          <table:table-cell office:value-type="float" office:value="931113447">
            <text:p>93111344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2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7</text:p>
          </table:table-cell>
          <table:table-cell/>
          <table:table-cell office:value-type="float" office:value="931111409">
            <text:p>931111409</text:p>
          </table:table-cell>
          <table:table-cell/>
          <table:table-cell office:value-type="float" office:value="931113451">
            <text:p>93111345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3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8</text:p>
          </table:table-cell>
          <table:table-cell/>
          <table:table-cell office:value-type="float" office:value="931111410">
            <text:p>931111410</text:p>
          </table:table-cell>
          <table:table-cell/>
          <table:table-cell office:value-type="float" office:value="931113455">
            <text:p>9311134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4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39</text:p>
          </table:table-cell>
          <table:table-cell/>
          <table:table-cell office:value-type="float" office:value="931111411">
            <text:p>931111411</text:p>
          </table:table-cell>
          <table:table-cell/>
          <table:table-cell office:value-type="float" office:value="931113459">
            <text:p>93111345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5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0</text:p>
          </table:table-cell>
          <table:table-cell/>
          <table:table-cell office:value-type="float" office:value="931111412">
            <text:p>931111412</text:p>
          </table:table-cell>
          <table:table-cell/>
          <table:table-cell office:value-type="float" office:value="931113463">
            <text:p>9311134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6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1</text:p>
          </table:table-cell>
          <table:table-cell/>
          <table:table-cell office:value-type="float" office:value="931111413">
            <text:p>931111413</text:p>
          </table:table-cell>
          <table:table-cell/>
          <table:table-cell office:value-type="float" office:value="931113467">
            <text:p>9311134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7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2</text:p>
          </table:table-cell>
          <table:table-cell/>
          <table:table-cell office:value-type="float" office:value="931111414">
            <text:p>931111414</text:p>
          </table:table-cell>
          <table:table-cell/>
          <table:table-cell office:value-type="float" office:value="931113471">
            <text:p>9311134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8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3</text:p>
          </table:table-cell>
          <table:table-cell/>
          <table:table-cell office:value-type="float" office:value="931111415">
            <text:p>931111415</text:p>
          </table:table-cell>
          <table:table-cell/>
          <table:table-cell office:value-type="float" office:value="931113475">
            <text:p>93111347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89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4</text:p>
          </table:table-cell>
          <table:table-cell/>
          <table:table-cell office:value-type="float" office:value="931111416">
            <text:p>931111416</text:p>
          </table:table-cell>
          <table:table-cell/>
          <table:table-cell office:value-type="float" office:value="931113479">
            <text:p>93111347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0</text:p>
          </table:table-cell>
          <table:table-cell office:value-type="string">
            <text:p>08600</text:p>
          </table:table-cell>
          <table:table-cell office:value-type="string">
            <text:p>Berga</text:p>
          </table:table-cell>
          <table:table-cell office:value-type="string">
            <text:p>Riuclar, 145</text:p>
          </table:table-cell>
          <table:table-cell/>
          <table:table-cell office:value-type="float" office:value="931111417">
            <text:p>931111417</text:p>
          </table:table-cell>
          <table:table-cell/>
          <table:table-cell office:value-type="float" office:value="931113483">
            <text:p>9311134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3</text:p>
          </table:table-cell>
          <table:table-cell/>
          <table:table-cell office:value-type="float" office:value="931111418">
            <text:p>931111418</text:p>
          </table:table-cell>
          <table:table-cell/>
          <table:table-cell office:value-type="float" office:value="931113487">
            <text:p>93111348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4</text:p>
          </table:table-cell>
          <table:table-cell/>
          <table:table-cell office:value-type="float" office:value="931111419">
            <text:p>931111419</text:p>
          </table:table-cell>
          <table:table-cell/>
          <table:table-cell office:value-type="float" office:value="931113491">
            <text:p>931113491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5</text:p>
          </table:table-cell>
          <table:table-cell/>
          <table:table-cell office:value-type="float" office:value="931111420">
            <text:p>931111420</text:p>
          </table:table-cell>
          <table:table-cell/>
          <table:table-cell office:value-type="float" office:value="931113495">
            <text:p>93111349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6</text:p>
          </table:table-cell>
          <table:table-cell/>
          <table:table-cell office:value-type="float" office:value="931111421">
            <text:p>931111421</text:p>
          </table:table-cell>
          <table:table-cell/>
          <table:table-cell office:value-type="float" office:value="931113499">
            <text:p>9311134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7</text:p>
          </table:table-cell>
          <table:table-cell/>
          <table:table-cell office:value-type="float" office:value="931111422">
            <text:p>931111422</text:p>
          </table:table-cell>
          <table:table-cell/>
          <table:table-cell office:value-type="float" office:value="931113503">
            <text:p>9311135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69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8</text:p>
          </table:table-cell>
          <table:table-cell/>
          <table:table-cell office:value-type="float" office:value="931111423">
            <text:p>931111423</text:p>
          </table:table-cell>
          <table:table-cell/>
          <table:table-cell office:value-type="float" office:value="931113507">
            <text:p>9311135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39</text:p>
          </table:table-cell>
          <table:table-cell/>
          <table:table-cell office:value-type="float" office:value="931111424">
            <text:p>931111424</text:p>
          </table:table-cell>
          <table:table-cell/>
          <table:table-cell office:value-type="float" office:value="931113511">
            <text:p>93111351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0</text:p>
          </table:table-cell>
          <table:table-cell/>
          <table:table-cell office:value-type="float" office:value="931111425">
            <text:p>931111425</text:p>
          </table:table-cell>
          <table:table-cell/>
          <table:table-cell office:value-type="float" office:value="931113515">
            <text:p>93111351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1</text:p>
          </table:table-cell>
          <table:table-cell/>
          <table:table-cell office:value-type="float" office:value="931111426">
            <text:p>931111426</text:p>
          </table:table-cell>
          <table:table-cell/>
          <table:table-cell office:value-type="float" office:value="931113519">
            <text:p>9311135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2</text:p>
          </table:table-cell>
          <table:table-cell/>
          <table:table-cell office:value-type="float" office:value="931111427">
            <text:p>931111427</text:p>
          </table:table-cell>
          <table:table-cell/>
          <table:table-cell office:value-type="float" office:value="931113523">
            <text:p>93111352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3</text:p>
          </table:table-cell>
          <table:table-cell/>
          <table:table-cell office:value-type="float" office:value="931111428">
            <text:p>931111428</text:p>
          </table:table-cell>
          <table:table-cell/>
          <table:table-cell office:value-type="float" office:value="931113527">
            <text:p>9311135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5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4</text:p>
          </table:table-cell>
          <table:table-cell/>
          <table:table-cell office:value-type="float" office:value="931111429">
            <text:p>931111429</text:p>
          </table:table-cell>
          <table:table-cell/>
          <table:table-cell office:value-type="float" office:value="931113531">
            <text:p>93111353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6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5</text:p>
          </table:table-cell>
          <table:table-cell/>
          <table:table-cell office:value-type="float" office:value="931111430">
            <text:p>931111430</text:p>
          </table:table-cell>
          <table:table-cell/>
          <table:table-cell office:value-type="float" office:value="931113535">
            <text:p>9311135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7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6</text:p>
          </table:table-cell>
          <table:table-cell/>
          <table:table-cell office:value-type="float" office:value="931111431">
            <text:p>931111431</text:p>
          </table:table-cell>
          <table:table-cell/>
          <table:table-cell office:value-type="float" office:value="931113539">
            <text:p>93111353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8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7</text:p>
          </table:table-cell>
          <table:table-cell/>
          <table:table-cell office:value-type="float" office:value="931111432">
            <text:p>931111432</text:p>
          </table:table-cell>
          <table:table-cell/>
          <table:table-cell office:value-type="float" office:value="931113543">
            <text:p>9311135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09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8</text:p>
          </table:table-cell>
          <table:table-cell/>
          <table:table-cell office:value-type="float" office:value="931111433">
            <text:p>931111433</text:p>
          </table:table-cell>
          <table:table-cell/>
          <table:table-cell office:value-type="float" office:value="931113547">
            <text:p>9311135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0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49</text:p>
          </table:table-cell>
          <table:table-cell/>
          <table:table-cell office:value-type="float" office:value="931111434">
            <text:p>931111434</text:p>
          </table:table-cell>
          <table:table-cell/>
          <table:table-cell office:value-type="float" office:value="931113551">
            <text:p>9311135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1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0</text:p>
          </table:table-cell>
          <table:table-cell/>
          <table:table-cell office:value-type="float" office:value="931111435">
            <text:p>931111435</text:p>
          </table:table-cell>
          <table:table-cell/>
          <table:table-cell office:value-type="float" office:value="931113555">
            <text:p>9311135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2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1</text:p>
          </table:table-cell>
          <table:table-cell/>
          <table:table-cell office:value-type="float" office:value="931111436">
            <text:p>931111436</text:p>
          </table:table-cell>
          <table:table-cell/>
          <table:table-cell office:value-type="float" office:value="931113559">
            <text:p>9311135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3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2</text:p>
          </table:table-cell>
          <table:table-cell/>
          <table:table-cell office:value-type="float" office:value="931111437">
            <text:p>931111437</text:p>
          </table:table-cell>
          <table:table-cell/>
          <table:table-cell office:value-type="float" office:value="931113563">
            <text:p>9311135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4</text:p>
          </table:table-cell>
          <table:table-cell office:value-type="string">
            <text:p>08700</text:p>
          </table:table-cell>
          <table:table-cell office:value-type="string">
            <text:p>Igualada</text:p>
          </table:table-cell>
          <table:table-cell office:value-type="string">
            <text:p>Raïm, 53</text:p>
          </table:table-cell>
          <table:table-cell/>
          <table:table-cell office:value-type="float" office:value="931111438">
            <text:p>931111438</text:p>
          </table:table-cell>
          <table:table-cell/>
          <table:table-cell office:value-type="float" office:value="931113567">
            <text:p>93111356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3</text:p>
          </table:table-cell>
          <table:table-cell/>
          <table:table-cell office:value-type="float" office:value="931111439">
            <text:p>931111439</text:p>
          </table:table-cell>
          <table:table-cell/>
          <table:table-cell office:value-type="float" office:value="931113571">
            <text:p>93111357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4</text:p>
          </table:table-cell>
          <table:table-cell/>
          <table:table-cell office:value-type="float" office:value="931111440">
            <text:p>931111440</text:p>
          </table:table-cell>
          <table:table-cell/>
          <table:table-cell office:value-type="float" office:value="931113575">
            <text:p>9311135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5</text:p>
          </table:table-cell>
          <table:table-cell/>
          <table:table-cell office:value-type="float" office:value="931111441">
            <text:p>931111441</text:p>
          </table:table-cell>
          <table:table-cell/>
          <table:table-cell office:value-type="float" office:value="931113579">
            <text:p>9311135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6</text:p>
          </table:table-cell>
          <table:table-cell/>
          <table:table-cell office:value-type="float" office:value="931111442">
            <text:p>931111442</text:p>
          </table:table-cell>
          <table:table-cell/>
          <table:table-cell office:value-type="float" office:value="931113583">
            <text:p>931113583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1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7</text:p>
          </table:table-cell>
          <table:table-cell/>
          <table:table-cell office:value-type="float" office:value="931111443">
            <text:p>931111443</text:p>
          </table:table-cell>
          <table:table-cell/>
          <table:table-cell office:value-type="float" office:value="931113587">
            <text:p>93111358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8</text:p>
          </table:table-cell>
          <table:table-cell/>
          <table:table-cell office:value-type="float" office:value="931111444">
            <text:p>931111444</text:p>
          </table:table-cell>
          <table:table-cell/>
          <table:table-cell office:value-type="float" office:value="931113591">
            <text:p>93111359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89</text:p>
          </table:table-cell>
          <table:table-cell/>
          <table:table-cell office:value-type="float" office:value="931111445">
            <text:p>931111445</text:p>
          </table:table-cell>
          <table:table-cell/>
          <table:table-cell office:value-type="float" office:value="931113595">
            <text:p>93111359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0</text:p>
          </table:table-cell>
          <table:table-cell/>
          <table:table-cell office:value-type="float" office:value="931111446">
            <text:p>931111446</text:p>
          </table:table-cell>
          <table:table-cell/>
          <table:table-cell office:value-type="float" office:value="931113599">
            <text:p>931113599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1</text:p>
          </table:table-cell>
          <table:table-cell/>
          <table:table-cell office:value-type="float" office:value="931111447">
            <text:p>931111447</text:p>
          </table:table-cell>
          <table:table-cell/>
          <table:table-cell office:value-type="float" office:value="931113603">
            <text:p>93111360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2</text:p>
          </table:table-cell>
          <table:table-cell/>
          <table:table-cell office:value-type="float" office:value="931111448">
            <text:p>931111448</text:p>
          </table:table-cell>
          <table:table-cell/>
          <table:table-cell office:value-type="float" office:value="931113607">
            <text:p>93111360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3</text:p>
          </table:table-cell>
          <table:table-cell/>
          <table:table-cell office:value-type="float" office:value="931111449">
            <text:p>931111449</text:p>
          </table:table-cell>
          <table:table-cell/>
          <table:table-cell office:value-type="float" office:value="931113611">
            <text:p>93111361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4</text:p>
          </table:table-cell>
          <table:table-cell/>
          <table:table-cell office:value-type="float" office:value="931111450">
            <text:p>931111450</text:p>
          </table:table-cell>
          <table:table-cell/>
          <table:table-cell office:value-type="float" office:value="931113615">
            <text:p>93111361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5</text:p>
          </table:table-cell>
          <table:table-cell/>
          <table:table-cell office:value-type="float" office:value="931111451">
            <text:p>931111451</text:p>
          </table:table-cell>
          <table:table-cell/>
          <table:table-cell office:value-type="float" office:value="931113619">
            <text:p>93111361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6</text:p>
          </table:table-cell>
          <table:table-cell/>
          <table:table-cell office:value-type="float" office:value="931111452">
            <text:p>931111452</text:p>
          </table:table-cell>
          <table:table-cell/>
          <table:table-cell office:value-type="float" office:value="931113623">
            <text:p>931113623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2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7</text:p>
          </table:table-cell>
          <table:table-cell/>
          <table:table-cell office:value-type="float" office:value="931111453">
            <text:p>931111453</text:p>
          </table:table-cell>
          <table:table-cell/>
          <table:table-cell office:value-type="float" office:value="931113627">
            <text:p>931113627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8</text:p>
          </table:table-cell>
          <table:table-cell/>
          <table:table-cell office:value-type="float" office:value="931111454">
            <text:p>931111454</text:p>
          </table:table-cell>
          <table:table-cell/>
          <table:table-cell office:value-type="float" office:value="931113631">
            <text:p>93111363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99</text:p>
          </table:table-cell>
          <table:table-cell/>
          <table:table-cell office:value-type="float" office:value="931111455">
            <text:p>931111455</text:p>
          </table:table-cell>
          <table:table-cell/>
          <table:table-cell office:value-type="float" office:value="931113635">
            <text:p>93111363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0</text:p>
          </table:table-cell>
          <table:table-cell/>
          <table:table-cell office:value-type="float" office:value="931111456">
            <text:p>931111456</text:p>
          </table:table-cell>
          <table:table-cell/>
          <table:table-cell office:value-type="float" office:value="931113639">
            <text:p>93111363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3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1</text:p>
          </table:table-cell>
          <table:table-cell/>
          <table:table-cell office:value-type="float" office:value="931111457">
            <text:p>931111457</text:p>
          </table:table-cell>
          <table:table-cell/>
          <table:table-cell office:value-type="float" office:value="931113643">
            <text:p>93111364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90">
            <text:p>9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4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2</text:p>
          </table:table-cell>
          <table:table-cell/>
          <table:table-cell office:value-type="float" office:value="931111458">
            <text:p>931111458</text:p>
          </table:table-cell>
          <table:table-cell/>
          <table:table-cell office:value-type="float" office:value="931113647">
            <text:p>931113647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5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3</text:p>
          </table:table-cell>
          <table:table-cell/>
          <table:table-cell office:value-type="float" office:value="931111459">
            <text:p>931111459</text:p>
          </table:table-cell>
          <table:table-cell/>
          <table:table-cell office:value-type="float" office:value="931113651">
            <text:p>931113651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6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4</text:p>
          </table:table-cell>
          <table:table-cell/>
          <table:table-cell office:value-type="float" office:value="931111460">
            <text:p>931111460</text:p>
          </table:table-cell>
          <table:table-cell/>
          <table:table-cell office:value-type="float" office:value="931113655">
            <text:p>931113655</text:p>
          </table:table-cell>
          <table:table-cell table:style-name="ce9" office:value-type="string">
            <text:p>RE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7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5</text:p>
          </table:table-cell>
          <table:table-cell/>
          <table:table-cell office:value-type="float" office:value="931111461">
            <text:p>931111461</text:p>
          </table:table-cell>
          <table:table-cell/>
          <table:table-cell office:value-type="float" office:value="931113659">
            <text:p>931113659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8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6</text:p>
          </table:table-cell>
          <table:table-cell/>
          <table:table-cell office:value-type="float" office:value="931111462">
            <text:p>931111462</text:p>
          </table:table-cell>
          <table:table-cell/>
          <table:table-cell office:value-type="float" office:value="931113663">
            <text:p>931113663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39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7</text:p>
          </table:table-cell>
          <table:table-cell/>
          <table:table-cell office:value-type="float" office:value="931111463">
            <text:p>931111463</text:p>
          </table:table-cell>
          <table:table-cell/>
          <table:table-cell office:value-type="float" office:value="931113667">
            <text:p>931113667</text:p>
          </table:table-cell>
          <table:table-cell table:style-name="ce9" office:value-type="string">
            <text:p>G</text:p>
          </table:table-cell>
          <table:table-cell table:style-name="ce10" office:value-type="percentage" office:value="0">
            <text:p>0,00%</text:p>
          </table:table-cell>
          <table:table-cell table:style-name="ce9" office:value-type="string">
            <text:p>SÍ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60">
            <text:p>6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0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8</text:p>
          </table:table-cell>
          <table:table-cell/>
          <table:table-cell office:value-type="float" office:value="931111464">
            <text:p>931111464</text:p>
          </table:table-cell>
          <table:table-cell/>
          <table:table-cell office:value-type="float" office:value="931113671">
            <text:p>931113671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NO</text:p>
          </table:table-cell>
          <table:table-cell table:style-name="ce9" office:value-type="float" office:value="7">
            <text:p>7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1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09</text:p>
          </table:table-cell>
          <table:table-cell/>
          <table:table-cell office:value-type="float" office:value="931111465">
            <text:p>931111465</text:p>
          </table:table-cell>
          <table:table-cell/>
          <table:table-cell office:value-type="float" office:value="931113675">
            <text:p>931113675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4">
            <text:p>4,00%</text:p>
          </table:table-cell>
          <table:table-cell table:style-name="ce9" office:value-type="string">
            <text:p>SÍ</text:p>
          </table:table-cell>
          <table:table-cell table:style-name="ce9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9" office:value-type="string">
            <text:p>NO</text:p>
          </table:table-cell>
          <table:table-cell table:number-columns-repeated="1010"/>
        </table:table-row>
        <table:table-row table:style-name="ro1">
          <table:table-cell office:value-type="string">
            <text:p><text:s text:c="7"/>742</text:p>
          </table:table-cell>
          <table:table-cell office:value-type="string">
            <text:p>08100</text:p>
          </table:table-cell>
          <table:table-cell office:value-type="string">
            <text:p>Mollet del Vallès</text:p>
          </table:table-cell>
          <table:table-cell office:value-type="string">
            <text:p>Major, 110</text:p>
          </table:table-cell>
          <table:table-cell/>
          <table:table-cell office:value-type="float" office:value="931111466">
            <text:p>931111466</text:p>
          </table:table-cell>
          <table:table-cell/>
          <table:table-cell office:value-type="float" office:value="931113679">
            <text:p>931113679</text:p>
          </table:table-cell>
          <table:table-cell table:style-name="ce9" office:value-type="string">
            <text:p>G</text:p>
          </table:table-cell>
          <table:table-cell table:style-name="ce10" office:value-type="percentage" office:value="0.02">
            <text:p>2,00%</text:p>
          </table:table-cell>
          <table:table-cell table:style-name="ce9" office:value-type="string">
            <text:p>SÍ</text:p>
          </table:table-cell>
          <table:table-cell table:style-name="ce9" office:value-type="float" office:value="4">
            <text:p>4</text:p>
          </table:table-cell>
          <table:table-cell table:style-name="ce12" office:value-type="float" office:value="30">
            <text:p>30</text:p>
          </table:table-cell>
          <table:table-cell table:style-name="ce9" office:value-type="string">
            <text:p>SÍ</text:p>
          </table:table-cell>
          <table:table-cell table:number-columns-repeated="1010"/>
        </table:table-row>
        <table:table-row table:style-name="ro1" table:number-rows-repeated="651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acturació.A1:Facturació.K45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7">
      <number:number number:decimal-places="5" number:min-integer-digits="1"/>
    </number:number-style>
    <number:number-style style:name="N138">
      <number:number number:decimal-places="4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percentage-style style:name="N142">
      <number:number number:decimal-places="1" number:min-integer-digits="1"/>
      <number:text>%</number:text>
    </number:percentage-style>
    <number:date-style style:name="N143">
      <number:day/>
      <number:text>-</number:text>
      <number:month number:textual="true"/>
      <number:text>-</number:text>
      <number:year/>
    </number:date-style>
    <number:number-style style:name="N144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0">10/01/2010</text:date>, <text:time>14:01:51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 Antònia Rossell</meta:initial-creator>
    <meta:creation-date>2010-01-10T14:01:44.06</meta:creation-date>
    <dc:language>ca-ES</dc:language>
    <meta:editing-cycles>2</meta:editing-cycles>
    <meta:editing-duration>PT00H00M18S</meta:editing-duration>
    <dc:date>2010-01-10T14:01:51.14</dc:date>
    <dc:creator>M Antònia Rossell</dc:creator>
    <meta:document-statistic meta:table-count="3" meta:cell-count="10757" meta:object-count="0"/>
    <meta:user-defined meta:name="Info 1"/>
    <meta:user-defined meta:name="Info 2"/>
    <meta:user-defined meta:name="Info 3"/>
    <meta:user-defined meta:name="Info 4"/>
  </office:meta>
</office:document-meta>
</file>